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meta.xml" manifest:media-type="text/xml"/>
  <manifest:file-entry manifest:full-path="Pictures/1000000000000008000000082AA353A8.png" manifest:media-type="image/png"/>
  <manifest:file-entry manifest:full-path="styles.xml" manifest:media-type="text/xml"/>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0.984cm" fo:min-width="1.686cm" fo:padding-top="0.143cm" fo:padding-bottom="0.143cm" fo:padding-left="0.268cm" fo:padding-right="0.268cm" style:writing-mode="lr-tb" loext:decorative="false"/>
      <style:paragraph-properties style:writing-mode="lr-tb"/>
    </style:style>
    <style:style style:name="gr2"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4.794cm" fo:min-width="0.099cm" fo:padding-top="0.143cm" fo:padding-bottom="0.143cm" fo:padding-left="0.268cm" fo:padding-right="0.268cm" style:writing-mode="lr-tb" loext:decorative="false"/>
      <style:paragraph-properties style:writing-mode="lr-tb"/>
    </style:style>
    <style:style style:name="gr3"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0.984cm" fo:min-width="3.274cm" fo:padding-top="0.143cm" fo:padding-bottom="0.143cm" fo:padding-left="0.268cm" fo:padding-right="0.268cm" style:writing-mode="lr-tb" loext:decorative="false"/>
      <style:paragraph-properties style:writing-mode="lr-tb"/>
    </style:style>
    <style:style style:name="gr4"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3.524cm" fo:min-width="0.099cm" fo:padding-top="0.143cm" fo:padding-bottom="0.143cm" fo:padding-left="0.268cm" fo:padding-right="0.268cm" style:writing-mode="lr-tb" loext:decorative="false"/>
      <style:paragraph-properties style:writing-mode="lr-tb"/>
    </style:style>
    <style:style style:name="gr5" style:family="graphic" style:parent-style-name="standard">
      <style:graphic-properties svg:stroke-width="0.035cm" svg:stroke-color="#000000" draw:marker-start="" draw:marker-start-width="0.252cm" draw:marker-end="Arrowheads_20_3" draw:marker-end-width="0.252cm" draw:textarea-vertical-align="middle" fo:padding-top="0.142cm" fo:padding-bottom="0.142cm" fo:padding-left="0.267cm" fo:padding-right="0.267cm" loext:decorative="false"/>
    </style:style>
    <style:style style:name="gr6"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1.619cm" fo:min-width="0.099cm" fo:padding-top="0.143cm" fo:padding-bottom="0.143cm" fo:padding-left="0.268cm" fo:padding-right="0.268cm" style:writing-mode="lr-tb" loext:decorative="false"/>
      <style:paragraph-properties style:writing-mode="lr-tb"/>
    </style:style>
    <style:style style:name="gr7"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4.159cm" fo:min-width="0.099cm" fo:padding-top="0.143cm" fo:padding-bottom="0.143cm" fo:padding-left="0.268cm" fo:padding-right="0.268cm" style:writing-mode="lr-tb" loext:decorative="false"/>
      <style:paragraph-properties style:writing-mode="lr-tb"/>
    </style:style>
    <style:style style:name="gr8" style:family="graphic" style:parent-style-name="standard">
      <style:graphic-properties svg:stroke-width="0.035cm" svg:stroke-color="#000000" draw:marker-start-width="0.253cm" draw:marker-end-width="0.253cm" svg:stroke-opacity="100%" draw:stroke-linejoin="round" svg:stroke-linecap="butt" draw:fill="bitmap" draw:fill-color="#ffffff" loext:fill-use-slide-background="false" draw:fill-image-name="_31_0_20_Percent" draw:textarea-horizontal-align="justify" draw:textarea-vertical-align="middle" draw:auto-grow-height="false" fo:min-height="0.984cm" fo:min-width="1.686cm" fo:padding-top="0.143cm" fo:padding-bottom="0.143cm" fo:padding-left="0.268cm" fo:padding-right="0.268cm" style:writing-mode="lr-tb" loext:decorative="false"/>
      <style:paragraph-properties style:writing-mode="lr-tb"/>
    </style:style>
    <style:style style:name="gr9" style:family="graphic" style:parent-style-name="standard">
      <style:graphic-properties svg:stroke-color="#000000" draw:marker-end="Arrowheads_20_3" draw:textarea-vertical-align="middle" loext:decorative="false"/>
    </style:style>
    <style:style style:name="gr10" style:family="graphic" style:parent-style-name="standard">
      <style:graphic-properties svg:stroke-width="0.035cm" svg:stroke-color="#000000" draw:marker-start-width="0.252cm" draw:marker-end="Arrowheads_20_3" draw:marker-end-width="0.252cm" draw:textarea-vertical-align="middle" fo:padding-top="0.142cm" fo:padding-bottom="0.142cm" fo:padding-left="0.267cm" fo:padding-right="0.267cm" loext:decorative="false"/>
    </style:style>
    <style:style style:name="gr11" style:family="graphic" style:parent-style-name="standard">
      <style:graphic-properties svg:stroke-width="0.035cm" svg:stroke-color="#000000" draw:marker-start-width="0.252cm" draw:marker-end="Arrowheads_20_3" draw:marker-end-width="0.252cm" draw:fill-color="#000000" draw:textarea-vertical-align="middle" fo:padding-top="0.142cm" fo:padding-bottom="0.142cm" fo:padding-left="0.267cm" fo:padding-right="0.267cm" loext:decorative="false"/>
    </style:style>
    <style:style style:name="gr12" style:family="graphic" style:parent-style-name="standard">
      <style:graphic-properties svg:stroke-color="#000000" draw:fill-color="#dee7e5" draw:textarea-horizontal-align="justify" draw:textarea-vertical-align="middle" draw:auto-grow-height="false" fo:min-height="0.987cm" fo:min-width="1.575cm" fo:wrap-option="wrap" style:writing-mode="lr-tb" loext:decorative="false"/>
      <style:paragraph-properties style:writing-mode="lr-tb"/>
    </style:style>
    <style:style style:name="gr13" style:family="graphic" style:parent-style-name="standard">
      <style:graphic-properties svg:stroke-color="#000000" draw:fill-color="#dee7e5" draw:textarea-horizontal-align="justify" draw:textarea-vertical-align="middle" draw:auto-grow-height="false" fo:min-height="0.987cm" fo:min-width="1.574cm" fo:wrap-option="wrap" style:writing-mode="lr-tb" loext:decorative="false"/>
      <style:paragraph-properties style:writing-mode="lr-tb"/>
    </style:style>
    <style:style style:name="gr14" style:family="graphic" style:parent-style-name="standard">
      <style:graphic-properties draw:textarea-horizontal-align="justify" draw:textarea-vertical-align="middle" draw:auto-grow-height="false" fo:min-height="0.703cm" fo:min-width="1.405cm" style:writing-mode="lr-tb" loext:decorative="false"/>
      <style:paragraph-properties style:writing-mode="lr-tb"/>
    </style:style>
    <style:style style:name="gr15" style:family="graphic" style:parent-style-name="standard">
      <style:graphic-properties draw:textarea-horizontal-align="justify" draw:textarea-vertical-align="middle" draw:auto-grow-height="false" fo:min-height="0.703cm" fo:min-width="1.722cm" style:writing-mode="lr-tb" loext:decorative="false"/>
      <style:paragraph-properties style:writing-mode="lr-tb"/>
    </style:style>
    <style:style style:name="gr16" style:family="graphic" style:parent-style-name="standard">
      <style:graphic-properties draw:textarea-horizontal-align="justify" draw:textarea-vertical-align="middle" draw:auto-grow-height="false" fo:min-height="0.702cm" fo:min-width="1.723cm" style:writing-mode="lr-tb" loext:decorative="false"/>
      <style:paragraph-properties style:writing-mode="lr-tb"/>
    </style:style>
    <style:style style:name="gr17" style:family="graphic" style:parent-style-name="objectwithoutfill">
      <style:graphic-properties svg:stroke-width="0.035cm" draw:marker-start="Arrowheads_20_3" draw:marker-start-width="0.252cm" draw:marker-end="" draw:marker-end-width="0.252cm" draw:fill="none" draw:textarea-vertical-align="middle" fo:padding-top="0.142cm" fo:padding-bottom="0.142cm" fo:padding-left="0.267cm" fo:padding-right="0.267cm" loext:decorative="false"/>
    </style:style>
    <style:style style:name="gr18" style:family="graphic" style:parent-style-name="objectwithoutfill">
      <style:graphic-properties svg:stroke-width="0.035cm" draw:marker-start-width="0.252cm" draw:marker-end="Arrowheads_20_3" draw:marker-end-width="0.252cm" draw:fill="none" draw:textarea-vertical-align="middle" fo:padding-top="0.142cm" fo:padding-bottom="0.142cm" fo:padding-left="0.267cm" fo:padding-right="0.267cm" loext:decorative="false"/>
    </style:style>
    <style:style style:name="gr19" style:family="graphic" style:parent-style-name="standard">
      <style:graphic-properties draw:fill-color="#dee7e5" draw:textarea-horizontal-align="justify" draw:textarea-vertical-align="middle" draw:auto-grow-height="false" fo:min-height="0.702cm" fo:min-width="2.039cm" style:writing-mode="lr-tb" loext:decorative="false"/>
      <style:paragraph-properties style:writing-mode="lr-tb"/>
    </style:style>
    <style:style style:name="gr20" style:family="graphic" style:parent-style-name="standard">
      <style:graphic-properties svg:stroke-color="#000000" draw:fill="none" loext:fill-use-slide-background="false" draw:textarea-horizontal-align="justify" draw:textarea-vertical-align="middle" draw:auto-grow-height="false" fo:min-height="0.702cm" fo:min-width="3.31cm" style:writing-mode="lr-tb" loext:decorative="false"/>
      <style:paragraph-properties style:writing-mode="lr-tb"/>
    </style:style>
    <style:style style:name="gr21" style:family="graphic" style:parent-style-name="standard">
      <style:graphic-properties draw:textarea-horizontal-align="justify" draw:textarea-vertical-align="middle" draw:auto-grow-height="false" fo:min-height="0.703cm" fo:min-width="1.723cm" style:writing-mode="lr-tb" loext:decorative="false"/>
      <style:paragraph-properties style:writing-mode="lr-tb"/>
    </style:style>
    <style:style style:name="gr22" style:family="graphic" style:parent-style-name="objectwithoutfill">
      <style:graphic-properties draw:marker-end="Arrowheads_20_5" draw:marker-end-width="0.3cm" draw:fill="none" draw:textarea-vertical-align="middle" loext:decorative="false"/>
    </style:style>
    <style:style style:name="gr23" style:family="graphic" style:parent-style-name="objectwithoutfill">
      <style:graphic-properties draw:marker-end="Arrowheads_20_6" draw:marker-end-width="0.3cm" draw:fill="none" draw:textarea-vertical-align="middle" loext:decorative="false"/>
    </style:style>
    <style:style style:name="gr24" style:family="graphic" style:parent-style-name="objectwithoutfill">
      <style:graphic-properties draw:marker-end="Arrowheads_20_7" draw:marker-end-width="0.3cm" draw:fill="none" draw:textarea-vertical-align="middle" loext:decorative="false"/>
    </style:style>
    <style:style style:name="gr25" style:family="graphic" style:parent-style-name="standard">
      <style:graphic-properties svg:stroke-color="#000000" draw:fill="none" loext:fill-use-slide-background="false" draw:textarea-horizontal-align="justify" draw:textarea-vertical-align="top" draw:auto-grow-height="false" fo:min-height="1.654cm" fo:min-width="20.138cm" style:writing-mode="lr-tb" loext:decorative="false"/>
      <style:paragraph-properties style:writing-mode="lr-tb"/>
    </style:style>
    <style:style style:name="gr26" style:family="graphic" style:parent-style-name="standard">
      <style:graphic-properties svg:stroke-color="#000000" draw:fill="none" loext:fill-use-slide-background="false" draw:textarea-horizontal-align="justify" draw:textarea-vertical-align="top" draw:auto-grow-height="false" fo:min-height="2.925cm" fo:min-width="20.138cm" style:writing-mode="lr-tb" loext:decorative="false"/>
      <style:paragraph-properties style:writing-mode="lr-tb"/>
    </style:style>
    <style:style style:name="gr27" style:family="graphic" style:parent-style-name="standard">
      <style:graphic-properties svg:stroke-color="#000000" draw:fill="none" loext:fill-use-slide-background="false" draw:textarea-horizontal-align="justify" draw:textarea-vertical-align="top" draw:auto-grow-height="false" fo:min-height="2.924cm" fo:min-width="20.138cm" style:writing-mode="lr-tb" loext:decorative="false"/>
      <style:paragraph-properties style:writing-mode="lr-tb"/>
    </style:style>
    <style:style style:name="gr28" style:family="graphic" style:parent-style-name="standard">
      <style:graphic-properties svg:stroke-color="#000000" draw:fill="none" loext:fill-use-slide-background="false" draw:textarea-horizontal-align="justify" draw:textarea-vertical-align="top" draw:auto-grow-height="false" fo:min-height="1.655cm" fo:min-width="20.138cm" style:writing-mode="lr-tb" loext:decorative="false"/>
      <style:paragraph-properties style:writing-mode="lr-tb"/>
    </style:style>
    <style:style style:name="gr29" style:family="graphic" style:parent-style-name="standard">
      <style:graphic-properties draw:stroke="none" draw:stroke-dash="Dash" svg:stroke-color="#ffffff" svg:stroke-linecap="butt" draw:fill-color="#5983b0" draw:textarea-horizontal-align="justify" draw:textarea-vertical-align="middle" draw:auto-grow-height="false" fo:min-height="15.059cm" fo:min-width="16.645cm" loext:decorative="false"/>
    </style:style>
    <style:style style:name="gr30" style:family="graphic" style:parent-style-name="standard">
      <style:graphic-properties svg:stroke-color="#729fcf" draw:fill-color="#b4c7dc" draw:textarea-horizontal-align="justify" draw:textarea-vertical-align="middle" draw:auto-grow-height="false" fo:min-height="1.02cm" fo:min-width="16.01cm" style:writing-mode="lr-tb" loext:decorative="false"/>
      <style:paragraph-properties style:writing-mode="lr-tb"/>
    </style:style>
    <style:style style:name="gr31" style:family="graphic" style:parent-style-name="standard">
      <style:graphic-properties svg:stroke-color="#729fcf" draw:fill-color="#b4c7dc" draw:textarea-horizontal-align="justify" draw:textarea-vertical-align="middle" draw:auto-grow-height="false" fo:min-height="2.29cm" fo:min-width="5.215cm" style:writing-mode="lr-tb" loext:decorative="false"/>
      <style:paragraph-properties style:writing-mode="lr-tb"/>
    </style:style>
    <style:style style:name="gr32" style:family="graphic" style:parent-style-name="standard">
      <style:graphic-properties svg:stroke-color="#729fcf" draw:fill-color="#b4c7dc" draw:textarea-horizontal-align="justify" draw:textarea-vertical-align="middle" draw:auto-grow-height="false" fo:min-height="1.02cm" fo:min-width="7.755cm" style:writing-mode="lr-tb" loext:decorative="false"/>
      <style:paragraph-properties style:writing-mode="lr-tb"/>
    </style:style>
    <style:style style:name="gr33" style:family="graphic" style:parent-style-name="standard">
      <style:graphic-properties draw:stroke="solid" draw:stroke-dash="Dot" svg:stroke-color="#168253" svg:stroke-linecap="butt" draw:fill-color="#81aca6" draw:textarea-horizontal-align="justify" draw:textarea-vertical-align="middle" draw:auto-grow-height="false" fo:min-height="0.385cm" fo:min-width="4.897cm" style:writing-mode="lr-tb" loext:decorative="false"/>
      <style:paragraph-properties style:writing-mode="lr-tb"/>
    </style:style>
    <style:style style:name="gr34" style:family="graphic" style:parent-style-name="standard">
      <style:graphic-properties draw:stroke="solid" draw:stroke-dash="Long_20_Dot_20__28_Rounded_29_" svg:stroke-width="0cm" svg:stroke-color="#168253" svg:stroke-linecap="round" draw:fill-color="#b3cac7" draw:textarea-horizontal-align="justify" draw:textarea-vertical-align="middle" draw:auto-grow-height="false" fo:min-height="5.146cm" fo:min-width="15.38cm" style:writing-mode="lr-tb" loext:decorative="false"/>
      <style:paragraph-properties style:writing-mode="lr-tb"/>
    </style:style>
    <style:style style:name="gr35" style:family="graphic" style:parent-style-name="standard">
      <style:graphic-properties draw:stroke="dash" draw:stroke-dash="Dash" svg:stroke-color="#168253" svg:stroke-linecap="butt" draw:fill-color="#b3cac7" draw:textarea-horizontal-align="justify" draw:textarea-vertical-align="middle" draw:auto-grow-height="false" fo:min-height="0.385cm" fo:min-width="2.826cm" style:writing-mode="lr-tb" loext:decorative="false"/>
      <style:paragraph-properties style:writing-mode="lr-tb"/>
    </style:style>
    <style:style style:name="gr36" style:family="graphic" style:parent-style-name="standard">
      <style:graphic-properties draw:stroke="solid" draw:stroke-dash="Long_20_Dot_20__28_Rounded_29_" svg:stroke-width="0cm" svg:stroke-color="#729fcf" svg:stroke-linecap="round" draw:fill-color="#b4c7dc" draw:textarea-horizontal-align="justify" draw:textarea-vertical-align="middle" draw:auto-grow-height="false" fo:min-height="5.15cm" fo:min-width="15.382cm" style:writing-mode="lr-tb" loext:decorative="false"/>
      <style:paragraph-properties style:writing-mode="lr-tb"/>
    </style:style>
    <style:style style:name="gr37" style:family="graphic" style:parent-style-name="standard">
      <style:graphic-properties draw:stroke="dash" draw:stroke-dash="Dash" svg:stroke-color="#729fcf" svg:stroke-linecap="butt" draw:fill-color="#b4c7dc" draw:textarea-horizontal-align="justify" draw:textarea-vertical-align="middle" draw:auto-grow-height="false" fo:min-height="0.385cm" fo:min-width="2.675cm" style:writing-mode="lr-tb" loext:decorative="false"/>
      <style:paragraph-properties style:writing-mode="lr-tb"/>
    </style:style>
    <style:style style:name="gr38" style:family="graphic" style:parent-style-name="standard">
      <style:graphic-properties draw:stroke="solid" draw:stroke-dash="Dot" svg:stroke-color="#3465a4" svg:stroke-linecap="butt" draw:fill-color="#729fcf" draw:textarea-horizontal-align="justify" draw:textarea-vertical-align="middle" draw:auto-grow-height="false" fo:min-height="0.385cm" fo:min-width="4.9cm" style:writing-mode="lr-tb" loext:decorative="false"/>
      <style:paragraph-properties style:writing-mode="lr-tb"/>
    </style:style>
    <style:style style:name="gr39" style:family="graphic" style:parent-style-name="standard">
      <style:graphic-properties svg:stroke-color="#1e6a39" draw:fill-color="#168253" draw:textarea-horizontal-align="justify" draw:textarea-vertical-align="middle" draw:auto-grow-height="false" fo:min-height="1.149cm" fo:min-width="1.772cm" style:writing-mode="lr-tb" loext:decorative="false"/>
      <style:paragraph-properties style:writing-mode="lr-tb"/>
    </style:style>
    <style:style style:name="gr40" style:family="graphic" style:parent-style-name="standard">
      <style:graphic-properties svg:stroke-color="#81aca6" draw:fill-color="#81aca6" draw:textarea-horizontal-align="justify" draw:textarea-vertical-align="middle" draw:auto-grow-height="false" fo:min-height="4.515cm" fo:min-width="2.359cm" style:writing-mode="lr-tb" loext:decorative="false"/>
      <style:paragraph-properties style:writing-mode="lr-tb"/>
    </style:style>
    <style:style style:name="gr41" style:family="graphic" style:parent-style-name="standard">
      <style:graphic-properties svg:stroke-color="#729fcf" draw:fill-color="#729fcf" draw:textarea-horizontal-align="justify" draw:textarea-vertical-align="middle" draw:auto-grow-height="false" fo:min-height="4.515cm" fo:min-width="2.36cm" style:writing-mode="lr-tb" loext:decorative="false"/>
      <style:paragraph-properties style:writing-mode="lr-tb"/>
    </style:style>
    <style:style style:name="gr42" style:family="graphic" style:parent-style-name="standard">
      <style:graphic-properties svg:stroke-color="#729fcf" draw:fill-color="#3465a4" draw:textarea-horizontal-align="justify" draw:textarea-vertical-align="middle" draw:auto-grow-height="false" fo:min-height="1.149cm" fo:min-width="1.772cm" style:writing-mode="lr-tb" loext:decorative="false"/>
      <style:paragraph-properties style:writing-mode="lr-tb"/>
    </style:style>
    <style:style style:name="gr43" style:family="graphic" style:parent-style-name="standard">
      <style:graphic-properties svg:stroke-color="#729fcf" draw:fill-color="#b4c7dc" draw:textarea-horizontal-align="justify" draw:textarea-vertical-align="middle" draw:auto-grow-height="false" fo:min-height="2.29cm" fo:min-width="2.039cm" style:writing-mode="lr-tb" loext:decorative="false"/>
      <style:paragraph-properties style:writing-mode="lr-tb"/>
    </style:style>
    <style:style style:name="gr44" style:family="graphic" style:parent-style-name="standard">
      <style:graphic-properties svg:stroke-color="#729fcf" draw:fill-color="#3465a4" draw:textarea-horizontal-align="justify" draw:textarea-vertical-align="middle" draw:auto-grow-height="false" fo:min-height="0.668cm" fo:min-width="0.481cm" style:writing-mode="lr-tb" loext:decorative="false"/>
      <style:paragraph-properties style:writing-mode="lr-tb"/>
    </style:style>
    <style:style style:name="gr45" style:family="graphic" style:parent-style-name="standard">
      <style:graphic-properties draw:stroke="dash" draw:stroke-dash="Long_20_Dot_20__28_Rounded_29_" svg:stroke-width="0cm" svg:stroke-color="#000000" svg:stroke-linecap="round" draw:fill-color="#b4c7dc" draw:textarea-horizontal-align="justify" draw:textarea-vertical-align="middle" draw:auto-grow-height="false" fo:min-height="8.653cm" fo:min-width="7.755cm" loext:decorative="false"/>
    </style:style>
    <style:style style:name="gr46" style:family="graphic" style:parent-style-name="standard">
      <style:graphic-properties draw:stroke="dash" draw:stroke-dash="Long_20_Dash" svg:stroke-width="0.035cm" svg:stroke-color="#000000" draw:marker-start-width="0.252cm" draw:marker-end-width="0.252cm" svg:stroke-linecap="butt" draw:fill-color="#b3cac7" draw:textarea-horizontal-align="justify" draw:textarea-vertical-align="middle" draw:auto-grow-height="false" fo:min-height="8.957cm" fo:min-width="2.675cm" fo:padding-top="0.142cm" fo:padding-bottom="0.142cm" fo:padding-left="0.267cm" fo:padding-right="0.267cm" style:writing-mode="lr-tb" loext:decorative="false"/>
      <style:paragraph-properties style:writing-mode="lr-tb"/>
    </style:style>
    <style:style style:name="gr47" style:family="graphic" style:parent-style-name="standard">
      <style:graphic-properties draw:stroke="dash" draw:stroke-dash="Long_20_Dot_20__28_Rounded_29_" svg:stroke-width="0cm" svg:stroke-color="#000000" svg:stroke-linecap="round" draw:fill-color="#b4c7dc" draw:textarea-horizontal-align="justify" draw:textarea-vertical-align="middle" draw:auto-grow-height="false" fo:min-height="4.195cm" fo:min-width="7.755cm" loext:decorative="false"/>
    </style:style>
    <style:style style:name="gr48" style:family="graphic" style:parent-style-name="standard">
      <style:graphic-properties svg:stroke-color="#1e6a39" draw:fill-color="#afd095" draw:textarea-horizontal-align="justify" draw:textarea-vertical-align="middle" draw:auto-grow-height="false" fo:min-height="0.373cm" fo:min-width="2.993cm" style:writing-mode="lr-tb" loext:decorative="false"/>
      <style:paragraph-properties style:writing-mode="lr-tb"/>
    </style:style>
    <style:style style:name="gr49" style:family="graphic" style:parent-style-name="standard">
      <style:graphic-properties svg:stroke-color="#729fcf" draw:fill-color="#3465a4" draw:textarea-horizontal-align="justify" draw:textarea-vertical-align="middle" draw:auto-grow-height="false" fo:min-height="0.702cm" fo:min-width="2.04cm" style:writing-mode="lr-tb" loext:decorative="false"/>
      <style:paragraph-properties style:writing-mode="lr-tb"/>
    </style:style>
    <style:style style:name="gr50" style:family="graphic" style:parent-style-name="standard">
      <style:graphic-properties svg:stroke-color="#5983b0" draw:marker-start="" draw:marker-end="" draw:textarea-vertical-align="middle" loext:decorative="false"/>
    </style:style>
    <style:style style:name="gr51" style:family="graphic" style:parent-style-name="standard">
      <style:graphic-properties svg:stroke-color="#5983b0" draw:marker-start="" draw:marker-end="" draw:textarea-vertical-align="middle" loext:decorative="false"/>
      <style:paragraph-properties style:writing-mode="lr-tb"/>
    </style:style>
    <style:style style:name="gr52" style:family="graphic" style:parent-style-name="standard">
      <style:graphic-properties svg:stroke-color="#729fcf" draw:fill-color="#3465a4" draw:textarea-horizontal-align="justify" draw:textarea-vertical-align="middle" draw:auto-grow-height="false" fo:min-height="0.703cm" fo:min-width="2.676cm" style:writing-mode="lr-tb" loext:decorative="false"/>
      <style:paragraph-properties style:writing-mode="lr-tb"/>
    </style:style>
    <style:style style:name="gr53" style:family="graphic" style:parent-style-name="standard">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54"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55"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56"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57" style:family="graphic" style:parent-style-name="standard" style:list-style-name="L1">
      <style:graphic-properties svg:stroke-color="#1e6a39" draw:fill-color="#afd095" draw:textarea-horizontal-align="justify" draw:textarea-vertical-align="middle" draw:auto-grow-height="false" fo:min-height="0.702cm" fo:min-width="2.04cm" style:writing-mode="lr-tb" loext:decorative="false"/>
      <style:paragraph-properties style:writing-mode="lr-tb"/>
    </style:style>
    <style:style style:name="gr58" style:family="graphic" style:parent-style-name="standard">
      <style:graphic-properties svg:stroke-color="#729fcf" draw:fill-color="#3465a4" draw:textarea-horizontal-align="justify" draw:textarea-vertical-align="middle" draw:auto-grow-height="false" fo:min-height="0.702cm" fo:min-width="2.675cm" style:writing-mode="lr-tb" loext:decorative="false"/>
      <style:paragraph-properties style:writing-mode="lr-tb"/>
    </style:style>
    <style:style style:name="gr59" style:family="graphic" style:parent-style-name="standard">
      <style:graphic-properties draw:stroke="dash" draw:stroke-dash="Dot" svg:stroke-color="#729fcf" svg:stroke-linecap="butt" draw:fill-color="#b4c7dc" draw:textarea-horizontal-align="justify" draw:textarea-vertical-align="middle" draw:auto-grow-height="false" fo:min-height="0.385cm" fo:min-width="2.675cm" style:writing-mode="lr-tb" loext:decorative="false"/>
      <style:paragraph-properties style:writing-mode="lr-tb"/>
    </style:style>
    <style:style style:name="gr60" style:family="graphic" style:parent-style-name="standard">
      <style:graphic-properties draw:stroke="dash" draw:stroke-dash="Dash_20__28_Rounded_29_" svg:stroke-color="#000000" svg:stroke-linecap="round" draw:fill-color="#fff5ce" draw:textarea-horizontal-align="justify" draw:textarea-vertical-align="middle" draw:auto-grow-height="false" fo:min-height="0.385cm" fo:min-width="2.673cm" style:writing-mode="lr-tb" loext:decorative="false"/>
      <style:paragraph-properties style:writing-mode="lr-tb"/>
    </style:style>
    <style:style style:name="gr61" style:family="graphic" style:parent-style-name="standard">
      <style:graphic-properties draw:stroke="dash" draw:stroke-dash="Dash_20__28_Rounded_29_" svg:stroke-color="#000000" svg:stroke-linecap="round" draw:fill-color="#fff5ce" draw:textarea-horizontal-align="justify" draw:textarea-vertical-align="middle" draw:auto-grow-height="false" fo:min-height="0.385cm" fo:min-width="2.675cm" style:writing-mode="lr-tb" loext:decorative="false"/>
      <style:paragraph-properties style:writing-mode="lr-tb"/>
    </style:style>
    <style:style style:name="gr62" style:family="graphic" style:parent-style-name="standard">
      <style:graphic-properties draw:stroke="dash" draw:stroke-dash="Dash_20__28_Rounded_29_" svg:stroke-color="#000000" svg:stroke-linecap="round" draw:fill-color="#fff5ce" draw:textarea-horizontal-align="justify" draw:textarea-vertical-align="middle" draw:auto-grow-height="false" fo:min-height="0.385cm" fo:min-width="2.665cm" style:writing-mode="lr-tb" loext:decorative="false"/>
      <style:paragraph-properties style:writing-mode="lr-tb"/>
    </style:style>
    <style:style style:name="gr63" style:family="graphic" style:parent-style-name="standard">
      <style:graphic-properties svg:stroke-color="#729fcf" draw:fill-color="#3465a4" draw:textarea-horizontal-align="justify" draw:textarea-vertical-align="middle" draw:auto-grow-height="false" fo:min-height="0.703cm" fo:min-width="2.675cm" style:writing-mode="lr-tb" loext:decorative="false"/>
      <style:paragraph-properties style:writing-mode="lr-tb"/>
    </style:style>
    <style:style style:name="gr64" style:family="graphic" style:parent-style-name="standard" style:list-style-name="L1">
      <style:graphic-properties draw:stroke="dash" draw:stroke-dash="Dash_20__28_Rounded_29_" svg:stroke-color="#000000" svg:stroke-linecap="round" draw:fill-color="#fff5ce" draw:textarea-horizontal-align="justify" draw:textarea-vertical-align="middle" draw:auto-grow-height="false" fo:min-height="0.385cm" fo:min-width="2.04cm" style:writing-mode="lr-tb" loext:decorative="false"/>
      <style:paragraph-properties style:writing-mode="lr-tb"/>
    </style:style>
    <style:style style:name="gr65" style:family="graphic" style:parent-style-name="standard" style:list-style-name="L1">
      <style:graphic-properties draw:stroke="dash" draw:stroke-dash="Dash_20__28_Rounded_29_" svg:stroke-color="#000000" svg:stroke-linecap="round" draw:fill-color="#fff5ce" draw:textarea-horizontal-align="justify" draw:textarea-vertical-align="middle" draw:auto-grow-height="false" fo:min-height="0.385cm" fo:min-width="2.65cm" style:writing-mode="lr-tb" loext:decorative="false"/>
      <style:paragraph-properties style:writing-mode="lr-tb"/>
    </style:style>
    <style:style style:name="gr66" style:family="graphic" style:parent-style-name="standard">
      <style:graphic-properties svg:stroke-color="#5983b0" draw:fill="none" draw:textarea-vertical-align="middle" draw:auto-grow-height="false" fo:min-height="5.783cm" fo:min-width="0cm" fo:wrap-option="wrap" loext:decorative="false"/>
    </style:style>
    <style:style style:name="gr67" style:family="graphic" style:parent-style-name="standard">
      <style:graphic-properties svg:stroke-color="#000000" draw:fill-color="#ffffff" draw:textarea-horizontal-align="justify" draw:textarea-vertical-align="middle" draw:auto-grow-height="false" fo:min-height="0.874cm" fo:min-width="0.623cm" style:writing-mode="lr-tb" loext:decorative="false"/>
      <style:paragraph-properties style:writing-mode="lr-tb"/>
    </style:style>
    <style:style style:name="gr68" style:family="graphic" style:parent-style-name="standard">
      <style:graphic-properties svg:stroke-color="#1e6a39" draw:fill-color="#afd095" draw:textarea-horizontal-align="justify" draw:textarea-vertical-align="middle" draw:auto-grow-height="false" fo:min-height="0.385cm" fo:min-width="2.993cm" style:writing-mode="lr-tb" loext:decorative="false"/>
      <style:paragraph-properties style:writing-mode="lr-tb"/>
    </style:style>
    <style:style style:name="gr69" style:family="graphic" style:parent-style-name="standard">
      <style:graphic-properties svg:stroke-color="#999999" draw:fill-color="#cccccc" draw:textarea-horizontal-align="justify" draw:textarea-vertical-align="middle" draw:auto-grow-height="false" fo:min-height="1.973cm" fo:min-width="3.945cm" style:writing-mode="lr-tb" loext:decorative="false"/>
      <style:paragraph-properties style:writing-mode="lr-tb"/>
    </style:style>
    <style:style style:name="gr70" style:family="graphic" style:parent-style-name="standard">
      <style:graphic-properties draw:stroke="none" svg:stroke-color="#000000" draw:fill-color="#ffffff" draw:opacity="0%" draw:textarea-horizontal-align="justify" draw:textarea-vertical-align="middle" draw:auto-grow-height="false" fo:min-height="4.513cm" fo:min-width="2.675cm" loext:decorative="false"/>
    </style:style>
    <style:style style:name="gr71" style:family="graphic" style:parent-style-name="standard">
      <style:graphic-properties draw:stroke="dash" draw:stroke-dash="Long_20_Dash" svg:stroke-width="0.035cm" svg:stroke-color="#000000" draw:marker-start-width="0.252cm" draw:marker-end-width="0.252cm" svg:stroke-linecap="butt" draw:fill-color="#b3cac7" draw:textarea-horizontal-align="justify" draw:textarea-vertical-align="middle" draw:auto-grow-height="false" fo:min-height="8.923cm" fo:min-width="2.641cm" fo:padding-top="0.142cm" fo:padding-bottom="0.142cm" fo:padding-left="0.267cm" fo:padding-right="0.267cm" style:writing-mode="lr-tb" loext:decorative="false"/>
      <style:paragraph-properties style:writing-mode="lr-tb"/>
    </style:style>
    <style:style style:name="gr72"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73"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74"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75" style:family="graphic" style:parent-style-name="standard" style:list-style-name="L1">
      <style:graphic-properties svg:stroke-color="#1e6a39" draw:fill-color="#afd095" draw:textarea-horizontal-align="justify" draw:textarea-vertical-align="middle" draw:auto-grow-height="false" fo:min-height="0.702cm" fo:min-width="2.04cm" style:writing-mode="lr-tb" loext:decorative="false"/>
      <style:paragraph-properties style:writing-mode="lr-tb"/>
    </style:style>
    <style:style style:name="gr76" style:family="graphic" style:parent-style-name="standard" style:list-style-name="L1">
      <style:graphic-properties draw:stroke="dash" draw:stroke-dash="Dash_20__28_Rounded_29_" svg:stroke-color="#000000" svg:stroke-linecap="round" draw:fill-color="#fff5ce" draw:textarea-horizontal-align="justify" draw:textarea-vertical-align="middle" draw:auto-grow-height="false" fo:min-height="0.385cm" fo:min-width="2.04cm" style:writing-mode="lr-tb" loext:decorative="false"/>
      <style:paragraph-properties style:writing-mode="lr-tb"/>
    </style:style>
    <style:style style:name="gr77" style:family="graphic" style:parent-style-name="standard" style:list-style-name="L1">
      <style:graphic-properties draw:stroke="dash" draw:stroke-dash="Dash_20__28_Rounded_29_" svg:stroke-color="#000000" svg:stroke-linecap="round" draw:fill-color="#fff5ce" draw:textarea-horizontal-align="justify" draw:textarea-vertical-align="middle" draw:auto-grow-height="false" fo:min-height="0.385cm" fo:min-width="2.65cm" style:writing-mode="lr-tb" loext:decorative="false"/>
      <style:paragraph-properties style:writing-mode="lr-tb"/>
    </style:style>
    <style:style style:name="gr78" style:family="graphic" style:parent-style-name="standard">
      <style:graphic-properties draw:textarea-horizontal-align="justify" draw:textarea-vertical-align="middle" draw:auto-grow-height="false" fo:min-height="11.18cm" fo:min-width="6.802cm" style:writing-mode="lr-tb" loext:decorative="false"/>
      <style:paragraph-properties style:writing-mode="lr-tb"/>
    </style:style>
    <style:style style:name="gr79" style:family="graphic" style:parent-style-name="standard">
      <style:graphic-properties draw:fill-color="#d62e4e" draw:textarea-horizontal-align="justify" draw:textarea-vertical-align="top" draw:auto-grow-height="false" fo:min-height="6.1cm" fo:min-width="17.82cm" style:writing-mode="lr-tb" loext:decorative="false"/>
      <style:paragraph-properties style:writing-mode="lr-tb"/>
    </style:style>
    <style:style style:name="gr80" style:family="graphic" style:parent-style-name="standard">
      <style:graphic-properties draw:stroke="dash" draw:stroke-dash="Long_20_Dash" svg:stroke-width="0.053cm" svg:stroke-color="#f10d0c" draw:marker-start-width="0.279cm" draw:marker-end-width="0.279cm" svg:stroke-linecap="butt" draw:fill="none" draw:fill-color="#ffffff" loext:fill-use-slide-background="false" draw:opacity="100%" draw:textarea-horizontal-align="justify" draw:textarea-vertical-align="middle" draw:auto-grow-height="false" fo:min-height="13.085cm" fo:min-width="5.314cm" fo:padding-top="0.151cm" fo:padding-bottom="0.151cm" fo:padding-left="0.276cm" fo:padding-right="0.276cm" loext:decorative="false"/>
    </style:style>
    <style:style style:name="gr81" style:family="graphic" style:parent-style-name="standard">
      <style:graphic-properties draw:fill="solid" draw:fill-color="#729fcf" loext:fill-use-slide-background="false" draw:textarea-horizontal-align="justify" draw:textarea-vertical-align="middle" draw:auto-grow-height="false" fo:min-height="1.338cm" fo:min-width="12.2cm" style:writing-mode="lr-tb" loext:decorative="false"/>
      <style:paragraph-properties style:writing-mode="lr-tb"/>
    </style:style>
    <style:style style:name="gr82" style:family="graphic" style:parent-style-name="standard">
      <style:graphic-properties draw:stroke="dash" draw:stroke-dash="Long_20_Dash" svg:stroke-width="0.053cm" svg:stroke-color="#5eb91e" draw:marker-start-width="0.279cm" draw:marker-end-width="0.279cm" svg:stroke-linecap="butt" draw:fill="none" draw:fill-color="#5eb91e" loext:fill-use-slide-background="false" draw:opacity="100%" draw:textarea-horizontal-align="justify" draw:textarea-vertical-align="middle" draw:auto-grow-height="false" fo:min-height="13.085cm" fo:min-width="12.988cm" fo:padding-top="0.151cm" fo:padding-bottom="0.151cm" fo:padding-left="0.276cm" fo:padding-right="0.276cm" loext:decorative="false"/>
    </style:style>
    <style:style style:name="gr83" style:family="graphic" style:parent-style-name="standard">
      <style:graphic-properties draw:fill="none" draw:fill-color="#ffffff" loext:fill-use-slide-background="false" draw:textarea-horizontal-align="justify" draw:textarea-vertical-align="middle" draw:auto-grow-height="false" fo:min-height="3.56cm" fo:min-width="12.035cm" loext:decorative="false"/>
    </style:style>
    <style:style style:name="gr84" style:family="graphic" style:parent-style-name="standard">
      <style:graphic-properties draw:fill="solid" draw:fill-color="#ffffff" loext:fill-use-slide-background="false" draw:textarea-horizontal-align="justify" draw:textarea-vertical-align="middle" draw:auto-grow-height="false" fo:min-height="3.56cm" fo:min-width="12.035cm" loext:decorative="false"/>
    </style:style>
    <style:style style:name="gr85" style:family="graphic" style:parent-style-name="standard">
      <style:graphic-properties draw:textarea-horizontal-align="justify" draw:textarea-vertical-align="middle" draw:auto-grow-height="false" fo:min-height="0.385cm" fo:min-width="11.441cm" style:writing-mode="lr-tb" loext:decorative="false"/>
      <style:paragraph-properties style:writing-mode="lr-tb"/>
    </style:style>
    <style:style style:name="gr86" style:family="graphic" style:parent-style-name="standard">
      <style:graphic-properties draw:stroke="dash" draw:stroke-dash="Long_20_Dash" svg:stroke-linecap="butt" draw:fill="none" draw:fill-color="#ffffff" loext:fill-use-slide-background="false" draw:textarea-horizontal-align="justify" draw:textarea-vertical-align="middle" draw:auto-grow-height="false" fo:min-height="3.56cm" fo:min-width="12.035cm" loext:decorative="false"/>
    </style:style>
    <style:style style:name="gr87" style:family="graphic" style:parent-style-name="standard">
      <style:graphic-properties draw:fill-color="#ffffff" draw:textarea-horizontal-align="justify" draw:textarea-vertical-align="middle" draw:auto-grow-height="false" fo:min-height="1.255cm" fo:min-width="12.2cm" style:writing-mode="lr-tb" loext:decorative="false"/>
      <style:paragraph-properties style:writing-mode="lr-tb"/>
    </style:style>
    <style:style style:name="gr88" style:family="graphic" style:parent-style-name="standard">
      <style:graphic-properties draw:textarea-horizontal-align="justify" draw:textarea-vertical-align="middle" draw:auto-grow-height="false" fo:min-height="0.655cm" fo:min-width="1.233cm" style:writing-mode="lr-tb" loext:decorative="false"/>
      <style:paragraph-properties style:writing-mode="lr-tb"/>
    </style:style>
    <style:style style:name="gr89" style:family="graphic" style:parent-style-name="standard">
      <style:graphic-properties draw:fill-color="#b4c7dc" draw:textarea-horizontal-align="justify" draw:textarea-vertical-align="middle" draw:auto-grow-height="false" fo:min-height="0.386cm" fo:min-width="0.136cm" style:writing-mode="lr-tb" loext:decorative="false"/>
      <style:paragraph-properties style:writing-mode="lr-tb"/>
    </style:style>
    <style:style style:name="gr90" style:family="graphic" style:parent-style-name="standard">
      <style:graphic-properties draw:fill-color="#b4c7dc" draw:textarea-horizontal-align="justify" draw:textarea-vertical-align="middle" draw:auto-grow-height="false" fo:min-height="0.386cm" fo:min-width="0.136cm" loext:decorative="false"/>
    </style:style>
    <style:style style:name="gr91" style:family="graphic" style:parent-style-name="standard">
      <style:graphic-properties draw:textarea-horizontal-align="justify" draw:textarea-vertical-align="middle" draw:auto-grow-height="false" fo:min-height="2.222cm" fo:min-width="2.342cm" fo:wrap-option="wrap" style:writing-mode="lr-tb" loext:decorative="false"/>
      <style:paragraph-properties style:writing-mode="lr-tb"/>
    </style:style>
    <style:style style:name="gr92" style:family="graphic" style:parent-style-name="standard">
      <style:graphic-properties draw:marker-end="Arrowheads_20_3" draw:textarea-vertical-align="middle" loext:decorative="false"/>
    </style:style>
    <style:style style:name="gr93" style:family="graphic" style:parent-style-name="standard">
      <style:graphic-properties draw:marker-start="" draw:marker-end="Arrowheads_20_3" draw:textarea-vertical-align="middle" loext:decorative="false"/>
    </style:style>
    <style:style style:name="gr94" style:family="graphic" style:parent-style-name="standard">
      <style:graphic-properties draw:textarea-horizontal-align="justify" draw:textarea-vertical-align="middle" draw:auto-grow-height="false" fo:min-height="1.02cm" fo:min-width="19.943cm" style:writing-mode="lr-tb" loext:decorative="false"/>
      <style:paragraph-properties style:writing-mode="lr-tb"/>
    </style:style>
    <style:style style:name="gr95" style:family="graphic" style:parent-style-name="standard">
      <style:graphic-properties draw:fill-color="#b4c7dc" draw:textarea-horizontal-align="justify" draw:textarea-vertical-align="middle" draw:auto-grow-height="false" fo:min-height="0.068cm" fo:min-width="0cm" style:writing-mode="lr-tb" loext:decorative="false"/>
      <style:paragraph-properties style:writing-mode="lr-tb"/>
    </style:style>
    <style:style style:name="gr96" style:family="graphic" style:parent-style-name="standard">
      <style:graphic-properties draw:fill-color="#b4c7dc" draw:textarea-horizontal-align="justify" draw:textarea-vertical-align="middle" draw:auto-grow-height="false" fo:min-height="0.336cm" fo:min-width="0.23cm" style:writing-mode="lr-tb" loext:decorative="false"/>
      <style:paragraph-properties style:writing-mode="lr-tb"/>
    </style:style>
    <style:style style:name="gr97" style:family="graphic" style:parent-style-name="standard">
      <style:graphic-properties draw:textarea-horizontal-align="justify" draw:textarea-vertical-align="middle" draw:auto-grow-height="false" fo:min-height="0.972cm" fo:min-width="1.246cm" style:writing-mode="lr-tb" loext:decorative="false"/>
      <style:paragraph-properties style:writing-mode="lr-tb"/>
    </style:style>
    <style:style style:name="gr98" style:family="graphic" style:parent-style-name="standard">
      <style:graphic-properties draw:stroke="none" draw:stroke-dash="Long_20_Dash" svg:stroke-linecap="butt" draw:fill="solid" draw:fill-color="#5eb91e" loext:fill-use-slide-background="false" draw:textarea-horizontal-align="justify" draw:textarea-vertical-align="middle" draw:auto-grow-height="false" fo:min-height="0.232cm" fo:min-width="3.333cm" style:writing-mode="lr-tb" loext:decorative="false"/>
      <style:paragraph-properties style:writing-mode="lr-tb"/>
    </style:style>
    <style:style style:name="gr99" style:family="graphic" style:parent-style-name="standard">
      <style:graphic-properties draw:fill-color="#b4c7dc" draw:textarea-horizontal-align="justify" draw:textarea-vertical-align="middle" draw:auto-grow-height="false" fo:min-height="1.02cm" fo:min-width="1.564cm" style:writing-mode="lr-tb" loext:decorative="false"/>
      <style:paragraph-properties style:writing-mode="lr-tb"/>
    </style:style>
    <style:style style:name="gr100" style:family="graphic" style:parent-style-name="standard">
      <style:graphic-properties draw:textarea-vertical-align="middle" loext:decorative="false"/>
    </style:style>
    <style:style style:name="gr101" style:family="graphic" style:parent-style-name="standard">
      <style:graphic-properties draw:fill-color="#b4c7dc" draw:textarea-horizontal-align="justify" draw:textarea-vertical-align="middle" draw:auto-grow-height="false" fo:min-height="0.386cm" fo:min-width="0cm" style:writing-mode="lr-tb" loext:decorative="false"/>
      <style:paragraph-properties style:writing-mode="lr-tb"/>
    </style:style>
    <style:style style:name="gr102" style:family="graphic" style:parent-style-name="standard">
      <style:graphic-properties draw:fill-color="#b4c7dc" draw:textarea-horizontal-align="justify" draw:textarea-vertical-align="middle" draw:auto-grow-height="false" fo:min-height="0.386cm" fo:min-width="0cm" loext:decorative="false"/>
    </style:style>
    <style:style style:name="gr103" style:family="graphic" style:parent-style-name="standard">
      <style:graphic-properties draw:fill-color="#b4c7dc" draw:textarea-horizontal-align="justify" draw:textarea-vertical-align="middle" draw:auto-grow-height="false" fo:min-height="0.306cm" fo:min-width="0.929cm" style:writing-mode="lr-tb" loext:decorative="false"/>
      <style:paragraph-properties style:writing-mode="lr-tb"/>
    </style:style>
    <style:style style:name="gr104" style:family="graphic" style:parent-style-name="standard">
      <style:graphic-properties draw:stroke="none" draw:stroke-dash="Long_20_Dash" svg:stroke-linecap="butt" draw:fill="solid" draw:fill-color="#f10d0c" loext:fill-use-slide-background="false" draw:textarea-horizontal-align="justify" draw:textarea-vertical-align="middle" draw:auto-grow-height="false" fo:min-height="0.232cm" fo:min-width="3.333cm" style:writing-mode="lr-tb" loext:decorative="false"/>
      <style:paragraph-properties style:writing-mode="lr-tb"/>
    </style:style>
    <style:style style:name="gr105" style:family="graphic" style:parent-style-name="standard">
      <style:graphic-properties draw:textarea-horizontal-align="justify" draw:textarea-vertical-align="middle" draw:auto-grow-height="false" fo:min-height="1.338cm" fo:min-width="4.58cm" style:writing-mode="lr-tb" loext:decorative="false"/>
      <style:paragraph-properties style:writing-mode="lr-tb"/>
    </style:style>
    <style:style style:name="gr106" style:family="graphic" style:parent-style-name="standard">
      <style:graphic-properties draw:textarea-horizontal-align="justify" draw:textarea-vertical-align="middle" draw:auto-grow-height="false" fo:min-height="1.972cm" fo:min-width="2.993cm" style:writing-mode="lr-tb" loext:decorative="false"/>
      <style:paragraph-properties style:writing-mode="lr-tb"/>
    </style:style>
    <style:style style:name="gr107" style:family="graphic">
      <style:graphic-properties style:writing-mode="lr-tb" loext:decorative="false"/>
    </style:style>
    <style:style style:name="gr108" style:family="graphic" style:parent-style-name="standard">
      <style:graphic-properties draw:textarea-horizontal-align="justify" draw:textarea-vertical-align="middle" draw:auto-grow-height="false" fo:min-height="5.637cm" fo:min-width="2.357cm" style:writing-mode="lr-tb" loext:decorative="false"/>
      <style:paragraph-properties style:writing-mode="lr-tb"/>
    </style:style>
    <style:style style:name="gr109" style:family="graphic" style:parent-style-name="objectwithoutfill">
      <style:graphic-properties draw:fill="none" draw:textarea-vertical-align="middle" loext:decorative="false"/>
    </style:style>
    <style:style style:name="gr110" style:family="graphic" style:parent-style-name="standard">
      <style:graphic-properties draw:stroke="none" svg:stroke-color="#000000" draw:fill="none" draw:fill-color="#ffffff" draw:auto-grow-height="true" draw:auto-grow-width="false" fo:min-height="0.712cm" loext:decorative="false"/>
      <style:paragraph-properties style:writing-mode="lr-tb"/>
    </style:style>
    <style:style style:name="gr111" style:family="graphic" style:parent-style-name="standard">
      <style:graphic-properties draw:stroke="none" svg:stroke-color="#000000" draw:fill="none" draw:fill-color="#ffffff" draw:auto-grow-height="true" draw:auto-grow-width="false" fo:min-height="0.738cm" loext:decorative="false"/>
      <style:paragraph-properties style:writing-mode="lr-tb"/>
    </style:style>
    <style:style style:name="gr112" style:family="graphic" style:parent-style-name="standard">
      <style:graphic-properties draw:fill="solid" draw:fill-color="#00a933" draw:textarea-horizontal-align="justify" draw:textarea-vertical-align="middle" draw:auto-grow-height="false" fo:min-height="0cm" fo:min-width="0cm" loext:decorative="false"/>
    </style:style>
    <style:style style:name="gr113" style:family="graphic" style:parent-style-name="standard">
      <style:graphic-properties draw:textarea-horizontal-align="justify" draw:textarea-vertical-align="middle" draw:auto-grow-height="false" fo:min-height="0.703cm" fo:min-width="3.31cm" style:writing-mode="lr-tb" loext:decorative="false"/>
      <style:paragraph-properties style:writing-mode="lr-tb"/>
    </style:style>
    <style:style style:name="gr114" style:family="graphic" style:parent-style-name="standard">
      <style:graphic-properties draw:textarea-horizontal-align="justify" draw:textarea-vertical-align="middle" draw:auto-grow-height="false" fo:min-height="1.338cm" fo:min-width="2.898cm" style:writing-mode="lr-tb" loext:decorative="false"/>
      <style:paragraph-properties style:writing-mode="lr-tb"/>
    </style:style>
    <style:style style:name="gr115" style:family="graphic" style:parent-style-name="objectwithoutfill">
      <style:graphic-properties draw:marker-end="Arrowheads_20_9" draw:marker-end-width="0.3cm" draw:fill="none" draw:textarea-vertical-align="middle" loext:decorative="false"/>
    </style:style>
    <style:style style:name="gr116" style:family="graphic" style:parent-style-name="objectwithoutfill">
      <style:graphic-properties draw:marker-start="" draw:marker-end="Arrowheads_20_8" draw:marker-end-width="0.3cm" draw:fill="none" draw:textarea-vertical-align="middle" loext:decorative="false"/>
    </style:style>
    <style:style style:name="gr117" style:family="graphic" style:parent-style-name="standard">
      <style:graphic-properties draw:stroke="none" svg:stroke-color="#000000" draw:fill="none" draw:fill-color="#ffffff" draw:textarea-horizontal-align="left" draw:auto-grow-height="true" draw:auto-grow-width="true" fo:min-height="1.645cm" fo:min-width="3.864cm" loext:decorative="false"/>
      <style:paragraph-properties style:writing-mode="lr-tb"/>
    </style:style>
    <style:style style:name="gr118" style:family="graphic" style:parent-style-name="standard">
      <style:graphic-properties draw:opacity="26%" draw:textarea-horizontal-align="justify" draw:textarea-vertical-align="middle" draw:auto-grow-height="false" fo:min-height="10.228cm" fo:min-width="20.455cm" loext:decorative="false"/>
    </style:style>
    <style:style style:name="gr119" style:family="graphic" style:parent-style-name="standard">
      <style:graphic-properties draw:marker-start="Arrow_20_large" draw:textarea-vertical-align="middle" loext:decorative="false"/>
    </style:style>
    <style:style style:name="gr120" style:family="graphic" style:parent-style-name="standard">
      <style:graphic-properties draw:marker-start="Arrow_20_large" draw:marker-end="" draw:textarea-vertical-align="middle" loext:decorative="false"/>
    </style:style>
    <style:style style:name="gr121" style:family="graphic" style:parent-style-name="standard">
      <style:graphic-properties draw:fill="solid" draw:fill-color="#dddddd" draw:textarea-horizontal-align="justify" draw:textarea-vertical-align="middle" draw:auto-grow-height="false" fo:min-height="5.782cm" fo:min-width="19.503cm" loext:decorative="false"/>
    </style:style>
    <style:style style:name="gr122" style:family="graphic" style:parent-style-name="standard">
      <style:graphic-properties draw:marker-start="Arrowheads_20_3" draw:marker-end="Arrowheads_20_3" draw:textarea-vertical-align="middle" loext:decorative="false"/>
    </style:style>
    <style:style style:name="gr123" style:family="graphic" style:parent-style-name="standard">
      <style:graphic-properties draw:textarea-horizontal-align="justify" draw:textarea-vertical-align="middle" draw:auto-grow-height="false" fo:min-height="1.655cm" fo:min-width="5.85cm" style:writing-mode="lr-tb" loext:decorative="false"/>
      <style:paragraph-properties style:writing-mode="lr-tb"/>
    </style:style>
    <style:style style:name="gr124" style:family="graphic" style:parent-style-name="standard">
      <style:graphic-properties draw:marker-end="Arrow_20_large" draw:textarea-vertical-align="middle" loext:decorative="false"/>
    </style:style>
    <style:style style:name="gr125" style:family="graphic" style:parent-style-name="standard">
      <style:graphic-properties draw:textarea-horizontal-align="justify" draw:textarea-vertical-align="middle" draw:auto-grow-height="false" fo:min-height="2.29cm" fo:min-width="4.263cm" style:writing-mode="lr-tb" loext:decorative="false"/>
      <style:paragraph-properties style:writing-mode="lr-tb"/>
    </style:style>
    <style:style style:name="gr126" style:family="graphic" style:parent-style-name="standard">
      <style:graphic-properties draw:textarea-horizontal-align="justify" draw:textarea-vertical-align="middle" draw:auto-grow-height="false" fo:min-height="1.338cm" fo:min-width="5.85cm" style:writing-mode="lr-tb" loext:decorative="false"/>
      <style:paragraph-properties style:writing-mode="lr-tb"/>
    </style:style>
    <style:style style:name="gr127" style:family="graphic" style:parent-style-name="standard">
      <style:graphic-properties svg:stroke-width="0cm" draw:marker-end="Arrow_20_large" draw:textarea-vertical-align="middle" draw:shadow-offset-x="0.203cm" draw:shadow-offset-y="0.203cm" loext:decorative="false"/>
    </style:style>
    <style:style style:name="gr128" style:family="graphic" style:parent-style-name="standard">
      <style:graphic-properties draw:fill="solid" draw:fill-color="#b2b2b2" draw:textarea-horizontal-align="justify" draw:textarea-vertical-align="middle" draw:auto-grow-height="false" fo:min-height="20.705cm" fo:min-width="26.805cm" loext:decorative="false"/>
    </style:style>
    <style:style style:name="gr129" style:family="graphic" style:parent-style-name="standard">
      <style:graphic-properties draw:fill="solid" draw:fill-color="#dddddd" draw:textarea-horizontal-align="justify" draw:textarea-vertical-align="middle" draw:auto-grow-height="false" fo:min-height="8.64cm" fo:min-width="25.123cm" loext:decorative="false"/>
    </style:style>
    <style:style style:name="gr130" style:family="graphic" style:parent-style-name="standard">
      <style:graphic-properties draw:textarea-horizontal-align="justify" draw:textarea-vertical-align="middle" draw:auto-grow-height="false" fo:min-height="1.338cm" fo:min-width="4.803cm" style:writing-mode="lr-tb" loext:decorative="false"/>
      <style:paragraph-properties style:writing-mode="lr-tb"/>
    </style:style>
    <style:style style:name="gr131" style:family="graphic" style:parent-style-name="standard">
      <style:graphic-properties draw:textarea-horizontal-align="justify" draw:textarea-vertical-align="middle" draw:auto-grow-height="false" fo:min-height="1.338cm" fo:min-width="1.723cm" loext:decorative="false"/>
    </style:style>
    <style:style style:name="gr132" style:family="graphic" style:parent-style-name="standard">
      <style:graphic-properties draw:textarea-horizontal-align="justify" draw:textarea-vertical-align="middle" draw:auto-grow-height="false" fo:min-height="1.338cm" fo:min-width="1.723cm" style:writing-mode="lr-tb" loext:decorative="false"/>
      <style:paragraph-properties style:writing-mode="lr-tb"/>
    </style:style>
    <style:style style:name="gr133" style:family="graphic" style:parent-style-name="standard">
      <style:graphic-properties svg:stroke-width="0cm" draw:marker-start="Arrowheads_20_3" draw:marker-end="Arrowheads_20_3" draw:textarea-vertical-align="middle" loext:decorative="false"/>
    </style:style>
    <style:style style:name="gr134" style:family="graphic" style:parent-style-name="standard">
      <style:graphic-properties draw:textarea-horizontal-align="justify" draw:textarea-vertical-align="middle" draw:auto-grow-height="false" fo:min-height="1.348cm" fo:min-width="2.357cm" style:writing-mode="lr-tb" loext:decorative="false"/>
      <style:paragraph-properties style:writing-mode="lr-tb"/>
    </style:style>
    <style:style style:name="gr135" style:family="graphic" style:parent-style-name="standard">
      <style:graphic-properties draw:textarea-horizontal-align="justify" draw:textarea-vertical-align="middle" draw:auto-grow-height="false" fo:min-height="0.817cm" fo:min-width="2.523cm" style:writing-mode="lr-tb" loext:decorative="false"/>
      <style:paragraph-properties style:writing-mode="lr-tb"/>
    </style:style>
    <style:style style:name="gr136" style:family="graphic" style:parent-style-name="standard">
      <style:graphic-properties draw:textarea-horizontal-align="justify" draw:textarea-vertical-align="middle" draw:auto-grow-height="false" fo:min-height="1.205cm" fo:min-width="3.31cm" style:writing-mode="lr-tb" loext:decorative="false"/>
      <style:paragraph-properties style:writing-mode="lr-tb"/>
    </style:style>
    <style:style style:name="gr137" style:family="graphic" style:parent-style-name="standard">
      <style:graphic-properties draw:textarea-horizontal-align="justify" draw:textarea-vertical-align="middle" draw:auto-grow-height="false" fo:min-height="0.563cm" fo:min-width="0.611cm" loext:decorative="false"/>
    </style:style>
    <style:style style:name="gr138" style:family="graphic" style:parent-style-name="standard">
      <style:graphic-properties draw:textarea-horizontal-align="justify" draw:textarea-vertical-align="middle" draw:auto-grow-height="false" fo:min-height="0cm" fo:min-width="0.287cm" loext:decorative="false"/>
    </style:style>
    <style:style style:name="gr139" style:family="graphic" style:parent-style-name="objectwithoutfill">
      <style:graphic-properties draw:marker-end="Arrowheads_20_10" draw:marker-end-width="0.3cm" draw:fill="none" draw:textarea-vertical-align="middle" loext:decorative="false"/>
    </style:style>
    <style:style style:name="gr140" style:family="graphic" style:parent-style-name="standard">
      <style:graphic-properties draw:fill="solid" draw:fill-color="#dddddd" draw:textarea-horizontal-align="justify" draw:textarea-vertical-align="middle" draw:auto-grow-height="false" fo:min-height="8.64cm" fo:min-width="23.93cm" loext:decorative="false"/>
    </style:style>
    <style:style style:name="gr141" style:family="graphic" style:parent-style-name="standard">
      <style:graphic-properties draw:textarea-horizontal-align="justify" draw:textarea-vertical-align="middle" draw:auto-grow-height="false" fo:min-height="1.337cm" fo:min-width="1.722cm" loext:decorative="false"/>
    </style:style>
    <style:style style:name="gr142" style:family="graphic" style:parent-style-name="standard">
      <style:graphic-properties draw:textarea-horizontal-align="justify" draw:textarea-vertical-align="middle" draw:auto-grow-height="false" fo:min-height="0.199cm" fo:min-width="1.072cm" loext:decorative="false"/>
    </style:style>
    <style:style style:name="gr143" style:family="graphic" style:parent-style-name="standard">
      <style:graphic-properties svg:stroke-width="0cm" draw:marker-start="Arrow_20_large" draw:marker-end="" draw:textarea-vertical-align="middle" loext:decorative="false"/>
    </style:style>
    <style:style style:name="gr144" style:family="graphic" style:parent-style-name="standard">
      <style:graphic-properties draw:textarea-horizontal-align="justify" draw:textarea-vertical-align="middle" draw:auto-grow-height="false" fo:min-height="1.338cm" fo:min-width="2.675cm" style:writing-mode="lr-tb" loext:decorative="false"/>
      <style:paragraph-properties style:writing-mode="lr-tb"/>
    </style:style>
    <style:style style:name="gr145" style:family="graphic" style:parent-style-name="standard">
      <style:graphic-properties draw:textarea-horizontal-align="justify" draw:textarea-vertical-align="middle" draw:auto-grow-height="false" fo:min-height="1.655cm" fo:min-width="3.627cm" style:writing-mode="lr-tb" loext:decorative="false"/>
      <style:paragraph-properties style:writing-mode="lr-tb"/>
    </style:style>
    <style:style style:name="gr146" style:family="graphic" style:parent-style-name="standard">
      <style:graphic-properties draw:textarea-horizontal-align="justify" draw:textarea-vertical-align="middle" draw:auto-grow-height="false" fo:min-height="2.607cm" fo:min-width="3.627cm" style:writing-mode="lr-tb" loext:decorative="false"/>
      <style:paragraph-properties style:writing-mode="lr-tb"/>
    </style:style>
    <style:style style:name="gr147" style:family="graphic" style:parent-style-name="standard">
      <style:graphic-properties draw:stroke="none" svg:stroke-color="#000000" draw:fill="none" draw:fill-color="#ffffff" draw:textarea-horizontal-align="left" draw:auto-grow-height="true" draw:auto-grow-width="true" fo:min-height="2.371cm" fo:min-width="6.254cm" loext:decorative="false"/>
      <style:paragraph-properties style:writing-mode="lr-tb"/>
    </style:style>
    <style:style style:name="gr148" style:family="graphic" style:parent-style-name="standard">
      <style:graphic-properties draw:stroke="none" svg:stroke-color="#000000" draw:fill="none" draw:fill-color="#ffffff" draw:textarea-horizontal-align="left" draw:auto-grow-height="true" draw:auto-grow-width="true" fo:min-height="0.949cm" fo:min-width="4.426cm" loext:decorative="false"/>
      <style:paragraph-properties style:writing-mode="lr-tb"/>
    </style:style>
    <style:style style:name="gr149" style:family="graphic" style:parent-style-name="standard">
      <style:graphic-properties draw:textarea-horizontal-align="justify" draw:textarea-vertical-align="middle" draw:auto-grow-height="false" fo:min-height="10.862cm" fo:min-width="9.66cm" loext:decorative="false"/>
    </style:style>
    <style:style style:name="gr150" style:family="graphic" style:parent-style-name="standard">
      <style:graphic-properties draw:fill="solid" draw:fill-color="#b4c7dc" draw:textarea-horizontal-align="justify" draw:textarea-vertical-align="middle" draw:auto-grow-height="false" fo:min-height="1.02cm" fo:min-width="5.532cm" style:writing-mode="lr-tb" loext:decorative="false"/>
      <style:paragraph-properties style:writing-mode="lr-tb"/>
    </style:style>
    <style:style style:name="gr151" style:family="graphic" style:parent-style-name="standard">
      <style:graphic-properties draw:fill="solid" draw:fill-color="#b4c7dc" draw:textarea-horizontal-align="justify" draw:textarea-vertical-align="middle" draw:auto-grow-height="false" fo:min-height="1.02cm" fo:min-width="5.533cm" style:writing-mode="lr-tb" loext:decorative="false"/>
      <style:paragraph-properties style:writing-mode="lr-tb"/>
    </style:style>
    <style:style style:name="gr152" style:family="graphic" style:parent-style-name="standard">
      <style:graphic-properties draw:fill="solid" draw:fill-color="#b4c7dc" draw:textarea-horizontal-align="left" draw:textarea-vertical-align="middle" draw:auto-grow-height="false" fo:min-height="1.02cm" fo:min-width="5.532cm" style:writing-mode="lr-tb" loext:decorative="false"/>
      <style:paragraph-properties style:writing-mode="lr-tb"/>
    </style:style>
    <style:style style:name="gr153" style:family="graphic" style:parent-style-name="standard">
      <style:graphic-properties draw:textarea-horizontal-align="justify" draw:textarea-vertical-align="middle" draw:auto-grow-height="false" fo:min-height="0.385cm" fo:min-width="3.628cm" style:writing-mode="lr-tb" loext:decorative="false"/>
      <style:paragraph-properties style:writing-mode="lr-tb"/>
    </style:style>
    <style:style style:name="gr154" style:family="graphic" style:parent-style-name="standard">
      <style:graphic-properties draw:stroke="none" svg:stroke-color="#000000" draw:fill="none" draw:fill-color="#ffffff" draw:textarea-horizontal-align="left" draw:auto-grow-height="true" draw:auto-grow-width="true" fo:min-height="0.712cm" fo:min-width="1.943cm" loext:decorative="false"/>
      <style:paragraph-properties style:writing-mode="lr-tb"/>
    </style:style>
    <style:style style:name="gr155" style:family="graphic" style:parent-style-name="standard">
      <style:graphic-properties draw:fill="solid" draw:fill-color="#729fcf" draw:textarea-horizontal-align="justify" draw:textarea-vertical-align="middle" draw:auto-grow-height="false" fo:min-height="13.085cm" fo:min-width="12.517cm" loext:decorative="false"/>
    </style:style>
    <style:style style:name="gr156" style:family="graphic" style:parent-style-name="standard">
      <style:graphic-properties draw:textarea-horizontal-align="justify" draw:textarea-vertical-align="middle" draw:auto-grow-height="false" fo:min-height="0.425cm" fo:min-width="8.705cm" loext:decorative="false"/>
    </style:style>
    <style:style style:name="gr157" style:family="graphic" style:parent-style-name="standard">
      <style:graphic-properties draw:fill="solid" draw:fill-color="#069a2e" draw:textarea-horizontal-align="justify" draw:textarea-vertical-align="middle" draw:auto-grow-height="false" fo:min-height="1.02cm" fo:min-width="1.087cm" loext:decorative="false"/>
    </style:style>
    <style:style style:name="gr158" style:family="graphic" style:parent-style-name="standard">
      <style:graphic-properties draw:fill="solid" draw:fill-color="#069a2e" draw:textarea-horizontal-align="justify" draw:textarea-vertical-align="middle" draw:auto-grow-height="false" fo:min-height="0cm" fo:min-width="0.623cm" loext:decorative="false"/>
    </style:style>
    <style:style style:name="gr159" style:family="graphic" style:parent-style-name="standard">
      <style:graphic-properties draw:fill="solid" draw:fill-color="#069a2e" draw:textarea-horizontal-align="justify" draw:textarea-vertical-align="middle" draw:auto-grow-height="false" fo:min-height="0.385cm" fo:min-width="3.628cm" style:writing-mode="lr-tb" loext:decorative="false"/>
      <style:paragraph-properties style:writing-mode="lr-tb"/>
    </style:style>
    <style:style style:name="gr160" style:family="graphic" style:parent-style-name="standard">
      <style:graphic-properties draw:fill="solid" draw:fill-color="#ffe994" draw:textarea-horizontal-align="justify" draw:textarea-vertical-align="middle" draw:auto-grow-height="false" fo:min-height="1.02cm" fo:min-width="1.087cm" loext:decorative="false"/>
    </style:style>
    <style:style style:name="gr161" style:family="graphic" style:parent-style-name="standard">
      <style:graphic-properties draw:fill="solid" draw:fill-color="#ffe994" draw:textarea-horizontal-align="justify" draw:textarea-vertical-align="middle" draw:auto-grow-height="false" fo:min-height="0cm" fo:min-width="0.623cm" loext:decorative="false"/>
    </style:style>
    <style:style style:name="gr162" style:family="graphic" style:parent-style-name="standard">
      <style:graphic-properties draw:fill="solid" draw:fill-color="#ffe994" draw:textarea-horizontal-align="justify" draw:textarea-vertical-align="middle" draw:auto-grow-height="false" fo:min-height="0.385cm" fo:min-width="3.628cm" style:writing-mode="lr-tb" loext:decorative="false"/>
      <style:paragraph-properties style:writing-mode="lr-tb"/>
    </style:style>
    <style:style style:name="P1" style:family="paragraph">
      <style:paragraph-properties fo:text-align="center"/>
      <style:text-properties fo:font-size="10pt" style:font-size-asian="12pt" style:font-size-complex="12pt"/>
    </style:style>
    <style:style style:name="P2" style:family="paragraph">
      <loext:graphic-properties draw:fill="none" draw:fill-color="#ffffff"/>
      <style:paragraph-properties fo:text-align="center" style:writing-mode="lr-tb"/>
      <style:text-properties fo:font-size="10pt" style:font-size-asian="12pt" style:font-size-complex="12pt"/>
    </style:style>
    <style:style style:name="P3" style:family="paragraph">
      <style:paragraph-properties fo:text-align="center"/>
    </style:style>
    <style:style style:name="P4" style:family="paragraph">
      <loext:graphic-properties draw:fill="bitmap" draw:fill-color="#ffffff" draw:fill-image-name="_31_0_20_Percent"/>
      <style:paragraph-properties fo:text-align="center" style:writing-mode="lr-tb"/>
      <style:text-properties fo:font-size="10pt" style:font-size-asian="12pt" style:font-size-complex="12pt"/>
    </style:style>
    <style:style style:name="P5" style:family="paragraph">
      <loext:graphic-properties draw:fill-color="#000000"/>
      <style:paragraph-properties fo:text-align="center"/>
    </style:style>
    <style:style style:name="P6" style:family="paragraph">
      <style:paragraph-properties fo:text-align="center"/>
      <style:text-properties fo:font-size="10pt" style:font-size-asian="10pt" style:font-size-complex="10pt"/>
    </style:style>
    <style:style style:name="P7" style:family="paragraph">
      <loext:graphic-properties draw:fill-color="#dee7e5"/>
      <style:paragraph-properties fo:text-align="center" style:writing-mode="lr-tb"/>
      <style:text-properties fo:font-size="10pt" style:font-size-asian="10pt" style:font-size-complex="10pt"/>
    </style:style>
    <style:style style:name="P8" style:family="paragraph">
      <style:paragraph-properties fo:text-align="center" style:writing-mode="lr-tb"/>
      <style:text-properties fo:font-size="10pt" style:font-size-asian="10pt" style:font-size-complex="10pt"/>
    </style:style>
    <style:style style:name="P9" style:family="paragraph">
      <loext:graphic-properties draw:fill="none"/>
      <style:paragraph-properties fo:text-align="center"/>
    </style:style>
    <style:style style:name="P10" style:family="paragraph">
      <loext:graphic-properties draw:fill="none"/>
      <style:paragraph-properties fo:text-align="center" style:writing-mode="lr-tb"/>
      <style:text-properties fo:font-size="10pt" style:font-size-asian="10pt" style:font-size-complex="10pt"/>
    </style:style>
    <style:style style:name="P11" style:family="paragraph">
      <style:paragraph-properties fo:text-align="start"/>
      <style:text-properties fo:font-size="10pt" style:font-size-asian="10pt" style:font-size-complex="10pt"/>
    </style:style>
    <style:style style:name="P12" style:family="paragraph">
      <loext:graphic-properties draw:fill="none"/>
      <style:paragraph-properties fo:text-align="start" style:writing-mode="lr-tb"/>
      <style:text-properties fo:font-size="10pt" style:font-size-asian="10pt" style:font-size-complex="10pt"/>
    </style:style>
    <style:style style:name="P13" style:family="paragraph">
      <loext:graphic-properties draw:fill-color="#5983b0"/>
      <style:paragraph-properties fo:text-align="center"/>
    </style:style>
    <style:style style:name="P14" style:family="paragraph">
      <style:paragraph-properties fo:text-align="center"/>
      <style:text-properties fo:font-size="18pt"/>
    </style:style>
    <style:style style:name="P15" style:family="paragraph">
      <loext:graphic-properties draw:fill-color="#b4c7dc"/>
      <style:paragraph-properties fo:text-align="center" style:writing-mode="lr-tb"/>
      <style:text-properties fo:font-size="18pt"/>
    </style:style>
    <style:style style:name="P16" style:family="paragraph">
      <loext:graphic-properties draw:fill-color="#81aca6"/>
      <style:paragraph-properties fo:text-align="center" style:writing-mode="lr-tb"/>
      <style:text-properties fo:font-size="10pt" style:font-size-asian="10pt" style:font-size-complex="10pt"/>
    </style:style>
    <style:style style:name="P17" style:family="paragraph">
      <loext:graphic-properties draw:fill-color="#b3cac7"/>
      <style:paragraph-properties fo:text-align="center" style:writing-mode="lr-tb"/>
      <style:text-properties fo:font-size="18pt"/>
    </style:style>
    <style:style style:name="P18" style:family="paragraph">
      <loext:graphic-properties draw:fill-color="#b3cac7"/>
      <style:paragraph-properties fo:text-align="center" style:writing-mode="lr-tb"/>
      <style:text-properties fo:font-size="10pt" style:font-size-asian="10pt" style:font-size-complex="10pt"/>
    </style:style>
    <style:style style:name="P19" style:family="paragraph">
      <loext:graphic-properties draw:fill-color="#b4c7dc"/>
      <style:paragraph-properties fo:text-align="center" style:writing-mode="lr-tb"/>
      <style:text-properties fo:font-size="10pt" style:font-size-asian="10pt" style:font-size-complex="10pt"/>
    </style:style>
    <style:style style:name="P20" style:family="paragraph">
      <loext:graphic-properties draw:fill-color="#729fcf"/>
      <style:paragraph-properties fo:text-align="center" style:writing-mode="lr-tb"/>
      <style:text-properties fo:font-size="10pt" style:font-size-asian="10pt" style:font-size-complex="10pt"/>
    </style:style>
    <style:style style:name="P21" style:family="paragraph">
      <loext:graphic-properties draw:fill-color="#168253"/>
      <style:paragraph-properties fo:text-align="center" style:writing-mode="lr-tb"/>
      <style:text-properties fo:font-size="10pt" style:font-size-asian="10pt" style:font-size-complex="10pt"/>
    </style:style>
    <style:style style:name="P22" style:family="paragraph">
      <loext:graphic-properties draw:fill-color="#81aca6"/>
      <style:paragraph-properties fo:text-align="center" style:writing-mode="lr-tb"/>
    </style:style>
    <style:style style:name="P23" style:family="paragraph">
      <loext:graphic-properties draw:fill-color="#729fcf"/>
      <style:paragraph-properties fo:text-align="center" style:writing-mode="lr-tb"/>
    </style:style>
    <style:style style:name="P24" style:family="paragraph">
      <loext:graphic-properties draw:fill-color="#3465a4"/>
      <style:paragraph-properties fo:text-align="center" style:writing-mode="lr-tb"/>
      <style:text-properties fo:font-size="10pt" style:font-size-asian="10pt" style:font-size-complex="10pt"/>
    </style:style>
    <style:style style:name="P25" style:family="paragraph">
      <style:paragraph-properties fo:text-align="center"/>
      <style:text-properties fo:font-size="14pt" style:font-size-asian="14pt" style:font-size-complex="14pt"/>
    </style:style>
    <style:style style:name="P26" style:family="paragraph">
      <loext:graphic-properties draw:fill-color="#b4c7dc"/>
      <style:paragraph-properties fo:text-align="center" style:writing-mode="lr-tb"/>
      <style:text-properties fo:font-size="14pt" style:font-size-asian="14pt" style:font-size-complex="14pt"/>
    </style:style>
    <style:style style:name="P27" style:family="paragraph">
      <loext:graphic-properties draw:fill-color="#b4c7dc"/>
      <style:paragraph-properties fo:text-align="center"/>
    </style:style>
    <style:style style:name="P28" style:family="paragraph">
      <loext:graphic-properties draw:fill-color="#afd095"/>
      <style:paragraph-properties fo:text-align="center" style:writing-mode="lr-tb"/>
      <style:text-properties fo:font-size="10pt" style:font-size-asian="10pt" style:font-size-complex="10pt"/>
    </style:style>
    <style:style style:name="P29" style:family="paragraph">
      <style:paragraph-properties fo:margin-left="0cm" fo:margin-right="0cm" fo:margin-top="0cm" fo:margin-bottom="0cm" fo:line-height="100%" fo:text-align="center" fo:text-indent="0cm"/>
      <style:text-properties fo:font-size="10pt" style:font-size-asian="10pt" style:font-size-complex="10pt"/>
    </style:style>
    <style:style style:name="P30" style:family="paragraph">
      <loext:graphic-properties draw:fill-color="#168253"/>
      <style:paragraph-properties fo:margin-left="0cm" fo:margin-right="0cm" fo:margin-top="0cm" fo:margin-bottom="0cm" fo:line-height="100%" fo:text-align="center" fo:text-indent="0cm" style:writing-mode="lr-tb"/>
      <style:text-properties fo:font-size="10pt" style:font-size-asian="10pt" style:font-size-complex="10pt"/>
    </style:style>
    <style:style style:name="P31" style:family="paragraph">
      <loext:graphic-properties draw:fill-color="#afd095"/>
      <style:paragraph-properties fo:margin-left="0cm" fo:margin-right="0cm" fo:margin-top="0cm" fo:margin-bottom="0cm" fo:line-height="100%" fo:text-align="center" fo:text-indent="0cm" style:writing-mode="lr-tb"/>
      <style:text-properties fo:font-size="10pt" style:font-size-asian="10pt" style:font-size-complex="10pt"/>
    </style:style>
    <style:style style:name="P32" style:family="paragraph">
      <loext:graphic-properties draw:fill-color="#fff5ce"/>
      <style:paragraph-properties fo:text-align="center" style:writing-mode="lr-tb"/>
      <style:text-properties fo:font-size="10pt" style:font-size-asian="10pt" style:font-size-complex="10pt"/>
    </style:style>
    <style:style style:name="P33" style:family="paragraph">
      <loext:graphic-properties draw:fill-color="#fff5ce"/>
      <style:paragraph-properties fo:margin-left="0cm" fo:margin-right="0cm" fo:margin-top="0cm" fo:margin-bottom="0cm" fo:line-height="100%" fo:text-align="center" fo:text-indent="0cm" style:writing-mode="lr-tb"/>
      <style:text-properties fo:font-size="10pt" style:font-size-asian="10pt" style:font-size-complex="10pt"/>
    </style:style>
    <style:style style:name="P34" style:family="paragraph">
      <loext:graphic-properties draw:fill-color="#ffffff"/>
      <style:paragraph-properties fo:text-align="center" style:writing-mode="lr-tb"/>
    </style:style>
    <style:style style:name="P35" style:family="paragraph">
      <loext:graphic-properties draw:fill-color="#cccccc"/>
      <style:paragraph-properties fo:margin-left="0cm" fo:margin-right="0cm" fo:margin-top="0cm" fo:margin-bottom="0cm" fo:line-height="100%" fo:text-align="center" fo:text-indent="0cm" style:writing-mode="lr-tb"/>
      <style:text-properties fo:font-size="10pt" style:font-size-asian="10pt" style:font-size-complex="10pt"/>
    </style:style>
    <style:style style:name="P36" style:family="paragraph">
      <loext:graphic-properties draw:fill-color="#ffffff" draw:opacity="0%"/>
      <style:paragraph-properties fo:text-align="center"/>
    </style:style>
    <style:style style:name="P37" style:family="paragraph">
      <style:paragraph-properties fo:text-align="center" style:writing-mode="lr-tb"/>
    </style:style>
    <style:style style:name="P38" style:family="paragraph">
      <style:paragraph-properties fo:text-align="justify"/>
    </style:style>
    <style:style style:name="P39" style:family="paragraph">
      <loext:graphic-properties draw:fill-color="#d62e4e"/>
      <style:paragraph-properties fo:text-align="justify" style:writing-mode="lr-tb"/>
    </style:style>
    <style:style style:name="P40" style:family="paragraph">
      <loext:graphic-properties draw:fill="none" draw:fill-color="#ffffff" draw:opacity="100%"/>
      <style:paragraph-properties fo:text-align="center"/>
    </style:style>
    <style:style style:name="P41" style:family="paragraph">
      <loext:graphic-properties draw:fill="solid" draw:fill-color="#729fcf"/>
      <style:paragraph-properties fo:text-align="center" style:writing-mode="lr-tb"/>
    </style:style>
    <style:style style:name="P42" style:family="paragraph">
      <loext:graphic-properties draw:fill="none" draw:fill-color="#5eb91e" draw:opacity="100%"/>
      <style:paragraph-properties fo:text-align="center"/>
    </style:style>
    <style:style style:name="P43" style:family="paragraph">
      <loext:graphic-properties draw:fill="none" draw:fill-color="#ffffff"/>
      <style:paragraph-properties fo:text-align="center"/>
    </style:style>
    <style:style style:name="P44" style:family="paragraph">
      <loext:graphic-properties draw:fill="solid" draw:fill-color="#ffffff"/>
      <style:paragraph-properties fo:text-align="center"/>
    </style:style>
    <style:style style:name="P45" style:family="paragraph">
      <style:paragraph-properties fo:text-align="center"/>
      <style:text-properties fo:font-size="18pt" style:font-size-asian="18pt" style:font-size-complex="18pt"/>
    </style:style>
    <style:style style:name="P46" style:family="paragraph">
      <loext:graphic-properties draw:fill-color="#ffffff"/>
      <style:paragraph-properties fo:text-align="center" style:writing-mode="lr-tb"/>
      <style:text-properties fo:font-size="18pt" style:font-size-asian="18pt" style:font-size-complex="18pt"/>
    </style:style>
    <style:style style:name="P47" style:family="paragraph">
      <style:paragraph-properties fo:text-align="center"/>
      <style:text-properties fo:font-size="10.5pt" style:font-size-asian="10.5pt" style:font-size-complex="10.5pt"/>
    </style:style>
    <style:style style:name="P48" style:family="paragraph">
      <style:paragraph-properties fo:text-align="center" style:writing-mode="lr-tb"/>
      <style:text-properties fo:font-size="10.5pt" style:font-size-asian="10.5pt" style:font-size-complex="10.5pt"/>
    </style:style>
    <style:style style:name="P49" style:family="paragraph">
      <loext:graphic-properties draw:fill-color="#b4c7dc"/>
      <style:paragraph-properties fo:text-align="center" style:writing-mode="lr-tb"/>
    </style:style>
    <style:style style:name="P50" style:family="paragraph">
      <style:paragraph-properties fo:text-align="start" style:writing-mode="lr-tb"/>
      <style:text-properties fo:font-size="10pt" style:font-size-asian="10pt" style:font-size-complex="10pt"/>
    </style:style>
    <style:style style:name="P51" style:family="paragraph">
      <style:paragraph-properties fo:text-align="center"/>
      <style:text-properties fo:font-size="12pt" style:font-size-asian="8pt" style:font-size-complex="8pt"/>
    </style:style>
    <style:style style:name="P52" style:family="paragraph">
      <loext:graphic-properties draw:fill-color="#b4c7dc"/>
      <style:paragraph-properties fo:text-align="center" style:writing-mode="lr-tb"/>
      <style:text-properties fo:font-size="12pt" style:font-size-asian="8pt" style:font-size-complex="8pt"/>
    </style:style>
    <style:style style:name="P53" style:family="paragraph">
      <style:paragraph-properties fo:text-align="center"/>
      <style:text-properties fo:font-size="12pt" style:font-size-asian="12pt" style:font-size-complex="12pt"/>
    </style:style>
    <style:style style:name="P54" style:family="paragraph">
      <loext:graphic-properties draw:fill="solid" draw:fill-color="#5eb91e"/>
      <style:paragraph-properties fo:text-align="center" style:writing-mode="lr-tb"/>
      <style:text-properties fo:font-size="12pt" style:font-size-asian="12pt" style:font-size-complex="12pt"/>
    </style:style>
    <style:style style:name="P55" style:family="paragraph">
      <style:paragraph-properties fo:text-align="center"/>
      <style:text-properties fo:font-size="10pt" style:font-size-asian="14pt" style:font-size-complex="14pt"/>
    </style:style>
    <style:style style:name="P56" style:family="paragraph">
      <loext:graphic-properties draw:fill-color="#b4c7dc"/>
      <style:paragraph-properties fo:text-align="center" style:writing-mode="lr-tb"/>
      <style:text-properties fo:font-size="10pt" style:font-size-asian="14pt" style:font-size-complex="14pt"/>
    </style:style>
    <style:style style:name="P57" style:family="paragraph">
      <loext:graphic-properties draw:fill="solid" draw:fill-color="#f10d0c"/>
      <style:paragraph-properties fo:text-align="center" style:writing-mode="lr-tb"/>
      <style:text-properties fo:font-size="12pt" style:font-size-asian="12pt" style:font-size-complex="12pt"/>
    </style:style>
    <style:style style:name="P58" style:family="paragraph">
      <loext:graphic-properties draw:fill="none" draw:fill-color="#ffffff"/>
    </style:style>
    <style:style style:name="P59" style:family="paragraph">
      <loext:graphic-properties draw:fill="solid" draw:fill-color="#00a933"/>
      <style:paragraph-properties fo:text-align="center"/>
    </style:style>
    <style:style style:name="P60" style:family="paragraph">
      <loext:graphic-properties draw:fill="none" draw:fill-color="#ffffff"/>
      <style:text-properties fo:font-size="10.5pt" style:font-size-asian="10.5pt" style:font-size-complex="10.5pt"/>
    </style:style>
    <style:style style:name="P61" style:family="paragraph">
      <loext:graphic-properties draw:opacity="26%"/>
      <style:paragraph-properties fo:text-align="center"/>
    </style:style>
    <style:style style:name="P62" style:family="paragraph">
      <loext:graphic-properties draw:fill="solid" draw:fill-color="#dddddd"/>
      <style:paragraph-properties fo:text-align="center"/>
    </style:style>
    <style:style style:name="P63" style:family="paragraph">
      <loext:graphic-properties draw:fill="solid" draw:fill-color="#b2b2b2"/>
      <style:paragraph-properties fo:text-align="center"/>
    </style:style>
    <style:style style:name="P64" style:family="paragraph">
      <style:paragraph-properties fo:text-align="center" style:writing-mode="lr-tb"/>
      <style:text-properties fo:font-size="14pt" style:font-size-asian="14pt" style:font-size-complex="14pt"/>
    </style:style>
    <style:style style:name="P65" style:family="paragraph">
      <loext:graphic-properties draw:fill="none" draw:fill-color="#ffffff"/>
      <style:text-properties fo:font-size="12pt"/>
    </style:style>
    <style:style style:name="P66" style:family="paragraph">
      <style:paragraph-properties fo:text-align="start"/>
    </style:style>
    <style:style style:name="P67" style:family="paragraph">
      <loext:graphic-properties draw:fill="solid" draw:fill-color="#b4c7dc"/>
      <style:paragraph-properties fo:text-align="start" style:writing-mode="lr-tb"/>
    </style:style>
    <style:style style:name="P68" style:family="paragraph">
      <loext:graphic-properties draw:fill="solid" draw:fill-color="#729fcf"/>
      <style:paragraph-properties fo:text-align="center"/>
    </style:style>
    <style:style style:name="P69" style:family="paragraph">
      <loext:graphic-properties draw:fill="solid" draw:fill-color="#069a2e"/>
      <style:paragraph-properties fo:text-align="center"/>
    </style:style>
    <style:style style:name="P70" style:family="paragraph">
      <loext:graphic-properties draw:fill="solid" draw:fill-color="#069a2e"/>
      <style:paragraph-properties fo:text-align="center" style:writing-mode="lr-tb"/>
    </style:style>
    <style:style style:name="P71" style:family="paragraph">
      <loext:graphic-properties draw:fill="solid" draw:fill-color="#ffe994"/>
      <style:paragraph-properties fo:text-align="center"/>
    </style:style>
    <style:style style:name="P72" style:family="paragraph">
      <loext:graphic-properties draw:fill="solid" draw:fill-color="#ffe994"/>
      <style:paragraph-properties fo:text-align="center" style:writing-mode="lr-tb"/>
    </style:style>
    <style:style style:name="T1" style:family="text">
      <style:text-properties fo:font-size="10pt" style:font-size-asian="12pt" style:font-size-complex="12pt"/>
    </style:style>
    <style:style style:name="T2" style:family="text">
      <style:text-properties fo:font-size="10pt" style:font-size-asian="10pt" style:font-size-complex="10pt"/>
    </style:style>
    <style:style style:name="T3" style:family="text">
      <style:text-properties fo:font-size="18pt"/>
    </style:style>
    <style:style style:name="T4" style:family="text">
      <style:text-properties fo:font-size="14pt" style:font-size-asian="14pt" style:font-size-complex="14pt"/>
    </style:style>
    <style:style style:name="T5" style:family="text">
      <style:text-properties fo:font-size="18pt" style:font-size-asian="18pt" style:font-size-complex="18pt"/>
    </style:style>
    <style:style style:name="T6" style:family="text">
      <style:text-properties fo:font-size="10.5pt" style:font-size-asian="10.5pt" style:font-size-complex="10.5pt"/>
    </style:style>
    <style:style style:name="T7" style:family="text">
      <style:text-properties fo:font-size="12pt" style:font-size-asian="8pt" style:font-size-complex="8pt"/>
    </style:style>
    <style:style style:name="T8" style:family="text">
      <style:text-properties fo:font-size="12pt" style:font-size-asian="12pt" style:font-size-complex="12pt"/>
    </style:style>
    <style:style style:name="T9" style:family="text">
      <style:text-properties fo:font-size="10pt" style:font-size-asian="14pt" style:font-size-complex="14pt"/>
    </style:style>
    <style:style style:name="T10" style:family="text">
      <style:text-properties fo:font-size="1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2.222cm" svg:height="1.27cm" svg:x="6.08cm" svg:y="6.08cm">
          <text:p text:style-name="P1"><text:span text:style-name="T1">Command Line Interface</text:span></text:p>
          <draw:enhanced-geometry svg:viewBox="0 0 21600 21600" draw:mirror-horizontal="false" draw:mirror-vertical="false" draw:type="rectangle" draw:enhanced-path="M 0 0 L 21600 0 21600 21600 0 21600 0 0 Z N"/>
        </draw:custom-shape>
        <draw:custom-shape draw:style-name="gr2" draw:text-style-name="P2" xml:id="id2" draw:id="id2" draw:layer="layout" svg:width="0.635cm" svg:height="5.08cm" svg:x="10.207cm" svg:y="4.175cm">
          <text:p text:style-name="P1"><text:span text:style-name="T1">I</text:span></text:p>
          <draw:enhanced-geometry svg:viewBox="0 0 21600 21600" draw:mirror-horizontal="false" draw:mirror-vertical="false" draw:type="rectangle" draw:enhanced-path="M 0 0 L 21600 0 21600 21600 0 21600 0 0 Z N"/>
        </draw:custom-shape>
        <draw:custom-shape draw:style-name="gr3" draw:text-style-name="P2" xml:id="id16" draw:id="id16" draw:layer="layout" svg:width="3.81cm" svg:height="1.27cm" svg:x="10.842cm" svg:y="4.492cm">
          <text:p text:style-name="P1"><text:span text:style-name="T1">CommandProcessor</text:span></text:p>
          <text:p text:style-name="P1"><text:span text:style-name="T1">AIA Protocol Client</text:span></text:p>
          <draw:enhanced-geometry svg:viewBox="0 0 21600 21600" draw:mirror-horizontal="false" draw:mirror-vertical="false" draw:type="rectangle" draw:enhanced-path="M 0 0 L 21600 0 21600 21600 0 21600 0 0 Z N"/>
        </draw:custom-shape>
        <draw:custom-shape draw:style-name="gr3" draw:text-style-name="P2" xml:id="id9" draw:id="id9" draw:layer="layout" svg:width="3.81cm" svg:height="1.27cm" svg:x="10.842cm" svg:y="7.667cm">
          <text:p text:style-name="P1"><text:span text:style-name="T1">CommandProcessor</text:span></text:p>
          <text:p text:style-name="P1"><text:span text:style-name="T1">Direct Connect</text:span></text:p>
          <draw:enhanced-geometry svg:viewBox="0 0 21600 21600" draw:mirror-horizontal="false" draw:mirror-vertical="false" draw:type="rectangle" draw:enhanced-path="M 0 0 L 21600 0 21600 21600 0 21600 0 0 Z N"/>
        </draw:custom-shape>
        <draw:custom-shape draw:style-name="gr3" draw:text-style-name="P2" xml:id="id6" draw:id="id6" draw:layer="layout" svg:width="3.81cm" svg:height="1.27cm" svg:x="10.842cm" svg:y="10.842cm">
          <text:p text:style-name="P1"><text:span text:style-name="T1">AIA Protocol</text:span></text:p>
          <text:p text:style-name="P1"><text:span text:style-name="T1">Server</text:span></text:p>
          <draw:enhanced-geometry svg:viewBox="0 0 21600 21600" draw:mirror-horizontal="false" draw:mirror-vertical="false" draw:type="rectangle" draw:enhanced-path="M 0 0 L 21600 0 21600 21600 0 21600 0 0 Z N"/>
        </draw:custom-shape>
        <draw:custom-shape draw:style-name="gr4" draw:text-style-name="P2" xml:id="id7" draw:id="id7" draw:layer="layout" svg:width="0.635cm" svg:height="3.81cm" svg:x="16.24cm" svg:y="8.62cm">
          <text:p text:style-name="P1"><text:span text:style-name="T1">I</text:span></text:p>
          <draw:enhanced-geometry svg:viewBox="0 0 21600 21600" draw:mirror-horizontal="false" draw:mirror-vertical="false" draw:type="rectangle" draw:enhanced-path="M 0 0 L 21600 0 21600 21600 0 21600 0 0 Z N"/>
        </draw:custom-shape>
        <draw:connector draw:style-name="gr5" draw:text-style-name="P3" draw:layer="layout" svg:x1="8.302cm" svg:y1="6.715cm" svg:x2="10.207cm" svg:y2="6.715cm" draw:start-shape="id1" draw:start-glue-point="1" draw:end-shape="id2" svg:d="M8302 6715h1905" svg:viewBox="0 0 1906 1">
          <text:p/>
        </draw:connector>
        <draw:custom-shape draw:style-name="gr3" draw:text-style-name="P2" xml:id="id8" draw:id="id8" draw:layer="layout" svg:width="3.81cm" svg:height="1.27cm" svg:x="10.842cm" svg:y="13.383cm">
          <text:p text:style-name="P1"><text:span text:style-name="T1">TCP Protocol</text:span></text:p>
          <text:p text:style-name="P1"><text:span text:style-name="T1">Server</text:span></text:p>
          <draw:enhanced-geometry svg:viewBox="0 0 21600 21600" draw:mirror-horizontal="false" draw:mirror-vertical="false" draw:type="rectangle" draw:enhanced-path="M 0 0 L 21600 0 21600 21600 0 21600 0 0 Z N"/>
        </draw:custom-shape>
        <draw:custom-shape draw:style-name="gr1" draw:text-style-name="P2" xml:id="id10" draw:id="id10" draw:layer="layout" svg:width="2.222cm" svg:height="1.27cm" svg:x="16.875cm" svg:y="10.842cm">
          <text:p text:style-name="P1"><text:span text:style-name="T1">Command Manager</text:span></text:p>
          <draw:enhanced-geometry svg:viewBox="0 0 21600 21600" draw:mirror-horizontal="false" draw:mirror-vertical="false" draw:type="rectangle" draw:enhanced-path="M 0 0 L 21600 0 21600 21600 0 21600 0 0 Z N"/>
        </draw:custom-shape>
        <draw:custom-shape draw:style-name="gr6" draw:text-style-name="P2" xml:id="id4" draw:id="id4" draw:layer="layout" svg:width="0.635cm" svg:height="1.905cm" svg:x="5.445cm" svg:y="5.762cm">
          <text:p text:style-name="P1"><text:span text:style-name="T1">I</text:span></text:p>
          <draw:enhanced-geometry svg:viewBox="0 0 21600 21600" draw:mirror-horizontal="false" draw:mirror-vertical="false" draw:type="rectangle" draw:enhanced-path="M 0 0 L 21600 0 21600 21600 0 21600 0 0 Z N"/>
        </draw:custom-shape>
        <draw:custom-shape draw:style-name="gr7" draw:text-style-name="P2" xml:id="id13" draw:id="id13" draw:layer="layout" svg:width="0.635cm" svg:height="4.445cm" svg:x="10.207cm" svg:y="10.525cm">
          <text:p text:style-name="P1"><text:span text:style-name="T1">I</text:span></text:p>
          <draw:enhanced-geometry svg:viewBox="0 0 21600 21600" draw:mirror-horizontal="false" draw:mirror-vertical="false" draw:type="rectangle" draw:enhanced-path="M 0 0 L 21600 0 21600 21600 0 21600 0 0 Z N"/>
        </draw:custom-shape>
        <draw:custom-shape draw:style-name="gr1" draw:text-style-name="P2" xml:id="id5" draw:id="id5" draw:layer="layout" svg:width="2.222cm" svg:height="1.27cm" svg:x="1.317cm" svg:y="4.492cm">
          <text:p text:style-name="P1"><text:span text:style-name="T1">Console</text:span></text:p>
          <draw:enhanced-geometry svg:viewBox="0 0 21600 21600" draw:mirror-horizontal="false" draw:mirror-vertical="false" draw:type="rectangle" draw:enhanced-path="M 0 0 L 21600 0 21600 21600 0 21600 0 0 Z N"/>
        </draw:custom-shape>
        <draw:custom-shape draw:style-name="gr8" draw:text-style-name="P4" xml:id="id3" draw:id="id3" draw:layer="layout" svg:width="2.222cm" svg:height="1.27cm" svg:x="1.317cm" svg:y="7.985cm">
          <text:p text:style-name="P1"><text:span text:style-name="T1">API Library</text:span></text:p>
          <draw:enhanced-geometry svg:viewBox="0 0 21600 21600" draw:mirror-horizontal="false" draw:mirror-vertical="false" draw:type="rectangle" draw:enhanced-path="M 0 0 L 21600 0 21600 21600 0 21600 0 0 Z N"/>
        </draw:custom-shape>
        <draw:connector draw:style-name="gr9" draw:text-style-name="P3" draw:layer="layout" svg:x1="3.539cm" svg:y1="8.62cm" svg:x2="5.445cm" svg:y2="6.714cm" draw:start-shape="id3" draw:start-glue-point="1" draw:end-shape="id4" draw:end-glue-point="3" svg:d="M3539 8620h953v-1906h953" svg:viewBox="0 0 1907 1907">
          <text:p/>
        </draw:connector>
        <draw:connector draw:style-name="gr5" draw:text-style-name="P3" draw:layer="layout" svg:x1="3.539cm" svg:y1="5.127cm" svg:x2="5.445cm" svg:y2="6.714cm" draw:start-shape="id5" draw:start-glue-point="1" draw:end-shape="id4" draw:end-glue-point="3" svg:d="M3539 5127h953v1587h953" svg:viewBox="0 0 1907 1588">
          <text:p/>
        </draw:connector>
        <draw:connector draw:style-name="gr10" draw:text-style-name="P3" draw:layer="layout" svg:x1="14.652cm" svg:y1="11.477cm" svg:x2="16.24cm" svg:y2="10.525cm" draw:start-shape="id6" draw:start-glue-point="1" draw:end-shape="id7" draw:end-glue-point="3" svg:d="M14652 11477h794v-952h794" svg:viewBox="0 0 1589 953">
          <text:p/>
        </draw:connector>
        <draw:connector draw:style-name="gr9" draw:text-style-name="P3" draw:layer="layout" svg:x1="14.652cm" svg:y1="14.018cm" svg:x2="16.24cm" svg:y2="10.525cm" draw:start-shape="id8" draw:start-glue-point="1" draw:end-shape="id7" svg:d="M14652 14018h794v-3493h794" svg:viewBox="0 0 1589 3494">
          <text:p/>
        </draw:connector>
        <draw:connector draw:style-name="gr9" draw:text-style-name="P3" draw:layer="layout" svg:x1="14.652cm" svg:y1="8.302cm" svg:x2="16.24cm" svg:y2="10.525cm" draw:start-shape="id9" draw:start-glue-point="1" draw:end-shape="id7" draw:end-glue-point="3" svg:d="M14652 8302h794v2223h794" svg:viewBox="0 0 1589 2224">
          <text:p/>
        </draw:connector>
        <draw:custom-shape draw:style-name="gr1" draw:text-style-name="P2" xml:id="id11" draw:id="id11" draw:layer="layout" svg:width="2.222cm" svg:height="1.27cm" svg:x="20.05cm" svg:y="10.842cm">
          <text:p text:style-name="P1"><text:span text:style-name="T1">Plugin Manager</text:span></text:p>
          <draw:enhanced-geometry svg:viewBox="0 0 21600 21600" draw:mirror-horizontal="false" draw:mirror-vertical="false" draw:type="rectangle" draw:enhanced-path="M 0 0 L 21600 0 21600 21600 0 21600 0 0 Z N"/>
        </draw:custom-shape>
        <draw:connector draw:style-name="gr10" draw:text-style-name="P3" draw:layer="layout" svg:x1="19.097cm" svg:y1="11.477cm" svg:x2="20.05cm" svg:y2="11.477cm" draw:start-shape="id10" draw:start-glue-point="1" draw:end-shape="id11" draw:end-glue-point="3" svg:d="M19097 11477h953" svg:viewBox="0 0 954 1">
          <text:p/>
        </draw:connector>
        <draw:custom-shape draw:style-name="gr1" draw:text-style-name="P2" xml:id="id12" draw:id="id12" draw:layer="layout" svg:width="2.222cm" svg:height="1.27cm" svg:x="6.08cm" svg:y="12.113cm">
          <text:p text:style-name="P1"><text:span text:style-name="T1">Server</text:span></text:p>
          <draw:enhanced-geometry svg:viewBox="0 0 21600 21600" draw:mirror-horizontal="false" draw:mirror-vertical="false" draw:type="rectangle" draw:enhanced-path="M 0 0 L 21600 0 21600 21600 0 21600 0 0 Z N"/>
        </draw:custom-shape>
        <draw:custom-shape draw:style-name="gr6" draw:text-style-name="P2" xml:id="id19" draw:id="id19" draw:layer="layout" svg:width="0.635cm" svg:height="1.905cm" svg:x="5.445cm" svg:y="11.795cm">
          <text:p text:style-name="P1"><text:span text:style-name="T1">I</text:span></text:p>
          <draw:enhanced-geometry svg:viewBox="0 0 21600 21600" draw:mirror-horizontal="false" draw:mirror-vertical="false" draw:type="rectangle" draw:enhanced-path="M 0 0 L 21600 0 21600 21600 0 21600 0 0 Z N"/>
        </draw:custom-shape>
        <draw:connector draw:style-name="gr10" draw:text-style-name="P3" draw:layer="layout" svg:x1="8.302cm" svg:y1="12.748cm" svg:x2="10.207cm" svg:y2="12.747cm" draw:start-shape="id12" draw:start-glue-point="1" draw:end-shape="id13" draw:end-glue-point="3" svg:d="M8302 12748h952v-1h953" svg:viewBox="0 0 1906 2">
          <text:p/>
        </draw:connector>
        <draw:custom-shape draw:style-name="gr1" draw:text-style-name="P2" xml:id="id14" draw:id="id14" draw:layer="layout" svg:width="2.222cm" svg:height="1.27cm" svg:x="23.543cm" svg:y="9.255cm">
          <text:p text:style-name="P1"><text:span text:style-name="T1">Plugins</text:span></text:p>
          <draw:enhanced-geometry svg:viewBox="0 0 21600 21600" draw:mirror-horizontal="false" draw:mirror-vertical="false" draw:type="rectangle" draw:enhanced-path="M 0 0 L 21600 0 21600 21600 0 21600 0 0 Z N"/>
        </draw:custom-shape>
        <draw:custom-shape draw:style-name="gr1" draw:text-style-name="P2" xml:id="id15" draw:id="id15" draw:layer="layout" svg:width="2.222cm" svg:height="1.27cm" svg:x="23.543cm" svg:y="12.43cm">
          <text:p text:style-name="P1"><text:span text:style-name="T1">Plugin Context List</text:span></text:p>
          <draw:enhanced-geometry svg:viewBox="0 0 21600 21600" draw:mirror-horizontal="false" draw:mirror-vertical="false" draw:type="rectangle" draw:enhanced-path="M 0 0 L 21600 0 21600 21600 0 21600 0 0 Z N"/>
        </draw:custom-shape>
        <draw:connector draw:style-name="gr11" draw:text-style-name="P5" draw:layer="layout" svg:x1="22.272cm" svg:y1="11.477cm" svg:x2="23.543cm" svg:y2="9.89cm" draw:start-shape="id11" draw:start-glue-point="1" draw:end-shape="id14" draw:end-glue-point="3" svg:d="M22272 11477h636v-1587h635" svg:viewBox="0 0 1272 1588">
          <text:p/>
        </draw:connector>
        <draw:connector draw:style-name="gr11" draw:text-style-name="P5" draw:layer="layout" svg:x1="22.272cm" svg:y1="11.477cm" svg:x2="23.543cm" svg:y2="13.065cm" draw:start-shape="id11" draw:start-glue-point="1" draw:end-shape="id15" draw:end-glue-point="3" svg:d="M22272 11477h636v1588h635" svg:viewBox="0 0 1272 1589">
          <text:p/>
        </draw:connector>
        <draw:custom-shape draw:style-name="gr12" draw:text-style-name="P7" xml:id="id17" draw:id="id17" draw:layer="layout" svg:width="3.176cm" svg:height="1.905cm" svg:x="16.174cm" svg:y="4.175cm">
          <text:p text:style-name="P6"><text:span text:style-name="T2">Transport</text:span></text:p>
          <text:p text:style-name="P6"><text:span text:style-name="T2">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3" draw:layer="layout" svg:x1="14.652cm" svg:y1="5.127cm" svg:x2="16.174cm" svg:y2="5.127cm" draw:start-shape="id16" draw:start-glue-point="1" draw:end-shape="id17" draw:end-glue-point="3" svg:d="M14652 5127h1522" svg:viewBox="0 0 1523 1">
          <text:p/>
        </draw:connector>
        <draw:custom-shape draw:style-name="gr13" draw:text-style-name="P7" xml:id="id18" draw:id="id18" draw:layer="layout" svg:width="3.175cm" svg:height="1.905cm" svg:x="1.3cm" svg:y="11.795cm">
          <text:p text:style-name="P6"><text:span text:style-name="T2">Transport 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3" draw:layer="layout" svg:x1="4.475cm" svg:y1="12.747cm" svg:x2="5.445cm" svg:y2="12.747cm" draw:start-shape="id18" draw:start-glue-point="1" draw:end-shape="id19" draw:end-glue-point="3" svg:d="M4475 12747h970" svg:viewBox="0 0 971 1">
          <text:p/>
        </draw:connector>
        <draw:custom-shape draw:style-name="gr8" draw:text-style-name="P4" draw:layer="layout" svg:width="2.222cm" svg:height="1.27cm" svg:x="16.875cm" svg:y="8.937cm">
          <text:p text:style-name="P1"><text:span text:style-name="T1">API Library</text:span></text:p>
          <draw:enhanced-geometry svg:viewBox="0 0 21600 21600" draw:mirror-horizontal="false" draw:mirror-vertical="false" draw:type="rectangle" draw:enhanced-path="M 0 0 L 21600 0 21600 21600 0 21600 0 0 Z N"/>
        </draw:custom-shape>
        <draw:custom-shape draw:style-name="gr14" draw:text-style-name="P8" draw:layer="layout" svg:width="1.905cm" svg:height="0.953cm" svg:x="17.827cm" svg:y="12.112cm">
          <text:p text:style-name="P6"><text:span text:style-name="T2">Listener</text:span></text:p>
          <draw:enhanced-geometry svg:viewBox="0 0 21600 21600" draw:type="rectangle" draw:enhanced-path="M 0 0 L 21600 0 21600 21600 0 21600 0 0 Z N"/>
        </draw:custom-shape>
      </draw:page>
      <draw:page draw:name="page2" draw:style-name="dp1" draw:master-page-name="Default">
        <draw:custom-shape draw:style-name="gr15" draw:text-style-name="P8" draw:layer="layout" svg:width="2.222cm" svg:height="0.953cm" svg:x="10.842cm" svg:y="5.127cm">
          <text:p text:style-name="P6"><text:span text:style-name="T2">Console</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2.223cm" svg:height="0.952cm" svg:x="24.177cm" svg:y="5.127cm">
          <text:p text:style-name="P6"><text:span text:style-name="T2">Plugin</text:span></text:p>
          <draw:enhanced-geometry svg:viewBox="0 0 21600 21600" draw:type="rectangle" draw:enhanced-path="M 0 0 L 21600 0 21600 21600 0 21600 0 0 Z N"/>
        </draw:custom-shape>
        <draw:path draw:style-name="gr17" draw:text-style-name="P9" draw:layer="layout" svg:width="14.653cm" svg:height="6.446cm" draw:transform="skewX (-0.386066830541146) rotate (2.64975887037779) translate (24.7123091676316cm 13.0003961409138cm)" svg:viewBox="0 0 14654 6447" svg:d="M14654 0c-7563 2-14654 6447-14654 6447">
          <text:p/>
        </draw:path>
        <draw:path draw:style-name="gr18" draw:text-style-name="P9" draw:layer="layout" svg:width="14.653cm" svg:height="6.448cm" draw:transform="skewX (0.386066830541146) rotate (0.492008316137202) translate (11.892cm 5.124cm)" svg:viewBox="0 0 14654 6449" svg:d="M0 0c7564 1 14654 6449 14654 6449">
          <text:p/>
        </draw:path>
        <draw:custom-shape draw:style-name="gr19" draw:text-style-name="P7" draw:layer="layout" svg:width="2.539cm" svg:height="0.952cm" svg:x="2.905cm" svg:y="9.891cm">
          <text:p text:style-name="P6"><text:span text:style-name="T2">Broadcast</text:span></text:p>
          <draw:enhanced-geometry svg:viewBox="0 0 21600 21600" draw:type="rectangle" draw:enhanced-path="M 0 0 L 21600 0 21600 21600 0 21600 0 0 Z N"/>
        </draw:custom-shape>
        <draw:custom-shape draw:style-name="gr19" draw:text-style-name="P7" draw:layer="layout" svg:width="2.539cm" svg:height="0.952cm" svg:x="2.906cm" svg:y="13.065cm">
          <text:p text:style-name="P6"><text:span text:style-name="T2">Response</text:span></text:p>
          <draw:enhanced-geometry svg:viewBox="0 0 21600 21600" draw:type="rectangle" draw:enhanced-path="M 0 0 L 21600 0 21600 21600 0 21600 0 0 Z N"/>
        </draw:custom-shape>
        <draw:custom-shape draw:style-name="gr19" draw:text-style-name="P7" draw:layer="layout" svg:width="2.539cm" svg:height="0.952cm" svg:x="2.905cm" svg:y="11.478cm">
          <text:p text:style-name="P6"><text:span text:style-name="T2">Subscription</text:span></text:p>
          <draw:enhanced-geometry svg:viewBox="0 0 21600 21600" draw:type="rectangle" draw:enhanced-path="M 0 0 L 21600 0 21600 21600 0 21600 0 0 Z N"/>
        </draw:custom-shape>
        <draw:custom-shape draw:style-name="gr15" draw:text-style-name="P8" draw:layer="layout" svg:width="2.222cm" svg:height="0.953cm" svg:x="10.842cm" svg:y="9.89cm">
          <text:p text:style-name="P6"><text:span text:style-name="T2">Api</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2.223cm" svg:height="0.952cm" svg:x="24.177cm" svg:y="9.89cm">
          <text:p text:style-name="P6"><text:span text:style-name="T2">Plugin</text:span></text:p>
          <draw:enhanced-geometry svg:viewBox="0 0 21600 21600" draw:type="rectangle" draw:enhanced-path="M 0 0 L 21600 0 21600 21600 0 21600 0 0 Z N"/>
        </draw:custom-shape>
        <draw:path draw:style-name="gr17" draw:text-style-name="P9" draw:layer="layout" svg:width="14.653cm" svg:height="6.446cm" draw:transform="skewX (-0.386066830541146) rotate (2.64975887037779) translate (24.7123091676316cm 17.7633961409138cm)" svg:viewBox="0 0 14654 6447" svg:d="M14654 0c-7563 2-14654 6447-14654 6447">
          <text:p/>
        </draw:path>
        <draw:path draw:style-name="gr18" draw:text-style-name="P9" draw:layer="layout" svg:width="14.653cm" svg:height="6.448cm" draw:transform="skewX (0.386066830541146) rotate (0.492008316137202) translate (11.892cm 9.887cm)" svg:viewBox="0 0 14654 6449" svg:d="M0 0c7564 1 14654 6449 14654 6449">
          <text:p/>
        </draw:path>
        <draw:custom-shape draw:style-name="gr15" draw:text-style-name="P8" draw:layer="layout" svg:width="2.222cm" svg:height="0.953cm" svg:x="10.842cm" svg:y="14.656cm">
          <text:p text:style-name="P6"><text:span text:style-name="T2">Server</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2.223cm" svg:height="0.952cm" svg:x="24.177cm" svg:y="14.656cm">
          <text:p text:style-name="P6"><text:span text:style-name="T2">Plugin</text:span></text:p>
          <draw:enhanced-geometry svg:viewBox="0 0 21600 21600" draw:type="rectangle" draw:enhanced-path="M 0 0 L 21600 0 21600 21600 0 21600 0 0 Z N"/>
        </draw:custom-shape>
        <draw:path draw:style-name="gr17" draw:text-style-name="P9" draw:layer="layout" svg:width="14.653cm" svg:height="6.446cm" draw:transform="skewX (-0.386066830541146) rotate (2.64975887037779) translate (24.7123091676316cm 22.5293961409138cm)" svg:viewBox="0 0 14654 6447" svg:d="M14654 0c-7563 2-14654 6447-14654 6447">
          <text:p/>
        </draw:path>
        <draw:path draw:style-name="gr18" draw:text-style-name="P9" draw:layer="layout" svg:width="14.653cm" svg:height="6.448cm" draw:transform="skewX (0.386066830541146) rotate (0.492008316137202) translate (11.892cm 14.653cm)" svg:viewBox="0 0 14654 6449" svg:d="M0 0c7564 1 14654 6449 14654 6449">
          <text:p/>
        </draw:path>
        <draw:custom-shape draw:style-name="gr20" draw:text-style-name="P10" draw:layer="layout" svg:width="3.81cm" svg:height="0.952cm" svg:x="2.27cm" svg:y="7.032cm">
          <text:p text:style-name="P6"><text:span text:style-name="T2">Message Type</text:span></text:p>
          <draw:enhanced-geometry svg:viewBox="0 0 21600 21600" draw:type="rectangle" draw:enhanced-path="M 0 0 L 21600 0 21600 21600 0 21600 0 0 Z N"/>
        </draw:custom-shape>
      </draw:page>
      <draw:page draw:name="page3" draw:style-name="dp1" draw:master-page-name="Default">
        <draw:custom-shape draw:style-name="gr21" draw:text-style-name="P8" draw:layer="layout" svg:width="2.223cm" svg:height="0.953cm" svg:x="15.922cm" svg:y="5.445cm">
          <text:p text:style-name="P6"><text:span text:style-name="T2">Server</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2.223cm" svg:height="0.952cm" svg:x="24.177cm" svg:y="5.445cm">
          <text:p text:style-name="P6"><text:span text:style-name="T2">Plugin</text:span></text:p>
          <draw:enhanced-geometry svg:viewBox="0 0 21600 21600" draw:type="rectangle" draw:enhanced-path="M 0 0 L 21600 0 21600 21600 0 21600 0 0 Z N"/>
        </draw:custom-shape>
        <draw:path draw:style-name="gr17" draw:text-style-name="P9" draw:layer="layout" svg:width="10.927cm" svg:height="5.658cm" draw:transform="skewX (-0.616973890579995) rotate (2.45567825755602) translate (25.0025629061925cm 13.3198549251365cm)" svg:viewBox="0 0 10928 5659" svg:d="M10928 0c-5638 1-10928 5659-10928 5659">
          <text:p/>
        </draw:path>
        <draw:path draw:style-name="gr18" draw:text-style-name="P9" draw:layer="layout" svg:width="10.92cm" svg:height="5.659cm" draw:transform="skewX (0.616101225953998) rotate (0.686088928958971) translate (16.6091922187458cm 5.44200000000001cm)" svg:viewBox="0 0 10921 5660" svg:d="M0 0c5639 1 10921 5660 10921 5660">
          <text:p/>
        </draw:path>
        <draw:custom-shape draw:style-name="gr19" draw:text-style-name="P7" draw:layer="layout" svg:width="2.539cm" svg:height="0.952cm" svg:x="1.318cm" svg:y="8.302cm">
          <text:p text:style-name="P6"><text:span text:style-name="T2">External</text:span></text:p>
          <text:p text:style-name="P6"><text:span text:style-name="T2">Broadcast</text:span></text:p>
          <draw:enhanced-geometry svg:viewBox="0 0 21600 21600" draw:type="rectangle" draw:enhanced-path="M 0 0 L 21600 0 21600 21600 0 21600 0 0 Z N"/>
        </draw:custom-shape>
        <draw:custom-shape draw:style-name="gr19" draw:text-style-name="P7" draw:layer="layout" svg:width="2.539cm" svg:height="0.952cm" svg:x="1.318cm" svg:y="16.875cm">
          <text:p text:style-name="P6"><text:span text:style-name="T2">Response</text:span></text:p>
          <draw:enhanced-geometry svg:viewBox="0 0 21600 21600" draw:type="rectangle" draw:enhanced-path="M 0 0 L 21600 0 21600 21600 0 21600 0 0 Z N"/>
        </draw:custom-shape>
        <draw:custom-shape draw:style-name="gr19" draw:text-style-name="P7" draw:layer="layout" svg:width="2.539cm" svg:height="0.952cm" svg:x="1.317cm" svg:y="13.383cm">
          <text:p text:style-name="P6"><text:span text:style-name="T2">Subscription</text:span></text:p>
          <draw:enhanced-geometry svg:viewBox="0 0 21600 21600" draw:type="rectangle" draw:enhanced-path="M 0 0 L 21600 0 21600 21600 0 21600 0 0 Z N"/>
        </draw:custom-shape>
        <draw:custom-shape draw:style-name="gr20" draw:text-style-name="P10" draw:layer="layout" svg:width="3.81cm" svg:height="0.952cm" svg:x="2.27cm" svg:y="6.081cm">
          <text:p text:style-name="P6"><text:span text:style-name="T2">Message Type</text:span></text:p>
          <draw:enhanced-geometry svg:viewBox="0 0 21600 21600" draw:type="rectangle" draw:enhanced-path="M 0 0 L 21600 0 21600 21600 0 21600 0 0 Z N"/>
        </draw:custom-shape>
        <draw:custom-shape draw:style-name="gr21" draw:text-style-name="P8" draw:layer="layout" svg:width="2.223cm" svg:height="0.953cm" svg:x="11.159cm" svg:y="3.858cm">
          <text:p text:style-name="P6"><text:span text:style-name="T2">User1</text:span></text:p>
          <draw:enhanced-geometry svg:viewBox="0 0 21600 21600" draw:mirror-horizontal="false" draw:mirror-vertical="false" draw:type="rectangle" draw:enhanced-path="M 0 0 L 21600 0 21600 21600 0 21600 0 0 Z N"/>
        </draw:custom-shape>
        <draw:custom-shape draw:style-name="gr21" draw:text-style-name="P8" draw:layer="layout" svg:width="2.223cm" svg:height="0.953cm" svg:x="11.159cm" svg:y="5.445cm">
          <text:p text:style-name="P6"><text:span text:style-name="T2">User1</text:span></text:p>
          <draw:enhanced-geometry svg:viewBox="0 0 21600 21600" draw:mirror-horizontal="false" draw:mirror-vertical="false" draw:type="rectangle" draw:enhanced-path="M 0 0 L 21600 0 21600 21600 0 21600 0 0 Z N"/>
        </draw:custom-shape>
        <draw:custom-shape draw:style-name="gr21" draw:text-style-name="P8" draw:layer="layout" svg:width="2.223cm" svg:height="0.953cm" svg:x="11.16cm" svg:y="7.032cm">
          <text:p text:style-name="P6"><text:span text:style-name="T2">User1</text:span></text:p>
          <draw:enhanced-geometry svg:viewBox="0 0 21600 21600" draw:mirror-horizontal="false" draw:mirror-vertical="false" draw:type="rectangle" draw:enhanced-path="M 0 0 L 21600 0 21600 21600 0 21600 0 0 Z N"/>
        </draw:custom-shape>
        <draw:line draw:style-name="gr22" draw:text-style-name="P9" draw:layer="layout" svg:x1="15.922cm" svg:y1="6.08cm" svg:x2="13.382cm" svg:y2="4.175cm">
          <text:p/>
        </draw:line>
        <draw:line draw:style-name="gr23" draw:text-style-name="P9" draw:layer="layout" svg:x1="15.922cm" svg:y1="6.08cm" svg:x2="13.382cm" svg:y2="6.08cm">
          <text:p/>
        </draw:line>
        <draw:line draw:style-name="gr24" draw:text-style-name="P9" draw:layer="layout" svg:x1="15.922cm" svg:y1="6.08cm" svg:x2="13.382cm" svg:y2="7.668cm">
          <text:p/>
        </draw:line>
        <draw:custom-shape draw:style-name="gr25" draw:text-style-name="P12" draw:layer="layout" svg:width="20.638cm" svg:height="1.904cm" svg:x="4.492cm" svg:y="8.303cm">
          <text:p text:style-name="P11"><text:span text:style-name="T2">El mensaje se envia a todos los registrados en el servidor.</text:span></text:p>
          <text:p text:style-name="P11"><text:span text:style-name="T2">- Solo la aplicacion envia mensajes de Broadcast.</text:span></text:p>
          <text:p text:style-name="P11"><text:span text:style-name="T2">- Mensajes reservados para notificaciones globales.</text:span></text:p>
          <draw:enhanced-geometry svg:viewBox="0 0 21600 21600" draw:type="rectangle" draw:enhanced-path="M 0 0 L 21600 0 21600 21600 0 21600 0 0 Z N"/>
        </draw:custom-shape>
        <draw:custom-shape draw:style-name="gr26" draw:text-style-name="P12" draw:layer="layout" svg:width="20.638cm" svg:height="3.175cm" svg:x="4.492cm" svg:y="13.382cm">
          <text:p text:style-name="P11"><text:span text:style-name="T2">El mensaje se envia a quienes se hayan subscrito a un tipo evento.</text:span></text:p>
          <text:p text:style-name="P11"><text:span text:style-name="T2">-Los tipos de evento son particulares de cada Componente, y es el componente que <text:s/>eventos estan disponibles para subscripcion.</text:span></text:p>
          <draw:enhanced-geometry svg:viewBox="0 0 21600 21600" draw:type="rectangle" draw:enhanced-path="M 0 0 L 21600 0 21600 21600 0 21600 0 0 Z N"/>
        </draw:custom-shape>
        <draw:custom-shape draw:style-name="gr27" draw:text-style-name="P12" draw:layer="layout" svg:width="20.638cm" svg:height="3.174cm" svg:x="4.492cm" svg:y="16.875cm">
          <text:p text:style-name="P11"><text:span text:style-name="T2">El mensaje se envia en respuesta a un mensaje original envaido por el usuario.</text:span></text:p>
          <draw:enhanced-geometry svg:viewBox="0 0 21600 21600" draw:type="rectangle" draw:enhanced-path="M 0 0 L 21600 0 21600 21600 0 21600 0 0 Z N"/>
        </draw:custom-shape>
        <draw:custom-shape draw:style-name="gr19" draw:text-style-name="P7" draw:layer="layout" svg:width="2.539cm" svg:height="0.952cm" svg:x="1.318cm" svg:y="10.843cm">
          <text:p text:style-name="P6"><text:span text:style-name="T2">Internal</text:span></text:p>
          <text:p text:style-name="P6"><text:span text:style-name="T2">Broadcast</text:span></text:p>
          <draw:enhanced-geometry svg:viewBox="0 0 21600 21600" draw:type="rectangle" draw:enhanced-path="M 0 0 L 21600 0 21600 21600 0 21600 0 0 Z N"/>
        </draw:custom-shape>
        <draw:custom-shape draw:style-name="gr28" draw:text-style-name="P12" draw:layer="layout" svg:width="20.638cm" svg:height="1.905cm" svg:x="4.492cm" svg:y="10.842cm">
          <text:p text:style-name="P11"><text:span text:style-name="T2">Hay un tipo de broadcast que hace el Plugin cuando envia un mensaje para que se actualize la descipcion de su Componente.</text:span></text:p>
          <draw:enhanced-geometry svg:viewBox="0 0 21600 21600" draw:type="rectangle" draw:enhanced-path="M 0 0 L 21600 0 21600 21600 0 21600 0 0 Z N"/>
        </draw:custom-shape>
      </draw:page>
      <draw:page draw:name="page4" draw:style-name="dp1" draw:master-page-name="Default">
        <draw:custom-shape draw:style-name="gr29" draw:text-style-name="P13" draw:layer="layout" svg:width="17.145cm" svg:height="15.309cm" svg:x="5.227cm" svg:y="2.836cm">
          <text:p/>
          <draw:enhanced-geometry svg:viewBox="0 0 21600 21600" draw:type="rectangle" draw:enhanced-path="M 0 0 L 21600 0 21600 21600 0 21600 0 0 Z N"/>
        </draw:custom-shape>
        <draw:custom-shape draw:style-name="gr30" draw:text-style-name="P15" draw:layer="layout" svg:width="16.51cm" svg:height="1.27cm" svg:x="5.545cm" svg:y="3.115cm">
          <text:p text:style-name="P14"><text:span text:style-name="T3">User</text:span></text:p>
          <draw:enhanced-geometry svg:viewBox="0 0 21600 21600" draw:type="rectangle" draw:enhanced-path="M 0 0 L 21600 0 21600 21600 0 21600 0 0 Z N"/>
        </draw:custom-shape>
        <draw:custom-shape draw:style-name="gr31" draw:text-style-name="P15" draw:layer="layout" svg:width="5.715cm" svg:height="2.54cm" svg:x="8.085cm" svg:y="4.385cm">
          <text:p text:style-name="P14"><text:span text:style-name="T3">Browser</text:span></text:p>
          <draw:enhanced-geometry svg:viewBox="0 0 21600 21600" draw:mirror-horizontal="false" draw:mirror-vertical="false" draw:type="rectangle" draw:enhanced-path="M 0 0 L 21600 0 21600 21600 0 21600 0 0 Z N"/>
        </draw:custom-shape>
        <draw:custom-shape draw:style-name="gr32" draw:text-style-name="P15" draw:layer="layout" svg:width="8.255cm" svg:height="1.27cm" svg:x="13.8cm" svg:y="4.385cm">
          <text:p text:style-name="P14"><text:span text:style-name="T3">AI</text:span></text:p>
          <draw:enhanced-geometry svg:viewBox="0 0 21600 21600" draw:type="rectangle" draw:enhanced-path="M 0 0 L 21600 0 21600 21600 0 21600 0 0 Z N"/>
        </draw:custom-shape>
        <draw:custom-shape draw:style-name="gr32" draw:text-style-name="P15" draw:layer="layout" svg:width="8.255cm" svg:height="1.27cm" svg:x="13.8cm" svg:y="5.655cm">
          <text:p text:style-name="P14"><text:span text:style-name="T3">Console</text:span></text:p>
          <draw:enhanced-geometry svg:viewBox="0 0 21600 21600" draw:type="rectangle" draw:enhanced-path="M 0 0 L 21600 0 21600 21600 0 21600 0 0 Z N"/>
        </draw:custom-shape>
        <draw:custom-shape draw:style-name="gr33" draw:text-style-name="P16" draw:layer="layout" svg:width="5.397cm" svg:height="0.635cm" draw:transform="rotate (1.5707963267949) translate (5.545cm 12.322cm)">
          <text:p text:style-name="P6"><text:span text:style-name="T2">Plugins</text:span></text:p>
          <draw:enhanced-geometry svg:viewBox="0 0 21600 21600" draw:type="rectangle" draw:enhanced-path="M 0 0 L 21600 0 21600 21600 0 21600 0 0 Z N"/>
        </draw:custom-shape>
        <draw:custom-shape draw:style-name="gr34" draw:text-style-name="P17" draw:layer="layout" svg:width="15.88cm" svg:height="5.396cm" svg:x="6.179cm" svg:y="6.926cm">
          <text:p/>
          <draw:enhanced-geometry svg:viewBox="0 0 21600 21600" draw:type="rectangle" draw:enhanced-path="M 0 0 L 21600 0 21600 21600 0 21600 0 0 Z N"/>
        </draw:custom-shape>
        <draw:custom-shape draw:style-name="gr35" draw:text-style-name="P18" draw:layer="layout" svg:width="3.326cm" svg:height="0.635cm" svg:x="6.179cm" svg:y="6.926cm">
          <text:p text:style-name="P6"><text:span text:style-name="T2">Local</text:span></text:p>
          <draw:enhanced-geometry svg:viewBox="0 0 21600 21600" draw:type="rectangle" draw:enhanced-path="M 0 0 L 21600 0 21600 21600 0 21600 0 0 Z N"/>
        </draw:custom-shape>
        <draw:custom-shape draw:style-name="gr36" draw:text-style-name="P15" draw:layer="layout" svg:width="15.882cm" svg:height="5.4cm" svg:x="6.179cm" svg:y="12.322cm">
          <text:p/>
          <draw:enhanced-geometry svg:viewBox="0 0 21600 21600" draw:type="rectangle" draw:enhanced-path="M 0 0 L 21600 0 21600 21600 0 21600 0 0 Z N"/>
        </draw:custom-shape>
        <draw:custom-shape draw:style-name="gr37" draw:text-style-name="P19" draw:layer="layout" svg:width="3.175cm" svg:height="0.635cm" svg:x="6.182cm" svg:y="12.323cm">
          <text:p text:style-name="P6"><text:span text:style-name="T2">Remote</text:span></text:p>
          <draw:enhanced-geometry svg:viewBox="0 0 21600 21600" draw:mirror-horizontal="false" draw:mirror-vertical="false" draw:type="rectangle" draw:enhanced-path="M 0 0 L 21600 0 21600 21600 0 21600 0 0 Z N"/>
        </draw:custom-shape>
        <draw:custom-shape draw:style-name="gr38" draw:text-style-name="P20" draw:layer="layout" svg:width="5.4cm" svg:height="0.635cm" draw:transform="rotate (1.5707963267949) translate (5.545cm 17.722cm)">
          <text:p text:style-name="P6"><text:span text:style-name="T2">Services</text:span></text:p>
          <draw:enhanced-geometry svg:viewBox="0 0 21600 21600" draw:type="rectangle" draw:enhanced-path="M 0 0 L 21600 0 21600 21600 0 21600 0 0 Z N"/>
        </draw:custom-shape>
        <draw:custom-shape draw:style-name="gr39" draw:text-style-name="P21" draw:layer="layout" svg:width="3.61cm" svg:height="2.223cm" svg:x="6.497cm" svg:y="8.477cm">
          <text:p text:style-name="P6"><text:span text:style-name="T2">Connector</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39" draw:text-style-name="P21" draw:layer="layout" svg:width="3.61cm" svg:height="2.223cm" svg:x="9.198cm" svg:y="7.377cm">
          <text:p text:style-name="P6"><text:span text:style-name="T2">Desktop</text:span></text:p>
          <text:p text:style-name="P6"><text:span text:style-name="T2">App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39" draw:text-style-name="P21" draw:layer="layout" svg:width="3.61cm" svg:height="2.223cm" svg:x="9.198cm" svg:y="9.577cm">
          <text:p text:style-name="P6"><text:span text:style-name="T2">Stand Alone</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39" draw:text-style-name="P21" draw:layer="layout" svg:width="3.61cm" svg:height="2.223cm" svg:x="11.898cm" svg:y="8.477cm">
          <text:p text:style-name="P6"><text:span text:style-name="T2">O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39" draw:text-style-name="P21" draw:layer="layout" svg:width="3.61cm" svg:height="2.223cm" svg:x="14.598cm" svg:y="7.377cm">
          <text:p text:style-name="P6"><text:span text:style-name="T2">Http Server</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39" draw:text-style-name="P21" draw:layer="layout" svg:width="3.61cm" svg:height="2.223cm" svg:x="14.598cm" svg:y="9.577cm">
          <text:p text:style-name="P6"><text:span text:style-name="T2">IoT</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0" draw:text-style-name="P22" draw:layer="layout" svg:width="2.858cm" svg:height="5.397cm" svg:x="19.197cm" svg:y="6.925cm">
          <text:p text:style-name="P3">Plugin</text:p>
          <text:p text:style-name="P3">Store</text:p>
          <text:p text:style-name="P3">Access</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ustom-shape draw:style-name="gr41" draw:text-style-name="P23" draw:layer="layout" svg:width="2.859cm" svg:height="5.397cm" svg:x="19.197cm" svg:y="12.325cm">
          <text:p text:style-name="P3">Service</text:p>
          <text:p text:style-name="P3">Catalog</text:p>
          <text:p text:style-name="P3">Access</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ustom-shape draw:style-name="gr42" draw:text-style-name="P24" draw:layer="layout" svg:width="3.61cm" svg:height="2.223cm" svg:x="6.498cm" svg:y="13.877cm">
          <text:p text:style-name="P6"><text:span text:style-name="T2">Protocol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2" draw:text-style-name="P24" draw:layer="layout" svg:width="3.61cm" svg:height="2.223cm" svg:x="9.199cm" svg:y="12.777cm">
          <text:p text:style-name="P6"><text:span text:style-name="T2">Saa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2" draw:text-style-name="P24" draw:layer="layout" svg:width="3.61cm" svg:height="2.223cm" svg:x="9.199cm" svg:y="14.977cm">
          <text:p text:style-name="P6"><text:span text:style-name="T2">Search</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2" draw:text-style-name="P24" draw:layer="layout" svg:width="3.61cm" svg:height="2.223cm" svg:x="11.899cm" svg:y="13.877cm">
          <text:p text:style-name="P6"><text:span text:style-name="T2">Busines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2" draw:text-style-name="P24" draw:layer="layout" svg:width="3.61cm" svg:height="2.223cm" svg:x="14.599cm" svg:y="12.777cm">
          <text:p text:style-name="P6"><text:span text:style-name="T2">AI</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2" draw:text-style-name="P24" draw:layer="layout" svg:width="3.61cm" svg:height="2.223cm" svg:x="14.599cm" svg:y="14.977cm">
          <text:p text:style-name="P6"><text:span text:style-name="T2">Source of Truth</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3" draw:text-style-name="P26" draw:layer="layout" svg:width="2.539cm" svg:height="2.54cm" svg:x="5.546cm" svg:y="4.385cm">
          <text:p text:style-name="P25"><text:span text:style-name="T4">OAuth2</text:span></text:p>
          <draw:enhanced-geometry svg:viewBox="0 0 21600 21600" draw:type="rectangle" draw:enhanced-path="M 0 0 L 21600 0 21600 21600 0 21600 0 0 Z N"/>
        </draw:custom-shape>
      </draw:page>
      <draw:page draw:name="page5" draw:style-name="dp1" draw:master-page-name="Default">
        <draw:custom-shape draw:style-name="gr44" draw:text-style-name="P24" xml:id="id24" draw:id="id24" draw:layer="layout" svg:width="1.805cm" svg:height="1.688cm" svg:x="4.022cm" svg:y="12.677cm">
          <text:p text:style-name="P6"><text:span text:style-name="T2">AI</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45" draw:text-style-name="P27" draw:layer="layout" svg:width="8.255cm" svg:height="8.903cm" svg:x="17.611cm" svg:y="9.242cm">
          <text:p/>
          <draw:enhanced-geometry svg:viewBox="0 0 21600 21600" draw:type="rectangle" draw:enhanced-path="M 0 0 L 21600 0 21600 21600 0 21600 0 0 Z N"/>
        </draw:custom-shape>
        <draw:custom-shape draw:style-name="gr46" draw:text-style-name="P18" xml:id="id27" draw:id="id27" draw:layer="layout" svg:width="3.175cm" svg:height="9.207cm" svg:x="12.495cm" svg:y="5.115cm">
          <text:p text:style-name="P6"><text:span text:style-name="T2">Console</text:span></text:p>
          <draw:enhanced-geometry svg:viewBox="0 0 21600 21600" draw:type="rectangle" draw:enhanced-path="M 0 0 L 21600 0 21600 21600 0 21600 0 0 Z N"/>
        </draw:custom-shape>
        <draw:custom-shape draw:style-name="gr47" draw:text-style-name="P27" draw:layer="layout" svg:width="8.255cm" svg:height="4.445cm" svg:x="17.613cm" svg:y="3.857cm">
          <text:p/>
          <draw:enhanced-geometry svg:viewBox="0 0 21600 21600" draw:type="rectangle" draw:enhanced-path="M 0 0 L 21600 0 21600 21600 0 21600 0 0 Z N"/>
        </draw:custom-shape>
        <draw:custom-shape draw:style-name="gr48" draw:text-style-name="P28" xml:id="id23" draw:id="id23" draw:layer="layout" svg:width="3.493cm" svg:height="0.623cm" svg:x="7.097cm" svg:y="9.402cm">
          <text:p text:style-name="P6"><text:span text:style-name="T2">AIA – Server - Tool</text:span></text:p>
          <draw:enhanced-geometry svg:viewBox="0 0 21600 21600" draw:type="rectangle" draw:enhanced-path="M 0 0 L 21600 0 21600 21600 0 21600 0 0 Z N"/>
        </draw:custom-shape>
        <draw:custom-shape draw:style-name="gr49" draw:text-style-name="P24" xml:id="id22" draw:id="id22" draw:layer="layout" svg:width="2.54cm" svg:height="0.952cm" svg:x="7.576cm" svg:y="13.052cm">
          <text:p text:style-name="P6"><text:span text:style-name="T2">Console</text:span></text:p>
          <draw:enhanced-geometry svg:viewBox="0 0 21600 21600" draw:type="rectangle" draw:enhanced-path="M 0 0 L 21600 0 21600 21600 0 21600 0 0 Z N"/>
        </draw:custom-shape>
        <draw:connector draw:style-name="gr50" draw:text-style-name="P3" draw:layer="layout" svg:x1="15.352cm" svg:y1="5.91cm" svg:x2="17.929cm" svg:y2="4.955cm" draw:start-shape="id20" draw:start-glue-point="1" draw:end-shape="id21" draw:end-glue-point="3" svg:d="M15352 5910h1289v-955h1288" svg:viewBox="0 0 2578 956">
          <text:p/>
        </draw:connector>
        <draw:connector draw:style-name="gr50" draw:text-style-name="P3" draw:layer="layout" svg:x1="8.846cm" svg:y1="13.052cm" svg:x2="8.843cm" svg:y2="10.025cm" draw:start-shape="id22" draw:start-glue-point="0" draw:end-shape="id23" draw:end-glue-point="2" svg:d="M8846 13052v-1514h-3v-1513" svg:viewBox="0 0 4 3028">
          <text:p/>
        </draw:connector>
        <draw:connector draw:style-name="gr50" draw:text-style-name="P6" draw:layer="layout" svg:x1="5.827cm" svg:y1="13.521cm" svg:x2="7.576cm" svg:y2="13.528cm" draw:start-shape="id24" draw:start-glue-point="1" draw:end-shape="id22" draw:end-glue-point="3" svg:d="M5827 13521h875v7h874" svg:viewBox="0 0 1750 8">
          <text:p/>
        </draw:connector>
        <draw:connector draw:style-name="gr51" draw:text-style-name="P6" draw:layer="layout" svg:x1="2.494cm" svg:y1="7.35cm" svg:x2="3.954cm" svg:y2="3.382cm" draw:start-shape="id25" draw:start-glue-point="4" draw:end-shape="id26" draw:end-glue-point="3" svg:d="M2494 7350v-3968h1460" svg:viewBox="0 0 1461 3969">
          <text:p text:style-name="P3"><text:span text:style-name="T2">Browse</text:span></text:p>
        </draw:connector>
        <draw:connector draw:style-name="gr51" draw:text-style-name="P6" draw:layer="layout" svg:x1="2.494cm" svg:y1="8.938cm" svg:x2="4.022cm" svg:y2="13.521cm" draw:start-shape="id25" draw:start-glue-point="8" draw:end-shape="id24" draw:end-glue-point="3" svg:d="M2494 8938v4583h1528" svg:viewBox="0 0 1529 4584">
          <text:p text:style-name="P3"><text:span text:style-name="T2">Speak</text:span></text:p>
          <text:p text:style-name="P3"><text:span text:style-name="T2">Write,</text:span></text:p>
          <text:p text:style-name="P3"><text:span text:style-name="T2">Other</text:span></text:p>
        </draw:connector>
        <draw:custom-shape draw:style-name="gr49" draw:text-style-name="P24" xml:id="id26" draw:id="id26" draw:layer="layout" svg:width="2.54cm" svg:height="0.952cm" svg:x="3.954cm" svg:y="2.906cm">
          <text:p text:style-name="P6"><text:span text:style-name="T2">Browser</text:span></text:p>
          <draw:enhanced-geometry svg:viewBox="0 0 21600 21600" draw:type="rectangle" draw:enhanced-path="M 0 0 L 21600 0 21600 21600 0 21600 0 0 Z N"/>
        </draw:custom-shape>
        <draw:connector draw:style-name="gr50" draw:text-style-name="P3" draw:layer="layout" svg:x1="6.494cm" svg:y1="3.382cm" svg:x2="19.517cm" svg:y2="4.479cm" draw:start-shape="id26" draw:start-glue-point="1" draw:end-shape="id21" draw:end-glue-point="0" svg:d="M6494 3382h13023v1097" svg:viewBox="0 0 13024 1098">
          <text:p/>
        </draw:connector>
        <draw:custom-shape draw:style-name="gr52" draw:text-style-name="P24" xml:id="id33" draw:id="id33" draw:layer="layout" svg:width="3.176cm" svg:height="0.953cm" svg:x="17.929cm" svg:y="5.75cm">
          <text:p text:style-name="P6"><text:span text:style-name="T2">Vlc</text:span></text:p>
          <draw:enhanced-geometry svg:viewBox="0 0 21600 21600" draw:type="rectangle" draw:enhanced-path="M 0 0 L 21600 0 21600 21600 0 21600 0 0 Z N"/>
        </draw:custom-shape>
        <draw:custom-shape draw:style-name="gr53" draw:text-style-name="P21" draw:layer="layout" svg:width="2.54cm" svg:height="0.952cm" svg:x="12.812cm" svg:y="5.433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6.385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7.338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7.338cm">
          <text:p text:style-name="P6"><text:span text:style-name="T2">Console</text:span></text:p>
          <draw:enhanced-geometry svg:viewBox="0 0 21600 21600" draw:type="rectangle" draw:enhanced-path="M 0 0 L 21600 0 21600 21600 0 21600 0 0 Z N"/>
        </draw:custom-shape>
        <draw:custom-shape draw:style-name="gr53" draw:text-style-name="P21" xml:id="id20" draw:id="id20" draw:layer="layout" svg:width="2.54cm" svg:height="0.952cm" svg:x="12.812cm" svg:y="5.434cm">
          <text:p text:style-name="P6"><text:span text:style-name="T2">Http Server Plugin</text:span></text:p>
          <draw:enhanced-geometry svg:viewBox="0 0 21600 21600" draw:type="rectangle" draw:enhanced-path="M 0 0 L 21600 0 21600 21600 0 21600 0 0 Z N"/>
        </draw:custom-shape>
        <draw:custom-shape draw:style-name="gr53" draw:text-style-name="P30" xml:id="id32" draw:id="id32" draw:layer="layout" svg:width="2.54cm" svg:height="0.952cm" svg:x="12.812cm" svg:y="6.386cm">
          <text:p text:style-name="P29"><text:span text:style-name="T2">Vlc Plugin</text:span></text:p>
          <draw:enhanced-geometry svg:viewBox="0 0 21600 21600" draw:type="rectangle" draw:enhanced-path="M 0 0 L 21600 0 21600 21600 0 21600 0 0 Z N"/>
        </draw:custom-shape>
        <draw:custom-shape draw:style-name="gr53" draw:text-style-name="P21" draw:layer="layout" svg:width="2.54cm" svg:height="0.952cm" svg:x="12.812cm" svg:y="7.339cm">
          <text:p text:style-name="P6"><text:span text:style-name="T2">Console</text:span></text:p>
          <draw:enhanced-geometry svg:viewBox="0 0 21600 21600" draw:type="rectangle" draw:enhanced-path="M 0 0 L 21600 0 21600 21600 0 21600 0 0 Z N"/>
        </draw:custom-shape>
        <draw:custom-shape draw:style-name="gr53" draw:text-style-name="P30" xml:id="id28" draw:id="id28" draw:layer="layout" svg:width="2.54cm" svg:height="0.952cm" svg:x="12.812cm" svg:y="7.339cm">
          <text:p text:style-name="P29"><text:span text:style-name="T2">IoT Plugin</text:span></text:p>
          <draw:enhanced-geometry svg:viewBox="0 0 21600 21600" draw:type="rectangle" draw:enhanced-path="M 0 0 L 21600 0 21600 21600 0 21600 0 0 Z N"/>
        </draw:custom-shape>
        <draw:custom-shape draw:style-name="gr53" draw:text-style-name="P21" draw:layer="layout" svg:width="2.54cm" svg:height="0.952cm" svg:x="12.812cm" svg:y="8.289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9.241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10.194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10.194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8.29cm">
          <text:p text:style-name="P6"><text:span text:style-name="T2">SaaS Plugin</text:span></text:p>
          <draw:enhanced-geometry svg:viewBox="0 0 21600 21600" draw:type="rectangle" draw:enhanced-path="M 0 0 L 21600 0 21600 21600 0 21600 0 0 Z N"/>
        </draw:custom-shape>
        <draw:custom-shape draw:style-name="gr54" draw:text-style-name="P30" xml:id="id30" draw:id="id30" draw:layer="layout" svg:width="2.54cm" svg:height="0.952cm" svg:x="12.812cm" svg:y="9.242cm">
          <text:p text:style-name="P29"><text:span text:style-name="T2">Email Plugin</text:span></text:p>
          <draw:enhanced-geometry svg:viewBox="0 0 21600 21600" draw:type="rectangle" draw:enhanced-path="M 0 0 L 21600 0 21600 21600 0 21600 0 0 Z N"/>
        </draw:custom-shape>
        <draw:custom-shape draw:style-name="gr53" draw:text-style-name="P21" draw:layer="layout" svg:width="2.54cm" svg:height="0.952cm" svg:x="12.812cm" svg:y="10.195cm">
          <text:p text:style-name="P6"><text:span text:style-name="T2">Console</text:span></text:p>
          <draw:enhanced-geometry svg:viewBox="0 0 21600 21600" draw:type="rectangle" draw:enhanced-path="M 0 0 L 21600 0 21600 21600 0 21600 0 0 Z N"/>
        </draw:custom-shape>
        <draw:custom-shape draw:style-name="gr55" draw:text-style-name="P30" draw:layer="layout" svg:width="2.54cm" svg:height="0.952cm" svg:x="12.812cm" svg:y="10.195cm">
          <text:p text:style-name="P29"><text:span text:style-name="T2">Stand Alone Plugin</text:span></text:p>
          <draw:enhanced-geometry svg:viewBox="0 0 21600 21600" draw:type="rectangle" draw:enhanced-path="M 0 0 L 21600 0 21600 21600 0 21600 0 0 Z N"/>
        </draw:custom-shape>
        <draw:custom-shape draw:style-name="gr53" draw:text-style-name="P21" draw:layer="layout" svg:width="2.54cm" svg:height="0.952cm" svg:x="12.812cm" svg:y="11.147cm">
          <text:p text:style-name="P6"><text:span text:style-name="T2">Rest API Plugin</text:span></text:p>
          <draw:enhanced-geometry svg:viewBox="0 0 21600 21600" draw:type="rectangle" draw:enhanced-path="M 0 0 L 21600 0 21600 21600 0 21600 0 0 Z N"/>
        </draw:custom-shape>
        <draw:custom-shape draw:style-name="gr56" draw:text-style-name="P30" draw:layer="layout" svg:width="2.54cm" svg:height="0.952cm" svg:x="12.812cm" svg:y="12.1cm">
          <text:p text:style-name="P29"><text:span text:style-name="T2">Search Plugin</text:span></text:p>
          <draw:enhanced-geometry svg:viewBox="0 0 21600 21600" draw:type="rectangle" draw:enhanced-path="M 0 0 L 21600 0 21600 21600 0 21600 0 0 Z N"/>
        </draw:custom-shape>
        <draw:custom-shape draw:style-name="gr57" draw:text-style-name="P31" xml:id="id34" draw:id="id34" draw:layer="layout" svg:width="2.54cm" svg:height="0.952cm" svg:x="12.812cm" svg:y="13.053cm">
          <text:p text:style-name="P29"><text:span text:style-name="T2">AIA Server Conn Plugin</text:span></text:p>
          <draw:enhanced-geometry svg:viewBox="0 0 21600 21600" draw:type="rectangle" draw:enhanced-path="M 0 0 L 21600 0 21600 21600 0 21600 0 0 Z N"/>
        </draw:custom-shape>
        <draw:connector draw:style-name="gr50" draw:text-style-name="P3" draw:layer="layout" svg:x1="10.59cm" svg:y1="9.713cm" svg:x2="12.495cm" svg:y2="9.718cm" draw:start-shape="id23" draw:start-glue-point="1" draw:end-shape="id27" draw:end-glue-point="3" svg:d="M10590 9713h943v5h962" svg:viewBox="0 0 1906 6">
          <text:p/>
        </draw:connector>
        <draw:connector draw:style-name="gr50" draw:text-style-name="P3" draw:layer="layout" svg:x1="15.352cm" svg:y1="7.815cm" svg:x2="17.929cm" svg:y2="7.496cm" draw:start-shape="id28" draw:start-glue-point="1" draw:end-shape="id29" draw:end-glue-point="3" svg:d="M15352 7815h1288v-319h1289" svg:viewBox="0 0 2578 320">
          <text:p/>
        </draw:connector>
        <draw:custom-shape draw:style-name="gr58" draw:text-style-name="P24" xml:id="id31" draw:id="id31" draw:layer="layout" svg:width="3.175cm" svg:height="0.952cm" svg:x="17.891cm" svg:y="9.52cm">
          <text:p text:style-name="P6"><text:span text:style-name="T2">Email</text:span></text:p>
          <draw:enhanced-geometry svg:viewBox="0 0 21600 21600" draw:type="rectangle" draw:enhanced-path="M 0 0 L 21600 0 21600 21600 0 21600 0 0 Z N"/>
        </draw:custom-shape>
        <draw:connector draw:style-name="gr50" draw:text-style-name="P3" draw:layer="layout" svg:x1="15.352cm" svg:y1="9.718cm" svg:x2="17.891cm" svg:y2="9.996cm" draw:start-shape="id30" draw:start-glue-point="1" draw:end-shape="id31" draw:end-glue-point="3" svg:d="M15352 9718h1269v278h1270" svg:viewBox="0 0 2540 279">
          <text:p/>
        </draw:connector>
        <draw:custom-shape draw:style-name="gr59" draw:text-style-name="P19" draw:layer="layout" svg:width="3.175cm" svg:height="0.635cm" svg:x="22.69cm" svg:y="3.222cm">
          <text:p text:style-name="P6"><text:span text:style-name="T2">Local Services</text:span></text:p>
          <draw:enhanced-geometry svg:viewBox="0 0 21600 21600" draw:type="rectangle" draw:enhanced-path="M 0 0 L 21600 0 21600 21600 0 21600 0 0 Z N"/>
        </draw:custom-shape>
        <draw:custom-shape draw:style-name="gr60" draw:text-style-name="P32" draw:layer="layout" svg:width="3.173cm" svg:height="0.635cm" svg:x="21.74cm" svg:y="5.75cm">
          <text:p text:style-name="P6"><text:span text:style-name="T2">Desktop/Mobile</text:span></text:p>
          <draw:enhanced-geometry svg:viewBox="0 0 21600 21600" draw:type="rectangle" draw:enhanced-path="M 0 0 L 21600 0 21600 21600 0 21600 0 0 Z N"/>
        </draw:custom-shape>
        <draw:custom-shape draw:style-name="gr61" draw:text-style-name="P32" draw:layer="layout" svg:width="3.175cm" svg:height="0.635cm" svg:x="21.74cm" svg:y="4.48cm">
          <text:p text:style-name="P6"><text:span text:style-name="T2">Dockerized Net</text:span></text:p>
          <draw:enhanced-geometry svg:viewBox="0 0 21600 21600" draw:type="rectangle" draw:enhanced-path="M 0 0 L 21600 0 21600 21600 0 21600 0 0 Z N"/>
        </draw:custom-shape>
        <draw:custom-shape draw:style-name="gr59" draw:text-style-name="P19" draw:layer="layout" svg:width="3.175cm" svg:height="0.635cm" svg:x="22.69cm" svg:y="8.607cm">
          <text:p text:style-name="P6"><text:span text:style-name="T2">Remote Services</text:span></text:p>
          <draw:enhanced-geometry svg:viewBox="0 0 21600 21600" draw:type="rectangle" draw:enhanced-path="M 0 0 L 21600 0 21600 21600 0 21600 0 0 Z N"/>
        </draw:custom-shape>
        <draw:custom-shape draw:style-name="gr58" draw:text-style-name="P24" xml:id="id29" draw:id="id29" draw:layer="layout" svg:width="3.175cm" svg:height="0.952cm" svg:x="17.929cm" svg:y="7.02cm">
          <text:p text:style-name="P6"><text:span text:style-name="T2">IoT</text:span></text:p>
          <draw:enhanced-geometry svg:viewBox="0 0 21600 21600" draw:type="rectangle" draw:enhanced-path="M 0 0 L 21600 0 21600 21600 0 21600 0 0 Z N"/>
        </draw:custom-shape>
        <draw:connector draw:style-name="gr50" draw:text-style-name="P3" draw:layer="layout" svg:x1="15.352cm" svg:y1="6.862cm" svg:x2="17.929cm" svg:y2="6.226cm" draw:start-shape="id32" draw:start-glue-point="1" draw:end-shape="id33" draw:end-glue-point="3" svg:d="M15352 6862h1289v-636h1288" svg:viewBox="0 0 2578 637">
          <text:p/>
        </draw:connector>
        <draw:custom-shape draw:style-name="gr62" draw:text-style-name="P32" draw:layer="layout" svg:width="3.165cm" svg:height="0.635cm" svg:x="21.74cm" svg:y="7.02cm">
          <text:p text:style-name="P6"><text:span text:style-name="T2">Hardware</text:span></text:p>
          <draw:enhanced-geometry svg:viewBox="0 0 21600 21600" draw:type="rectangle" draw:enhanced-path="M 0 0 L 21600 0 21600 21600 0 21600 0 0 Z N"/>
        </draw:custom-shape>
        <draw:custom-shape draw:style-name="gr63" draw:text-style-name="P24" xml:id="id35" draw:id="id35" draw:layer="layout" svg:width="3.175cm" svg:height="0.953cm" svg:x="17.891cm" svg:y="10.747cm">
          <text:p text:style-name="P6"><text:span text:style-name="T2">AIA Service</text:span></text:p>
          <text:p text:style-name="P6"><text:span text:style-name="T2">Bussines / Gov</text:span></text:p>
          <draw:enhanced-geometry svg:viewBox="0 0 21600 21600" draw:type="rectangle" draw:enhanced-path="M 0 0 L 21600 0 21600 21600 0 21600 0 0 Z N"/>
        </draw:custom-shape>
        <draw:custom-shape draw:style-name="gr63" draw:text-style-name="P24" xml:id="id36" draw:id="id36" draw:layer="layout" svg:width="3.175cm" svg:height="0.953cm" svg:x="17.891cm" svg:y="11.934cm">
          <text:p text:style-name="P6"><text:span text:style-name="T2">AIA Service</text:span></text:p>
          <text:p text:style-name="P6"><text:span text:style-name="T2">Individuals</text:span></text:p>
          <draw:enhanced-geometry svg:viewBox="0 0 21600 21600" draw:type="rectangle" draw:enhanced-path="M 0 0 L 21600 0 21600 21600 0 21600 0 0 Z N"/>
        </draw:custom-shape>
        <draw:connector draw:style-name="gr50" draw:text-style-name="P3" draw:layer="layout" svg:x1="15.352cm" svg:y1="13.529cm" svg:x2="17.891cm" svg:y2="11.223cm" draw:start-shape="id34" draw:start-glue-point="1" draw:end-shape="id35" draw:end-glue-point="3" svg:d="M15352 13529h1269v-2306h1270" svg:viewBox="0 0 2540 2307">
          <text:p/>
        </draw:connector>
        <draw:custom-shape draw:style-name="gr52" draw:text-style-name="P24" xml:id="id21" draw:id="id21" draw:layer="layout" svg:width="3.176cm" svg:height="0.953cm" svg:x="17.929cm" svg:y="4.479cm">
          <text:p text:style-name="P6"><text:span text:style-name="T2">Http Server</text:span></text:p>
          <draw:enhanced-geometry svg:viewBox="0 0 21600 21600" draw:type="rectangle" draw:enhanced-path="M 0 0 L 21600 0 21600 21600 0 21600 0 0 Z N"/>
        </draw:custom-shape>
        <draw:connector draw:style-name="gr50" draw:text-style-name="P3" draw:layer="layout" svg:x1="15.352cm" svg:y1="13.529cm" svg:x2="17.891cm" svg:y2="12.41cm" draw:start-shape="id34" draw:start-glue-point="1" draw:end-shape="id36" draw:end-glue-point="3" svg:d="M15352 13529h1269v-1119h1270" svg:viewBox="0 0 2540 1120">
          <text:p/>
        </draw:connector>
        <draw:custom-shape draw:style-name="gr64" draw:text-style-name="P33" draw:layer="layout" svg:width="2.54cm" svg:height="0.635cm" svg:x="22.337cm" svg:y="14.005cm">
          <text:p text:style-name="P29"><text:span text:style-name="T2">Any</text:span></text:p>
          <draw:enhanced-geometry svg:viewBox="0 0 21600 21600" draw:type="rectangle" draw:enhanced-path="M 0 0 L 21600 0 21600 21600 0 21600 0 0 Z N"/>
        </draw:custom-shape>
        <draw:custom-shape draw:style-name="gr63" draw:text-style-name="P24" xml:id="id37" draw:id="id37" draw:layer="layout" svg:width="3.175cm" svg:height="0.953cm" svg:x="17.892cm" svg:y="13.052cm">
          <text:p text:style-name="P6"><text:span text:style-name="T2">AIA Service</text:span></text:p>
          <text:p text:style-name="P6"><text:span text:style-name="T2">Specialized AI’s</text:span></text:p>
          <draw:enhanced-geometry svg:viewBox="0 0 21600 21600" draw:type="rectangle" draw:enhanced-path="M 0 0 L 21600 0 21600 21600 0 21600 0 0 Z N"/>
        </draw:custom-shape>
        <draw:connector draw:style-name="gr50" draw:text-style-name="P3" draw:layer="layout" svg:x1="15.352cm" svg:y1="13.529cm" svg:x2="17.892cm" svg:y2="13.528cm" draw:start-shape="id34" draw:start-glue-point="1" draw:end-shape="id37" draw:end-glue-point="3" svg:d="M15352 13529h1270v-1h1270" svg:viewBox="0 0 2541 2">
          <text:p/>
        </draw:connector>
        <draw:custom-shape draw:style-name="gr63" draw:text-style-name="P24" xml:id="id38" draw:id="id38" draw:layer="layout" svg:width="3.175cm" svg:height="0.953cm" svg:x="17.892cm" svg:y="14.322cm">
          <text:p text:style-name="P6"><text:span text:style-name="T2">AIA Service</text:span></text:p>
          <text:p text:style-name="P6"><text:span text:style-name="T2">Source of Truth</text:span></text:p>
          <draw:enhanced-geometry svg:viewBox="0 0 21600 21600" draw:type="rectangle" draw:enhanced-path="M 0 0 L 21600 0 21600 21600 0 21600 0 0 Z N"/>
        </draw:custom-shape>
        <draw:custom-shape draw:style-name="gr63" draw:text-style-name="P24" xml:id="id39" draw:id="id39" draw:layer="layout" svg:width="3.175cm" svg:height="0.953cm" svg:x="17.892cm" svg:y="15.592cm">
          <text:p text:style-name="P6"><text:span text:style-name="T2">AIA Service</text:span></text:p>
          <text:p text:style-name="P6"><text:span text:style-name="T2">Service Directory</text:span></text:p>
          <draw:enhanced-geometry svg:viewBox="0 0 21600 21600" draw:type="rectangle" draw:enhanced-path="M 0 0 L 21600 0 21600 21600 0 21600 0 0 Z N"/>
        </draw:custom-shape>
        <draw:custom-shape draw:style-name="gr63" draw:text-style-name="P24" xml:id="id41" draw:id="id41" draw:layer="layout" svg:width="3.175cm" svg:height="0.953cm" svg:x="17.892cm" svg:y="16.875cm">
          <text:p text:style-name="P6"><text:span text:style-name="T2">AIA Service</text:span></text:p>
          <text:p text:style-name="P6"><text:span text:style-name="T2">Social Network</text:span></text:p>
          <draw:enhanced-geometry svg:viewBox="0 0 21600 21600" draw:type="rectangle" draw:enhanced-path="M 0 0 L 21600 0 21600 21600 0 21600 0 0 Z N"/>
        </draw:custom-shape>
        <draw:connector draw:style-name="gr50" draw:text-style-name="P3" draw:layer="layout" svg:x1="15.352cm" svg:y1="13.529cm" svg:x2="17.892cm" svg:y2="14.798cm" draw:start-shape="id34" draw:start-glue-point="1" draw:end-shape="id38" draw:end-glue-point="3" svg:d="M15352 13529h1270v1269h1270" svg:viewBox="0 0 2541 1270">
          <text:p/>
        </draw:connector>
        <draw:connector draw:style-name="gr50" draw:text-style-name="P3" draw:layer="layout" svg:x1="15.352cm" svg:y1="13.529cm" svg:x2="17.892cm" svg:y2="16.068cm" draw:start-shape="id34" draw:start-glue-point="1" draw:end-shape="id39" draw:end-glue-point="3" svg:d="M15352 13529h1270v2539h1270" svg:viewBox="0 0 2541 2540">
          <text:p/>
        </draw:connector>
        <draw:custom-shape draw:style-name="gr65" draw:text-style-name="P33" draw:layer="layout" svg:width="3.15cm" svg:height="0.635cm" svg:x="21.702cm" svg:y="9.552cm">
          <text:p text:style-name="P29"><text:span text:style-name="T2">Internet</text:span></text:p>
          <draw:enhanced-geometry svg:viewBox="0 0 21600 21600" draw:type="rectangle" draw:enhanced-path="M 0 0 L 21600 0 21600 21600 0 21600 0 0 Z N"/>
        </draw:custom-shape>
        <draw:custom-shape draw:style-name="gr66" draw:text-style-name="P9" draw:layer="layout" svg:width="0.635cm" svg:height="6.363cm" svg:x="21.385cm" svg:y="11.14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right $1" draw:handle-position-x="right" draw:handle-position-y="$1"/>
          </draw:enhanced-geometry>
        </draw:custom-shape>
        <draw:custom-shape draw:style-name="gr67" draw:text-style-name="P34" xml:id="id25" draw:id="id25" draw:layer="layout" svg:width="1.587cm" svg:height="1.588cm" svg:x="1.7cm" svg:y="7.35cm">
          <text:p text:style-name="P3"/>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range-y-minimum="14510" draw:handle-range-y-maximum="18520" draw:handle-position="10800 $0" draw:handle-position-x="10800" draw:handle-position-y="$0"/>
          </draw:enhanced-geometry>
        </draw:custom-shape>
        <draw:custom-shape draw:style-name="gr68" draw:text-style-name="P28" xml:id="id40" draw:id="id40" draw:layer="layout" svg:width="3.493cm" svg:height="0.635cm" svg:x="3.187cm" svg:y="16.24cm">
          <text:p text:style-name="P6"><text:span text:style-name="T2">AIA Server - AI</text:span></text:p>
          <draw:enhanced-geometry svg:viewBox="0 0 21600 21600" draw:type="rectangle" draw:enhanced-path="M 0 0 L 21600 0 21600 21600 0 21600 0 0 Z N"/>
        </draw:custom-shape>
        <draw:connector draw:style-name="gr50" draw:text-style-name="P3" draw:layer="layout" svg:x1="4.924cm" svg:y1="14.365cm" svg:x2="4.933cm" svg:y2="16.24cm" draw:start-shape="id24" draw:start-glue-point="2" draw:end-shape="id40" draw:end-glue-point="0" svg:d="M4924 14365v938h9v937" svg:viewBox="0 0 10 1876">
          <text:p/>
        </draw:connector>
        <draw:connector draw:style-name="gr50" draw:text-style-name="P3" draw:layer="layout" svg:x1="15.352cm" svg:y1="13.529cm" svg:x2="17.892cm" svg:y2="17.351cm" draw:start-shape="id34" draw:start-glue-point="1" draw:end-shape="id41" draw:end-glue-point="3" svg:d="M15352 13529h1270v3822h1270" svg:viewBox="0 0 2541 3823">
          <text:p/>
        </draw:connector>
        <draw:custom-shape draw:style-name="gr69" draw:text-style-name="P35" draw:layer="layout" svg:width="4.445cm" svg:height="2.223cm" svg:x="11.743cm" svg:y="15.604cm">
          <text:p text:style-name="P29"><text:span text:style-name="T2">Open Emergence</text:span></text:p>
          <text:p text:style-name="P29"><text:span text:style-name="T2">Allowing living ecosystems to emerge ( appear, grow, auto-fix, evolve )</text:span></text:p>
          <draw:enhanced-geometry svg:viewBox="0 0 21600 21600" draw:type="rectangle" draw:enhanced-path="M 0 0 L 21600 0 21600 21600 0 21600 0 0 Z N"/>
        </draw:custom-shape>
        <draw:custom-shape draw:style-name="gr49" draw:text-style-name="P24" xml:id="id42" draw:id="id42" draw:layer="layout" svg:width="2.54cm" svg:height="0.952cm" svg:x="7.597cm" svg:y="7.03cm">
          <text:p text:style-name="P6"><text:span text:style-name="T2">OAuth2 Gateway</text:span></text:p>
          <draw:enhanced-geometry svg:viewBox="0 0 21600 21600" draw:type="rectangle" draw:enhanced-path="M 0 0 L 21600 0 21600 21600 0 21600 0 0 Z N"/>
        </draw:custom-shape>
        <draw:connector draw:style-name="gr50" draw:text-style-name="P3" draw:layer="layout" svg:x1="5.224cm" svg:y1="3.858cm" svg:x2="7.597cm" svg:y2="7.506cm" draw:start-shape="id26" draw:start-glue-point="2" draw:end-shape="id42" draw:end-glue-point="3" svg:d="M5224 3858v3648h2373" svg:viewBox="0 0 2374 3649">
          <text:p/>
        </draw:connector>
        <draw:connector draw:style-name="gr50" draw:text-style-name="P3" draw:layer="layout" svg:x1="10.137cm" svg:y1="7.506cm" svg:x2="12.43cm" svg:y2="7.508cm" draw:start-shape="id42" draw:start-glue-point="1" draw:end-shape="id43" draw:end-glue-point="3" svg:d="M10137 7506h1147v2h1146" svg:viewBox="0 0 2294 3">
          <text:p/>
        </draw:connector>
        <draw:custom-shape draw:style-name="gr70" draw:text-style-name="P36" xml:id="id43" draw:id="id43" draw:layer="layout" svg:width="3.175cm" svg:height="4.763cm" svg:x="12.43cm" svg:y="5.127cm">
          <text:p/>
          <draw:enhanced-geometry svg:viewBox="0 0 21600 21600" draw:type="rectangle" draw:enhanced-path="M 0 0 L 21600 0 21600 21600 0 21600 0 0 Z N"/>
        </draw:custom-shape>
        <draw:custom-shape draw:style-name="gr69" draw:text-style-name="P35" draw:layer="layout" svg:width="4.445cm" svg:height="2.223cm" svg:x="7.043cm" svg:y="15.604cm">
          <text:p text:style-name="P29"><text:span text:style-name="T2">Desktop/Mobile Apps, can implement</text:span></text:p>
          <text:p text:style-name="P29"><text:span text:style-name="T2">AIA Service</text:span></text:p>
          <text:p text:style-name="P29"><text:span text:style-name="T2">Over them.</text:span></text:p>
          <draw:enhanced-geometry svg:viewBox="0 0 21600 21600" draw:type="rectangle" draw:enhanced-path="M 0 0 L 21600 0 21600 21600 0 21600 0 0 Z N"/>
        </draw:custom-shape>
      </draw:page>
      <draw:page draw:name="page6" draw:style-name="dp1" draw:master-page-name="Default">
        <draw:custom-shape draw:style-name="gr44" draw:text-style-name="P24" xml:id="id48" draw:id="id48" draw:layer="layout" svg:width="1.805cm" svg:height="1.688cm" svg:x="4.022cm" svg:y="12.677cm">
          <text:p text:style-name="P6"><text:span text:style-name="T2">AI</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45" draw:text-style-name="P27" draw:layer="layout" svg:width="8.255cm" svg:height="8.903cm" svg:x="17.611cm" svg:y="9.242cm">
          <text:p/>
          <draw:enhanced-geometry svg:viewBox="0 0 21600 21600" draw:type="rectangle" draw:enhanced-path="M 0 0 L 21600 0 21600 21600 0 21600 0 0 Z N"/>
        </draw:custom-shape>
        <draw:custom-shape draw:style-name="gr71" draw:text-style-name="P18" xml:id="id51" draw:id="id51" draw:layer="layout" svg:width="3.175cm" svg:height="9.207cm" svg:x="12.495cm" svg:y="5.115cm">
          <text:p text:style-name="P6"><text:span text:style-name="T2">Console</text:span></text:p>
          <draw:enhanced-geometry svg:viewBox="0 0 21600 21600" draw:type="rectangle" draw:enhanced-path="M 0 0 L 21600 0 21600 21600 0 21600 0 0 Z N"/>
        </draw:custom-shape>
        <draw:custom-shape draw:style-name="gr47" draw:text-style-name="P27" draw:layer="layout" svg:width="8.255cm" svg:height="4.445cm" svg:x="17.613cm" svg:y="3.857cm">
          <text:p/>
          <draw:enhanced-geometry svg:viewBox="0 0 21600 21600" draw:type="rectangle" draw:enhanced-path="M 0 0 L 21600 0 21600 21600 0 21600 0 0 Z N"/>
        </draw:custom-shape>
        <draw:custom-shape draw:style-name="gr48" draw:text-style-name="P28" xml:id="id47" draw:id="id47" draw:layer="layout" svg:width="3.493cm" svg:height="0.623cm" svg:x="7.097cm" svg:y="9.402cm">
          <text:p text:style-name="P6"><text:span text:style-name="T2">AIA – Server - Tool</text:span></text:p>
          <draw:enhanced-geometry svg:viewBox="0 0 21600 21600" draw:type="rectangle" draw:enhanced-path="M 0 0 L 21600 0 21600 21600 0 21600 0 0 Z N"/>
        </draw:custom-shape>
        <draw:custom-shape draw:style-name="gr49" draw:text-style-name="P24" xml:id="id46" draw:id="id46" draw:layer="layout" svg:width="2.54cm" svg:height="0.952cm" svg:x="7.576cm" svg:y="13.052cm">
          <text:p text:style-name="P6"><text:span text:style-name="T2">Console</text:span></text:p>
          <draw:enhanced-geometry svg:viewBox="0 0 21600 21600" draw:type="rectangle" draw:enhanced-path="M 0 0 L 21600 0 21600 21600 0 21600 0 0 Z N"/>
        </draw:custom-shape>
        <draw:connector draw:style-name="gr50" draw:text-style-name="P3" draw:layer="layout" svg:x1="15.352cm" svg:y1="5.91cm" svg:x2="17.929cm" svg:y2="4.955cm" draw:start-shape="id44" draw:start-glue-point="1" draw:end-shape="id45" draw:end-glue-point="3" svg:d="M15352 5910h1289v-955h1288" svg:viewBox="0 0 2578 956">
          <text:p/>
        </draw:connector>
        <draw:connector draw:style-name="gr50" draw:text-style-name="P3" draw:layer="layout" svg:x1="8.846cm" svg:y1="13.052cm" svg:x2="8.843cm" svg:y2="10.025cm" draw:start-shape="id46" draw:start-glue-point="0" draw:end-shape="id47" draw:end-glue-point="2" svg:d="M8846 13052v-1514h-3v-1513" svg:viewBox="0 0 4 3028">
          <text:p/>
        </draw:connector>
        <draw:connector draw:style-name="gr50" draw:text-style-name="P6" draw:layer="layout" svg:x1="5.827cm" svg:y1="13.521cm" svg:x2="7.576cm" svg:y2="13.528cm" draw:start-shape="id48" draw:start-glue-point="1" draw:end-shape="id46" draw:end-glue-point="3" svg:d="M5827 13521h875v7h874" svg:viewBox="0 0 1750 8">
          <text:p/>
        </draw:connector>
        <draw:connector draw:style-name="gr51" draw:text-style-name="P6" draw:layer="layout" svg:x1="2.494cm" svg:y1="7.35cm" svg:x2="3.954cm" svg:y2="3.382cm" draw:start-shape="id49" draw:start-glue-point="4" draw:end-shape="id50" draw:end-glue-point="3" svg:d="M2494 7350v-3968h1460" svg:viewBox="0 0 1461 3969">
          <text:p text:style-name="P3"><text:span text:style-name="T2">Browse</text:span></text:p>
        </draw:connector>
        <draw:connector draw:style-name="gr51" draw:text-style-name="P6" draw:layer="layout" svg:x1="2.494cm" svg:y1="8.938cm" svg:x2="4.022cm" svg:y2="13.521cm" draw:start-shape="id49" draw:start-glue-point="8" draw:end-shape="id48" draw:end-glue-point="3" svg:d="M2494 8938v4583h1528" svg:viewBox="0 0 1529 4584">
          <text:p text:style-name="P3"><text:span text:style-name="T2">Speak</text:span></text:p>
          <text:p text:style-name="P3"><text:span text:style-name="T2">Write,</text:span></text:p>
          <text:p text:style-name="P3"><text:span text:style-name="T2">Other</text:span></text:p>
        </draw:connector>
        <draw:custom-shape draw:style-name="gr49" draw:text-style-name="P24" xml:id="id50" draw:id="id50" draw:layer="layout" svg:width="2.54cm" svg:height="0.952cm" svg:x="3.954cm" svg:y="2.906cm">
          <text:p text:style-name="P6"><text:span text:style-name="T2">Browser</text:span></text:p>
          <draw:enhanced-geometry svg:viewBox="0 0 21600 21600" draw:type="rectangle" draw:enhanced-path="M 0 0 L 21600 0 21600 21600 0 21600 0 0 Z N"/>
        </draw:custom-shape>
        <draw:connector draw:style-name="gr50" draw:text-style-name="P3" draw:layer="layout" svg:x1="6.494cm" svg:y1="3.382cm" svg:x2="19.517cm" svg:y2="4.479cm" draw:start-shape="id50" draw:start-glue-point="1" draw:end-shape="id45" draw:end-glue-point="0" svg:d="M6494 3382h13023v1097" svg:viewBox="0 0 13024 1098">
          <text:p/>
        </draw:connector>
        <draw:custom-shape draw:style-name="gr52" draw:text-style-name="P24" xml:id="id57" draw:id="id57" draw:layer="layout" svg:width="3.176cm" svg:height="0.953cm" svg:x="17.929cm" svg:y="5.75cm">
          <text:p text:style-name="P6"><text:span text:style-name="T2">Vlc</text:span></text:p>
          <draw:enhanced-geometry svg:viewBox="0 0 21600 21600" draw:type="rectangle" draw:enhanced-path="M 0 0 L 21600 0 21600 21600 0 21600 0 0 Z N"/>
        </draw:custom-shape>
        <draw:custom-shape draw:style-name="gr53" draw:text-style-name="P21" draw:layer="layout" svg:width="2.54cm" svg:height="0.952cm" svg:x="12.812cm" svg:y="5.433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6.385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7.338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7.338cm">
          <text:p text:style-name="P6"><text:span text:style-name="T2">Console</text:span></text:p>
          <draw:enhanced-geometry svg:viewBox="0 0 21600 21600" draw:type="rectangle" draw:enhanced-path="M 0 0 L 21600 0 21600 21600 0 21600 0 0 Z N"/>
        </draw:custom-shape>
        <draw:custom-shape draw:style-name="gr53" draw:text-style-name="P21" xml:id="id44" draw:id="id44" draw:layer="layout" svg:width="2.54cm" svg:height="0.952cm" svg:x="12.812cm" svg:y="5.434cm">
          <text:p text:style-name="P6"><text:span text:style-name="T2">Http Server Plugin</text:span></text:p>
          <draw:enhanced-geometry svg:viewBox="0 0 21600 21600" draw:type="rectangle" draw:enhanced-path="M 0 0 L 21600 0 21600 21600 0 21600 0 0 Z N"/>
        </draw:custom-shape>
        <draw:custom-shape draw:style-name="gr53" draw:text-style-name="P30" xml:id="id56" draw:id="id56" draw:layer="layout" svg:width="2.54cm" svg:height="0.952cm" svg:x="12.812cm" svg:y="6.386cm">
          <text:p text:style-name="P29"><text:span text:style-name="T2">Vlc Plugin</text:span></text:p>
          <draw:enhanced-geometry svg:viewBox="0 0 21600 21600" draw:type="rectangle" draw:enhanced-path="M 0 0 L 21600 0 21600 21600 0 21600 0 0 Z N"/>
        </draw:custom-shape>
        <draw:custom-shape draw:style-name="gr53" draw:text-style-name="P21" draw:layer="layout" svg:width="2.54cm" svg:height="0.952cm" svg:x="12.812cm" svg:y="7.339cm">
          <text:p text:style-name="P6"><text:span text:style-name="T2">Console</text:span></text:p>
          <draw:enhanced-geometry svg:viewBox="0 0 21600 21600" draw:type="rectangle" draw:enhanced-path="M 0 0 L 21600 0 21600 21600 0 21600 0 0 Z N"/>
        </draw:custom-shape>
        <draw:custom-shape draw:style-name="gr53" draw:text-style-name="P30" xml:id="id52" draw:id="id52" draw:layer="layout" svg:width="2.54cm" svg:height="0.952cm" svg:x="12.812cm" svg:y="7.339cm">
          <text:p text:style-name="P29"><text:span text:style-name="T2">IoT Plugin</text:span></text:p>
          <draw:enhanced-geometry svg:viewBox="0 0 21600 21600" draw:type="rectangle" draw:enhanced-path="M 0 0 L 21600 0 21600 21600 0 21600 0 0 Z N"/>
        </draw:custom-shape>
        <draw:custom-shape draw:style-name="gr53" draw:text-style-name="P21" draw:layer="layout" svg:width="2.54cm" svg:height="0.952cm" svg:x="12.812cm" svg:y="8.289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9.241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10.194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10.194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8.29cm">
          <text:p text:style-name="P6"><text:span text:style-name="T2">SaaS Plugin</text:span></text:p>
          <draw:enhanced-geometry svg:viewBox="0 0 21600 21600" draw:type="rectangle" draw:enhanced-path="M 0 0 L 21600 0 21600 21600 0 21600 0 0 Z N"/>
        </draw:custom-shape>
        <draw:custom-shape draw:style-name="gr72" draw:text-style-name="P30" xml:id="id54" draw:id="id54" draw:layer="layout" svg:width="2.54cm" svg:height="0.952cm" svg:x="12.812cm" svg:y="9.242cm">
          <text:p text:style-name="P29"><text:span text:style-name="T2">Email Plugin</text:span></text:p>
          <draw:enhanced-geometry svg:viewBox="0 0 21600 21600" draw:type="rectangle" draw:enhanced-path="M 0 0 L 21600 0 21600 21600 0 21600 0 0 Z N"/>
        </draw:custom-shape>
        <draw:custom-shape draw:style-name="gr53" draw:text-style-name="P21" draw:layer="layout" svg:width="2.54cm" svg:height="0.952cm" svg:x="12.812cm" svg:y="10.195cm">
          <text:p text:style-name="P6"><text:span text:style-name="T2">Console</text:span></text:p>
          <draw:enhanced-geometry svg:viewBox="0 0 21600 21600" draw:type="rectangle" draw:enhanced-path="M 0 0 L 21600 0 21600 21600 0 21600 0 0 Z N"/>
        </draw:custom-shape>
        <draw:custom-shape draw:style-name="gr73" draw:text-style-name="P30" draw:layer="layout" svg:width="2.54cm" svg:height="0.952cm" svg:x="12.812cm" svg:y="10.195cm">
          <text:p text:style-name="P29"><text:span text:style-name="T2">Stand Alone Plugin</text:span></text:p>
          <draw:enhanced-geometry svg:viewBox="0 0 21600 21600" draw:type="rectangle" draw:enhanced-path="M 0 0 L 21600 0 21600 21600 0 21600 0 0 Z N"/>
        </draw:custom-shape>
        <draw:custom-shape draw:style-name="gr53" draw:text-style-name="P21" draw:layer="layout" svg:width="2.54cm" svg:height="0.952cm" svg:x="12.812cm" svg:y="11.147cm">
          <text:p text:style-name="P6"><text:span text:style-name="T2">Rest API Plugin</text:span></text:p>
          <draw:enhanced-geometry svg:viewBox="0 0 21600 21600" draw:type="rectangle" draw:enhanced-path="M 0 0 L 21600 0 21600 21600 0 21600 0 0 Z N"/>
        </draw:custom-shape>
        <draw:custom-shape draw:style-name="gr74" draw:text-style-name="P30" draw:layer="layout" svg:width="2.54cm" svg:height="0.952cm" svg:x="12.812cm" svg:y="12.1cm">
          <text:p text:style-name="P29"><text:span text:style-name="T2">Search Plugin</text:span></text:p>
          <draw:enhanced-geometry svg:viewBox="0 0 21600 21600" draw:type="rectangle" draw:enhanced-path="M 0 0 L 21600 0 21600 21600 0 21600 0 0 Z N"/>
        </draw:custom-shape>
        <draw:custom-shape draw:style-name="gr75" draw:text-style-name="P31" xml:id="id58" draw:id="id58" draw:layer="layout" svg:width="2.54cm" svg:height="0.952cm" svg:x="12.812cm" svg:y="13.053cm">
          <text:p text:style-name="P29"><text:span text:style-name="T2">AIA Server Conn Plugin</text:span></text:p>
          <draw:enhanced-geometry svg:viewBox="0 0 21600 21600" draw:type="rectangle" draw:enhanced-path="M 0 0 L 21600 0 21600 21600 0 21600 0 0 Z N"/>
        </draw:custom-shape>
        <draw:connector draw:style-name="gr50" draw:text-style-name="P3" draw:layer="layout" svg:x1="10.59cm" svg:y1="9.713cm" svg:x2="12.495cm" svg:y2="9.718cm" draw:start-shape="id47" draw:start-glue-point="1" draw:end-shape="id51" draw:end-glue-point="3" svg:d="M10590 9713h943v5h962" svg:viewBox="0 0 1906 6">
          <text:p/>
        </draw:connector>
        <draw:connector draw:style-name="gr50" draw:text-style-name="P3" draw:layer="layout" svg:x1="15.352cm" svg:y1="7.815cm" svg:x2="17.929cm" svg:y2="7.496cm" draw:start-shape="id52" draw:start-glue-point="1" draw:end-shape="id53" draw:end-glue-point="3" svg:d="M15352 7815h1288v-319h1289" svg:viewBox="0 0 2578 320">
          <text:p/>
        </draw:connector>
        <draw:custom-shape draw:style-name="gr58" draw:text-style-name="P24" xml:id="id55" draw:id="id55" draw:layer="layout" svg:width="3.175cm" svg:height="0.952cm" svg:x="17.891cm" svg:y="9.52cm">
          <text:p text:style-name="P6"><text:span text:style-name="T2">Email</text:span></text:p>
          <draw:enhanced-geometry svg:viewBox="0 0 21600 21600" draw:type="rectangle" draw:enhanced-path="M 0 0 L 21600 0 21600 21600 0 21600 0 0 Z N"/>
        </draw:custom-shape>
        <draw:connector draw:style-name="gr50" draw:text-style-name="P3" draw:layer="layout" svg:x1="15.352cm" svg:y1="9.718cm" svg:x2="17.891cm" svg:y2="9.996cm" draw:start-shape="id54" draw:start-glue-point="1" draw:end-shape="id55" draw:end-glue-point="3" svg:d="M15352 9718h1269v278h1270" svg:viewBox="0 0 2540 279">
          <text:p/>
        </draw:connector>
        <draw:custom-shape draw:style-name="gr59" draw:text-style-name="P19" draw:layer="layout" svg:width="3.175cm" svg:height="0.635cm" svg:x="22.69cm" svg:y="3.222cm">
          <text:p text:style-name="P6"><text:span text:style-name="T2">Local Services</text:span></text:p>
          <draw:enhanced-geometry svg:viewBox="0 0 21600 21600" draw:type="rectangle" draw:enhanced-path="M 0 0 L 21600 0 21600 21600 0 21600 0 0 Z N"/>
        </draw:custom-shape>
        <draw:custom-shape draw:style-name="gr60" draw:text-style-name="P32" draw:layer="layout" svg:width="3.173cm" svg:height="0.635cm" svg:x="21.74cm" svg:y="5.75cm">
          <text:p text:style-name="P6"><text:span text:style-name="T2">Desktop/Mobile</text:span></text:p>
          <draw:enhanced-geometry svg:viewBox="0 0 21600 21600" draw:type="rectangle" draw:enhanced-path="M 0 0 L 21600 0 21600 21600 0 21600 0 0 Z N"/>
        </draw:custom-shape>
        <draw:custom-shape draw:style-name="gr61" draw:text-style-name="P32" draw:layer="layout" svg:width="3.175cm" svg:height="0.635cm" svg:x="21.74cm" svg:y="4.48cm">
          <text:p text:style-name="P6"><text:span text:style-name="T2">Dockerized Net</text:span></text:p>
          <draw:enhanced-geometry svg:viewBox="0 0 21600 21600" draw:type="rectangle" draw:enhanced-path="M 0 0 L 21600 0 21600 21600 0 21600 0 0 Z N"/>
        </draw:custom-shape>
        <draw:custom-shape draw:style-name="gr59" draw:text-style-name="P19" draw:layer="layout" svg:width="3.175cm" svg:height="0.635cm" svg:x="22.69cm" svg:y="8.607cm">
          <text:p text:style-name="P6"><text:span text:style-name="T2">Remote Services</text:span></text:p>
          <draw:enhanced-geometry svg:viewBox="0 0 21600 21600" draw:type="rectangle" draw:enhanced-path="M 0 0 L 21600 0 21600 21600 0 21600 0 0 Z N"/>
        </draw:custom-shape>
        <draw:custom-shape draw:style-name="gr58" draw:text-style-name="P24" xml:id="id53" draw:id="id53" draw:layer="layout" svg:width="3.175cm" svg:height="0.952cm" svg:x="17.929cm" svg:y="7.02cm">
          <text:p text:style-name="P6"><text:span text:style-name="T2">IoT</text:span></text:p>
          <draw:enhanced-geometry svg:viewBox="0 0 21600 21600" draw:type="rectangle" draw:enhanced-path="M 0 0 L 21600 0 21600 21600 0 21600 0 0 Z N"/>
        </draw:custom-shape>
        <draw:connector draw:style-name="gr50" draw:text-style-name="P3" draw:layer="layout" svg:x1="15.352cm" svg:y1="6.862cm" svg:x2="17.929cm" svg:y2="6.226cm" draw:start-shape="id56" draw:start-glue-point="1" draw:end-shape="id57" draw:end-glue-point="3" svg:d="M15352 6862h1289v-636h1288" svg:viewBox="0 0 2578 637">
          <text:p/>
        </draw:connector>
        <draw:custom-shape draw:style-name="gr62" draw:text-style-name="P32" draw:layer="layout" svg:width="3.165cm" svg:height="0.635cm" svg:x="21.74cm" svg:y="7.02cm">
          <text:p text:style-name="P6"><text:span text:style-name="T2">Hardware</text:span></text:p>
          <draw:enhanced-geometry svg:viewBox="0 0 21600 21600" draw:type="rectangle" draw:enhanced-path="M 0 0 L 21600 0 21600 21600 0 21600 0 0 Z N"/>
        </draw:custom-shape>
        <draw:custom-shape draw:style-name="gr63" draw:text-style-name="P24" xml:id="id59" draw:id="id59" draw:layer="layout" svg:width="3.175cm" svg:height="0.953cm" svg:x="17.891cm" svg:y="10.747cm">
          <text:p text:style-name="P6"><text:span text:style-name="T2">AIA Service</text:span></text:p>
          <text:p text:style-name="P6"><text:span text:style-name="T2">Bussines / Gov</text:span></text:p>
          <draw:enhanced-geometry svg:viewBox="0 0 21600 21600" draw:type="rectangle" draw:enhanced-path="M 0 0 L 21600 0 21600 21600 0 21600 0 0 Z N"/>
        </draw:custom-shape>
        <draw:custom-shape draw:style-name="gr63" draw:text-style-name="P24" xml:id="id60" draw:id="id60" draw:layer="layout" svg:width="3.175cm" svg:height="0.953cm" svg:x="17.891cm" svg:y="11.934cm">
          <text:p text:style-name="P6"><text:span text:style-name="T2">AIA Service</text:span></text:p>
          <text:p text:style-name="P6"><text:span text:style-name="T2">Individuals</text:span></text:p>
          <draw:enhanced-geometry svg:viewBox="0 0 21600 21600" draw:type="rectangle" draw:enhanced-path="M 0 0 L 21600 0 21600 21600 0 21600 0 0 Z N"/>
        </draw:custom-shape>
        <draw:connector draw:style-name="gr50" draw:text-style-name="P3" draw:layer="layout" svg:x1="15.352cm" svg:y1="13.529cm" svg:x2="17.891cm" svg:y2="11.223cm" draw:start-shape="id58" draw:start-glue-point="1" draw:end-shape="id59" draw:end-glue-point="3" svg:d="M15352 13529h1269v-2306h1270" svg:viewBox="0 0 2540 2307">
          <text:p/>
        </draw:connector>
        <draw:custom-shape draw:style-name="gr52" draw:text-style-name="P24" xml:id="id45" draw:id="id45" draw:layer="layout" svg:width="3.176cm" svg:height="0.953cm" svg:x="17.929cm" svg:y="4.479cm">
          <text:p text:style-name="P6"><text:span text:style-name="T2">Http Server</text:span></text:p>
          <draw:enhanced-geometry svg:viewBox="0 0 21600 21600" draw:type="rectangle" draw:enhanced-path="M 0 0 L 21600 0 21600 21600 0 21600 0 0 Z N"/>
        </draw:custom-shape>
        <draw:connector draw:style-name="gr50" draw:text-style-name="P3" draw:layer="layout" svg:x1="15.352cm" svg:y1="13.529cm" svg:x2="17.891cm" svg:y2="12.41cm" draw:start-shape="id58" draw:start-glue-point="1" draw:end-shape="id60" draw:end-glue-point="3" svg:d="M15352 13529h1269v-1119h1270" svg:viewBox="0 0 2540 1120">
          <text:p/>
        </draw:connector>
        <draw:custom-shape draw:style-name="gr76" draw:text-style-name="P33" draw:layer="layout" svg:width="2.54cm" svg:height="0.635cm" svg:x="22.337cm" svg:y="14.005cm">
          <text:p text:style-name="P29"><text:span text:style-name="T2">Any</text:span></text:p>
          <draw:enhanced-geometry svg:viewBox="0 0 21600 21600" draw:type="rectangle" draw:enhanced-path="M 0 0 L 21600 0 21600 21600 0 21600 0 0 Z N"/>
        </draw:custom-shape>
        <draw:custom-shape draw:style-name="gr63" draw:text-style-name="P24" xml:id="id61" draw:id="id61" draw:layer="layout" svg:width="3.175cm" svg:height="0.953cm" svg:x="17.892cm" svg:y="13.052cm">
          <text:p text:style-name="P6"><text:span text:style-name="T2">AIA Service</text:span></text:p>
          <text:p text:style-name="P6"><text:span text:style-name="T2">Specialized AI’s</text:span></text:p>
          <draw:enhanced-geometry svg:viewBox="0 0 21600 21600" draw:type="rectangle" draw:enhanced-path="M 0 0 L 21600 0 21600 21600 0 21600 0 0 Z N"/>
        </draw:custom-shape>
        <draw:connector draw:style-name="gr50" draw:text-style-name="P3" draw:layer="layout" svg:x1="15.352cm" svg:y1="13.529cm" svg:x2="17.892cm" svg:y2="13.528cm" draw:start-shape="id58" draw:start-glue-point="1" draw:end-shape="id61" draw:end-glue-point="3" svg:d="M15352 13529h1270v-1h1270" svg:viewBox="0 0 2541 2">
          <text:p/>
        </draw:connector>
        <draw:custom-shape draw:style-name="gr63" draw:text-style-name="P24" xml:id="id62" draw:id="id62" draw:layer="layout" svg:width="3.175cm" svg:height="0.953cm" svg:x="17.892cm" svg:y="14.322cm">
          <text:p text:style-name="P6"><text:span text:style-name="T2">AIA Service</text:span></text:p>
          <text:p text:style-name="P6"><text:span text:style-name="T2">Source of Truth</text:span></text:p>
          <draw:enhanced-geometry svg:viewBox="0 0 21600 21600" draw:type="rectangle" draw:enhanced-path="M 0 0 L 21600 0 21600 21600 0 21600 0 0 Z N"/>
        </draw:custom-shape>
        <draw:custom-shape draw:style-name="gr63" draw:text-style-name="P24" xml:id="id63" draw:id="id63" draw:layer="layout" svg:width="3.175cm" svg:height="0.953cm" svg:x="17.892cm" svg:y="15.592cm">
          <text:p text:style-name="P6"><text:span text:style-name="T2">AIA Service</text:span></text:p>
          <text:p text:style-name="P6"><text:span text:style-name="T2">Service Directory</text:span></text:p>
          <draw:enhanced-geometry svg:viewBox="0 0 21600 21600" draw:type="rectangle" draw:enhanced-path="M 0 0 L 21600 0 21600 21600 0 21600 0 0 Z N"/>
        </draw:custom-shape>
        <draw:custom-shape draw:style-name="gr63" draw:text-style-name="P24" xml:id="id65" draw:id="id65" draw:layer="layout" svg:width="3.175cm" svg:height="0.953cm" svg:x="17.892cm" svg:y="16.875cm">
          <text:p text:style-name="P6"><text:span text:style-name="T2">AIA Service</text:span></text:p>
          <text:p text:style-name="P6"><text:span text:style-name="T2">Social Network</text:span></text:p>
          <draw:enhanced-geometry svg:viewBox="0 0 21600 21600" draw:type="rectangle" draw:enhanced-path="M 0 0 L 21600 0 21600 21600 0 21600 0 0 Z N"/>
        </draw:custom-shape>
        <draw:connector draw:style-name="gr50" draw:text-style-name="P3" draw:layer="layout" svg:x1="15.352cm" svg:y1="13.529cm" svg:x2="17.892cm" svg:y2="14.798cm" draw:start-shape="id58" draw:start-glue-point="1" draw:end-shape="id62" draw:end-glue-point="3" svg:d="M15352 13529h1270v1269h1270" svg:viewBox="0 0 2541 1270">
          <text:p/>
        </draw:connector>
        <draw:connector draw:style-name="gr50" draw:text-style-name="P3" draw:layer="layout" svg:x1="15.352cm" svg:y1="13.529cm" svg:x2="17.892cm" svg:y2="16.068cm" draw:start-shape="id58" draw:start-glue-point="1" draw:end-shape="id63" draw:end-glue-point="3" svg:d="M15352 13529h1270v2539h1270" svg:viewBox="0 0 2541 2540">
          <text:p/>
        </draw:connector>
        <draw:custom-shape draw:style-name="gr77" draw:text-style-name="P33" draw:layer="layout" svg:width="3.15cm" svg:height="0.635cm" svg:x="21.702cm" svg:y="9.552cm">
          <text:p text:style-name="P29"><text:span text:style-name="T2">Internet</text:span></text:p>
          <draw:enhanced-geometry svg:viewBox="0 0 21600 21600" draw:type="rectangle" draw:enhanced-path="M 0 0 L 21600 0 21600 21600 0 21600 0 0 Z N"/>
        </draw:custom-shape>
        <draw:custom-shape draw:style-name="gr66" draw:text-style-name="P9" draw:layer="layout" svg:width="0.635cm" svg:height="6.363cm" svg:x="21.385cm" svg:y="11.14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right $1" draw:handle-position-x="right" draw:handle-position-y="$1"/>
          </draw:enhanced-geometry>
        </draw:custom-shape>
        <draw:custom-shape draw:style-name="gr67" draw:text-style-name="P34" xml:id="id49" draw:id="id49" draw:layer="layout" svg:width="1.587cm" svg:height="1.588cm" svg:x="1.7cm" svg:y="7.35cm">
          <text:p text:style-name="P3"/>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range-y-minimum="14510" draw:handle-range-y-maximum="18520" draw:handle-position="10800 $0" draw:handle-position-x="10800" draw:handle-position-y="$0"/>
          </draw:enhanced-geometry>
        </draw:custom-shape>
        <draw:custom-shape draw:style-name="gr68" draw:text-style-name="P28" xml:id="id64" draw:id="id64" draw:layer="layout" svg:width="3.493cm" svg:height="0.635cm" svg:x="3.187cm" svg:y="16.24cm">
          <text:p text:style-name="P6"><text:span text:style-name="T2">AIA Server - AI</text:span></text:p>
          <draw:enhanced-geometry svg:viewBox="0 0 21600 21600" draw:type="rectangle" draw:enhanced-path="M 0 0 L 21600 0 21600 21600 0 21600 0 0 Z N"/>
        </draw:custom-shape>
        <draw:connector draw:style-name="gr50" draw:text-style-name="P3" draw:layer="layout" svg:x1="4.924cm" svg:y1="14.365cm" svg:x2="4.933cm" svg:y2="16.24cm" draw:start-shape="id48" draw:start-glue-point="2" draw:end-shape="id64" draw:end-glue-point="0" svg:d="M4924 14365v938h9v937" svg:viewBox="0 0 10 1876">
          <text:p/>
        </draw:connector>
        <draw:connector draw:style-name="gr50" draw:text-style-name="P3" draw:layer="layout" svg:x1="15.352cm" svg:y1="13.529cm" svg:x2="17.892cm" svg:y2="17.351cm" draw:start-shape="id58" draw:start-glue-point="1" draw:end-shape="id65" draw:end-glue-point="3" svg:d="M15352 13529h1270v3822h1270" svg:viewBox="0 0 2541 3823">
          <text:p/>
        </draw:connector>
        <draw:custom-shape draw:style-name="gr69" draw:text-style-name="P35" draw:layer="layout" svg:width="4.445cm" svg:height="2.223cm" svg:x="11.743cm" svg:y="15.604cm">
          <text:p text:style-name="P29"><text:span text:style-name="T2">Open Emergence</text:span></text:p>
          <text:p text:style-name="P29"><text:span text:style-name="T2">Allowing living ecosystems to emerge ( appear, grow, auto-fix, evolve )</text:span></text:p>
          <draw:enhanced-geometry svg:viewBox="0 0 21600 21600" draw:type="rectangle" draw:enhanced-path="M 0 0 L 21600 0 21600 21600 0 21600 0 0 Z N"/>
        </draw:custom-shape>
        <draw:custom-shape draw:style-name="gr49" draw:text-style-name="P24" xml:id="id66" draw:id="id66" draw:layer="layout" svg:width="2.54cm" svg:height="0.952cm" svg:x="7.597cm" svg:y="7.03cm">
          <text:p text:style-name="P6"><text:span text:style-name="T2">OAuth2 Gateway</text:span></text:p>
          <draw:enhanced-geometry svg:viewBox="0 0 21600 21600" draw:type="rectangle" draw:enhanced-path="M 0 0 L 21600 0 21600 21600 0 21600 0 0 Z N"/>
        </draw:custom-shape>
        <draw:connector draw:style-name="gr50" draw:text-style-name="P3" draw:layer="layout" svg:x1="5.224cm" svg:y1="3.858cm" svg:x2="7.597cm" svg:y2="7.506cm" draw:start-shape="id50" draw:start-glue-point="2" draw:end-shape="id66" draw:end-glue-point="3" svg:d="M5224 3858v3648h2373" svg:viewBox="0 0 2374 3649">
          <text:p/>
        </draw:connector>
        <draw:connector draw:style-name="gr50" draw:text-style-name="P3" draw:layer="layout" svg:x1="10.137cm" svg:y1="7.506cm" svg:x2="12.43cm" svg:y2="7.508cm" draw:start-shape="id66" draw:start-glue-point="1" draw:end-shape="id67" draw:end-glue-point="3" svg:d="M10137 7506h1147v2h1146" svg:viewBox="0 0 2294 3">
          <text:p/>
        </draw:connector>
        <draw:custom-shape draw:style-name="gr70" draw:text-style-name="P36" xml:id="id67" draw:id="id67" draw:layer="layout" svg:width="3.175cm" svg:height="4.763cm" svg:x="12.43cm" svg:y="5.127cm">
          <text:p/>
          <draw:enhanced-geometry svg:viewBox="0 0 21600 21600" draw:type="rectangle" draw:enhanced-path="M 0 0 L 21600 0 21600 21600 0 21600 0 0 Z N"/>
        </draw:custom-shape>
        <draw:custom-shape draw:style-name="gr69" draw:text-style-name="P35" draw:layer="layout" svg:width="4.445cm" svg:height="2.223cm" svg:x="7.043cm" svg:y="15.604cm">
          <text:p text:style-name="P29"><text:span text:style-name="T2">Desktop/Mobile Apps, can implement</text:span></text:p>
          <text:p text:style-name="P29"><text:span text:style-name="T2">AIA Service</text:span></text:p>
          <text:p text:style-name="P29"><text:span text:style-name="T2">Over them.</text:span></text:p>
          <draw:enhanced-geometry svg:viewBox="0 0 21600 21600" draw:type="rectangle" draw:enhanced-path="M 0 0 L 21600 0 21600 21600 0 21600 0 0 Z N"/>
        </draw:custom-shape>
      </draw:page>
      <draw:page draw:name="page7" draw:style-name="dp1" draw:master-page-name="Default">
        <draw:custom-shape draw:style-name="gr78" draw:text-style-name="P37" draw:layer="layout" svg:width="7.302cm" svg:height="11.43cm" svg:x="1.317cm" svg:y="1cm">
          <text:p text:style-name="P3">Workspace</text:p>
          <draw:enhanced-geometry svg:viewBox="0 0 21600 21600" draw:type="rectangle" draw:enhanced-path="M 0 0 L 21600 0 21600 21600 0 21600 0 0 Z N"/>
        </draw:custom-shape>
        <draw:custom-shape draw:style-name="gr79" draw:text-style-name="P39" draw:layer="layout" svg:width="18.32cm" svg:height="6.35cm" svg:x="8.62cm" svg:y="1cm">
          <text:p text:style-name="P38">Owner</text:p>
          <text:p text:style-name="P38">Installed Plugins</text:p>
          <text:p text:style-name="P38">Properties for each installed plugin</text:p>
          <text:p text:style-name="P38"/>
          <text:p text:style-name="P38"/>
          <text:p text:style-name="P38"/>
          <text:p text:style-name="P38"/>
          <draw:enhanced-geometry svg:viewBox="0 0 21600 21600" draw:type="rectangle" draw:enhanced-path="M 0 0 L 21600 0 21600 21600 0 21600 0 0 Z N"/>
        </draw:custom-shape>
      </draw:page>
      <draw:page draw:name="page8" draw:style-name="dp1" draw:master-page-name="Default">
        <draw:custom-shape draw:style-name="gr80" draw:text-style-name="P40" draw:layer="layout" svg:width="5.814cm" svg:height="13.335cm" svg:x="1.992cm" svg:y="4.81cm">
          <text:p/>
          <draw:enhanced-geometry svg:viewBox="0 0 21600 21600" draw:type="rectangle" draw:enhanced-path="M 0 0 L 21600 0 21600 21600 0 21600 0 0 Z N"/>
        </draw:custom-shape>
        <draw:custom-shape draw:style-name="gr81" draw:text-style-name="P41" xml:id="id72" draw:id="id72" draw:layer="layout" svg:width="12.7cm" svg:height="1.588cm" draw:transform="rotate (1.5707963267949) translate (5.109cm 17.827cm)">
          <text:p text:style-name="P3">Server</text:p>
          <draw:enhanced-geometry svg:viewBox="0 0 21600 21600" draw:type="rectangle" draw:enhanced-path="M 0 0 L 21600 0 21600 21600 0 21600 0 0 Z N"/>
        </draw:custom-shape>
        <draw:custom-shape draw:style-name="gr82" draw:text-style-name="P42" xml:id="id73" draw:id="id73" draw:layer="layout" svg:width="13.488cm" svg:height="13.335cm" svg:x="8.467cm" svg:y="4.81cm">
          <text:p/>
          <draw:enhanced-geometry svg:viewBox="0 0 21600 21600" draw:type="rectangle" draw:enhanced-path="M 0 0 L 21600 0 21600 21600 0 21600 0 0 Z N"/>
        </draw:custom-shape>
        <draw:custom-shape draw:style-name="gr83" draw:text-style-name="P43" xml:id="id71" draw:id="id71" draw:layer="layout" svg:width="12.535cm" svg:height="3.81cm" svg:x="9.036cm" svg:y="13.687cm">
          <text:p/>
          <draw:enhanced-geometry svg:viewBox="0 0 21600 21600" draw:type="rectangle" draw:enhanced-path="M 0 0 L 21600 0 21600 21600 0 21600 0 0 Z N"/>
        </draw:custom-shape>
        <draw:custom-shape draw:style-name="gr84" draw:text-style-name="P44" draw:layer="layout" svg:width="12.535cm" svg:height="3.81cm" svg:x="8.904cm" svg:y="13.852cm">
          <text:p/>
          <draw:enhanced-geometry svg:viewBox="0 0 21600 21600" draw:type="rectangle" draw:enhanced-path="M 0 0 L 21600 0 21600 21600 0 21600 0 0 Z N"/>
        </draw:custom-shape>
        <draw:custom-shape draw:style-name="gr84" draw:text-style-name="P44" draw:layer="layout" svg:width="12.535cm" svg:height="3.81cm" svg:x="8.772cm" svg:y="14.017cm">
          <text:p/>
          <draw:enhanced-geometry svg:viewBox="0 0 21600 21600" draw:type="rectangle" draw:enhanced-path="M 0 0 L 21600 0 21600 21600 0 21600 0 0 Z N"/>
        </draw:custom-shape>
        <draw:custom-shape draw:style-name="gr85" draw:text-style-name="P37" draw:layer="layout" svg:width="11.941cm" svg:height="0.635cm" svg:x="9.049cm" svg:y="5.445cm">
          <text:p text:style-name="P3">Container Manager</text:p>
          <draw:enhanced-geometry svg:viewBox="0 0 21600 21600" draw:type="rectangle" draw:enhanced-path="M 0 0 L 21600 0 21600 21600 0 21600 0 0 Z N"/>
        </draw:custom-shape>
        <draw:custom-shape draw:style-name="gr86" draw:text-style-name="P43" xml:id="id68" draw:id="id68" draw:layer="layout" svg:width="12.535cm" svg:height="3.81cm" svg:x="8.772cm" svg:y="5.127cm">
          <text:p/>
          <draw:enhanced-geometry svg:viewBox="0 0 21600 21600" draw:type="rectangle" draw:enhanced-path="M 0 0 L 21600 0 21600 21600 0 21600 0 0 Z N"/>
        </draw:custom-shape>
        <draw:custom-shape draw:style-name="gr83" draw:text-style-name="P43" xml:id="id70" draw:id="id70" draw:layer="layout" svg:width="12.535cm" svg:height="3.81cm" svg:x="8.772cm" svg:y="9.255cm">
          <text:p/>
          <draw:enhanced-geometry svg:viewBox="0 0 21600 21600" draw:type="rectangle" draw:enhanced-path="M 0 0 L 21600 0 21600 21600 0 21600 0 0 Z N"/>
        </draw:custom-shape>
        <draw:custom-shape draw:style-name="gr87" draw:text-style-name="P46" xml:id="id74" draw:id="id74" draw:layer="layout" svg:width="12.7cm" svg:height="1.505cm" draw:transform="rotate (1.5707963267949) translate (2.552cm 17.827cm)">
          <text:p text:style-name="P45"><text:span text:style-name="T5">Agent</text:span></text:p>
          <draw:enhanced-geometry svg:viewBox="0 0 21600 21600" draw:type="rectangle" draw:enhanced-path="M 0 0 L 21600 0 21600 21600 0 21600 0 0 Z N"/>
        </draw:custom-shape>
        <draw:custom-shape draw:style-name="gr88" draw:text-style-name="P48" draw:layer="layout" svg:width="3.463cm" svg:height="1.807cm" svg:x="9.107cm" svg:y="6.178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9" draw:text-style-name="P49" draw:layer="layout" svg:width="1.27cm" svg:height="1.27cm" svg:x="12.417cm" svg:y="14.6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3.974cm" svg:y="14.6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5.594cm" svg:y="14.6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3.204cm" svg:y="15.3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4.791cm" svg:y="15.28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2.418cm" svg:y="15.95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4.008cm" svg:y="15.95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5.595cm" svg:y="15.95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1" draw:text-style-name="P50" xml:id="id69" draw:id="id69" draw:layer="layout" svg:width="4.35cm" svg:height="3.81cm" svg:x="22.267cm" svg:y="9.255cm">
          <text:p text:style-name="P11"><text:span text:style-name="T2">-Plugin Store</text:span></text:p>
          <text:p text:style-name="P11"><text:span text:style-name="T2">-Image Store</text:span></text:p>
          <text:p text:style-name="P11"><text:span text:style-name="T2">-Remote Tools</text:span></text:p>
          <text:p text:style-name="P11"><text:span text:style-name="T2">-Services</text:span></text:p>
          <text:p text:style-name="P11"><text:span text:style-name="T2">-Agen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92" draw:text-style-name="P3" draw:layer="layout" svg:x1="21.307cm" svg:y1="7.032cm" svg:x2="24.442cm" svg:y2="9.255cm" draw:start-shape="id68" draw:start-glue-point="1" draw:end-shape="id69" draw:end-glue-point="0" svg:d="M21307 7032h3135v2223" svg:viewBox="0 0 3136 2224">
          <text:p/>
        </draw:connector>
        <draw:connector draw:style-name="gr92" draw:text-style-name="P3" draw:layer="layout" svg:x1="21.307cm" svg:y1="11.16cm" svg:x2="22.267cm" svg:y2="11.16cm" draw:start-shape="id70" draw:start-glue-point="1" draw:end-shape="id69" draw:end-glue-point="3" svg:d="M21307 11160h960" svg:viewBox="0 0 961 1">
          <text:p/>
        </draw:connector>
        <draw:connector draw:style-name="gr93" draw:text-style-name="P3" draw:layer="layout" svg:x1="21.571cm" svg:y1="15.592cm" svg:x2="24.442cm" svg:y2="13.065cm" draw:start-shape="id71" draw:start-glue-point="1" draw:end-shape="id69" draw:end-glue-point="2" svg:d="M21571 15592h2871v-2527" svg:viewBox="0 0 2872 2528">
          <text:p/>
        </draw:connector>
        <draw:custom-shape draw:style-name="gr85" draw:text-style-name="P37" draw:layer="layout" svg:width="11.941cm" svg:height="0.635cm" svg:x="9.061cm" svg:y="9.572cm">
          <text:p text:style-name="P3">Container Manager</text:p>
          <draw:enhanced-geometry svg:viewBox="0 0 21600 21600" draw:type="rectangle" draw:enhanced-path="M 0 0 L 21600 0 21600 21600 0 21600 0 0 Z N"/>
        </draw:custom-shape>
        <draw:custom-shape draw:style-name="gr89" draw:text-style-name="P49" draw:layer="layout" svg:width="1.27cm" svg:height="1.27cm" svg:x="12.412cm" svg:y="10.30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3.969cm" svg:y="10.30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5.589cm" svg:y="10.30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3.199cm" svg:y="10.9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4.786cm" svg:y="10.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2.413cm" svg:y="11.6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4.003cm" svg:y="11.6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5.59cm" svg:y="11.6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4" draw:text-style-name="P37" draw:layer="layout" svg:width="20.443cm" svg:height="1.27cm" svg:x="1.512cm" svg:y="3.04cm">
          <text:p text:style-name="P3">OS Level Manager</text:p>
          <draw:enhanced-geometry svg:viewBox="0 0 21600 21600" draw:type="rectangle" draw:enhanced-path="M 0 0 L 21600 0 21600 21600 0 21600 0 0 Z N"/>
        </draw:custom-shape>
        <draw:custom-shape draw:style-name="gr88" draw:text-style-name="P48" draw:layer="layout" svg:width="3.463cm" svg:height="1.807cm" svg:x="13.065cm" svg:y="6.178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8" draw:text-style-name="P48" draw:layer="layout" svg:width="3.463cm" svg:height="1.807cm" svg:x="17.192cm" svg:y="6.178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8" draw:text-style-name="P48" draw:layer="layout" svg:width="3.463cm" svg:height="1.807cm" svg:x="11.1cm" svg:y="7.13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8" draw:text-style-name="P48" draw:layer="layout" svg:width="3.463cm" svg:height="1.807cm" svg:x="15.118cm" svg:y="7.13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5" draw:text-style-name="P49" draw:layer="layout" svg:width="0.635cm" svg:height="0.635cm" svg:x="11.595cm" svg:y="6.74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5" draw:text-style-name="P49" draw:layer="layout" svg:width="0.635cm" svg:height="0.635cm" svg:x="15.605cm" svg:y="6.78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6" draw:text-style-name="P52" draw:layer="layout" svg:width="1.459cm" svg:height="1.172cm" svg:x="19.543cm" svg:y="6.496cm">
          <text:p text:style-name="P51"><text:span text:style-name="T7">A</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7" draw:text-style-name="P48" draw:layer="layout" svg:width="3.492cm" svg:height="2.442cm" svg:x="9.255cm" svg:y="10.39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5" draw:text-style-name="P49" draw:layer="layout" svg:width="0.635cm" svg:height="0.635cm" svg:x="13.634cm" svg:y="7.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5" draw:text-style-name="P49" draw:layer="layout" svg:width="0.635cm" svg:height="0.635cm" svg:x="17.61cm" svg:y="7.7cm">
          <text:p/>
          <draw:enhanced-geometry svg:viewBox="0 0 21600 21600" draw:glue-points="10800 0 0 10800 10800 21600 21600 10800" draw:text-areas="5400 5400 16200 16200" draw:type="diamond" draw:enhanced-path="M 10800 0 L 21600 10800 10800 21600 0 10800 10800 0 Z N"/>
        </draw:custom-shape>
        <draw:connector draw:style-name="gr92" draw:text-style-name="P3" draw:layer="layout" svg:x1="6.697cm" svg:y1="11.477cm" svg:x2="8.467cm" svg:y2="11.477cm" draw:start-shape="id72" draw:start-glue-point="2" draw:end-shape="id73" draw:end-glue-point="3" svg:d="M6697 11477h1770" svg:viewBox="0 0 1771 1">
          <text:p/>
        </draw:connector>
        <draw:custom-shape draw:style-name="gr98" draw:text-style-name="P54" draw:layer="layout" svg:width="3.833cm" svg:height="0.482cm" draw:transform="rotate (1.5707963267949) translate (7.985cm 8.62cm)">
          <text:p text:style-name="P53"><text:span text:style-name="T8">Local Containers</text:span></text:p>
          <draw:enhanced-geometry svg:viewBox="0 0 21600 21600" draw:mirror-horizontal="false" draw:mirror-vertical="false" draw:type="rectangle" draw:enhanced-path="M 0 0 L 21600 0 21600 21600 0 21600 0 0 Z N"/>
        </draw:custom-shape>
        <draw:custom-shape draw:style-name="gr99" draw:text-style-name="P26" draw:layer="layout" svg:width="4.128cm" svg:height="2.54cm" svg:x="16.557cm" svg:y="14.652cm">
          <text:p text:style-name="P25"><text:span text:style-name="T4">Agent</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9" draw:text-style-name="P26" draw:layer="layout" svg:width="4.128cm" svg:height="2.54cm" svg:x="16.558cm" svg:y="10.337cm">
          <text:p text:style-name="P25"><text:span text:style-name="T4">Agent</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7" draw:text-style-name="P48" draw:layer="layout" svg:width="3.492cm" svg:height="2.442cm" svg:x="9.234cm" svg:y="14.717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00" draw:text-style-name="P3" draw:layer="layout" svg:x1="5.903cm" svg:y1="17.827cm" svg:x2="24.442cm" svg:y2="13.065cm" draw:start-shape="id72" draw:start-glue-point="3" draw:end-shape="id69" draw:end-glue-point="2" svg:d="M5903 17827v501h18539v-5263" svg:viewBox="0 0 18540 5264">
          <text:p/>
        </draw:connector>
        <draw:custom-shape draw:style-name="gr101" draw:text-style-name="P49" draw:layer="layout" svg:width="0.784cm" svg:height="1.27cm" svg:x="5.328cm" svg:y="6.59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02" draw:text-style-name="P27" draw:layer="layout" svg:width="0.784cm" svg:height="1.27cm" svg:x="5.814cm" svg:y="7.26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02" draw:text-style-name="P27" draw:layer="layout" svg:width="0.784cm" svg:height="1.27cm" svg:x="5.329cm" svg:y="7.89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03" draw:text-style-name="P56" draw:layer="layout" svg:width="2.857cm" svg:height="1.111cm" draw:transform="rotate (1.5707963267949) translate (5.369cm 16.909cm)">
          <text:p text:style-name="P55"><text:span text:style-name="T9">Agent</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04" draw:text-style-name="P57" draw:layer="layout" svg:width="3.833cm" svg:height="0.482cm" draw:transform="rotate (1.5707963267949) translate (1.518cm 8.621cm)">
          <text:p text:style-name="P53"><text:span text:style-name="T8">OS Level</text:span></text:p>
          <draw:enhanced-geometry svg:viewBox="0 0 21600 21600" draw:mirror-horizontal="false" draw:mirror-vertical="false" draw:type="rectangle" draw:enhanced-path="M 0 0 L 21600 0 21600 21600 0 21600 0 0 Z N"/>
        </draw:custom-shape>
        <draw:connector draw:style-name="gr92" draw:text-style-name="P3" draw:layer="layout" svg:x1="4.057cm" svg:y1="11.477cm" svg:x2="5.109cm" svg:y2="11.477cm" draw:start-shape="id74" draw:start-glue-point="2" draw:end-shape="id72" draw:end-glue-point="0" svg:d="M4057 11477h1052" svg:viewBox="0 0 1053 1">
          <text:p/>
        </draw:connector>
      </draw:page>
      <draw:page draw:name="page9" draw:style-name="dp1" draw:master-page-name="Default">
        <draw:custom-shape draw:style-name="gr105" draw:text-style-name="P37" xml:id="id75" draw:id="id75" draw:layer="layout" svg:width="5.08cm" svg:height="1.588cm" svg:x="14.316cm" svg:y="5.022cm">
          <text:p text:style-name="P3">Senses</text:p>
          <draw:enhanced-geometry svg:viewBox="0 0 21600 21600" draw:type="rectangle" draw:enhanced-path="M 0 0 L 21600 0 21600 21600 0 21600 0 0 Z N"/>
        </draw:custom-shape>
        <draw:custom-shape draw:style-name="gr106" draw:text-style-name="P37" xml:id="id76" draw:id="id76" draw:layer="layout" svg:width="3.493cm" svg:height="2.222cm" svg:x="8.762cm" svg:y="8.303cm">
          <text:p text:style-name="P3">AIA Server</text:p>
          <draw:enhanced-geometry svg:viewBox="0 0 21600 21600" draw:mirror-vertical="false" draw:mirror-horizontal="false" draw:type="rectangle" draw:enhanced-path="M 0 0 L 21600 0 21600 21600 0 21600 0 0 Z N"/>
        </draw:custom-shape>
        <draw:custom-shape draw:style-name="gr106" draw:text-style-name="P37" xml:id="id77" draw:id="id77" draw:layer="layout" svg:width="3.493cm" svg:height="2.222cm" svg:x="15.112cm" svg:y="8.302cm">
          <text:p text:style-name="P3">AIA Server</text:p>
          <draw:enhanced-geometry svg:viewBox="0 0 21600 21600" draw:mirror-vertical="false" draw:mirror-horizontal="false" draw:type="rectangle" draw:enhanced-path="M 0 0 L 21600 0 21600 21600 0 21600 0 0 Z N"/>
        </draw:custom-shape>
        <draw:custom-shape draw:style-name="gr106" draw:text-style-name="P37" xml:id="id78" draw:id="id78" draw:layer="layout" svg:width="3.493cm" svg:height="2.222cm" svg:x="21.145cm" svg:y="10.902cm">
          <text:p text:style-name="P3">Agent</text:p>
          <draw:enhanced-geometry svg:viewBox="0 0 21600 21600" draw:mirror-vertical="false" draw:mirror-horizontal="false" draw:type="rectangle" draw:enhanced-path="M 0 0 L 21600 0 21600 21600 0 21600 0 0 Z N"/>
        </draw:custom-shape>
        <draw:connector draw:style-name="gr100" draw:text-style-name="P3" draw:layer="layout" svg:x1="16.856cm" svg:y1="6.61cm" svg:x2="10.508cm" svg:y2="8.303cm" draw:start-shape="id75" draw:start-glue-point="2" draw:end-shape="id76" draw:end-glue-point="0" svg:d="M16856 6610v847h-6348v846" svg:viewBox="0 0 6349 1694">
          <text:p/>
        </draw:connector>
        <draw:connector draw:style-name="gr100" draw:text-style-name="P3" draw:layer="layout" svg:x1="16.856cm" svg:y1="6.61cm" svg:x2="16.858cm" svg:y2="8.302cm" draw:start-shape="id75" draw:start-glue-point="2" draw:end-shape="id77" draw:end-glue-point="0" svg:d="M16856 6610v846h2v846" svg:viewBox="0 0 3 1693">
          <text:p/>
        </draw:connector>
        <draw:connector draw:style-name="gr100" draw:text-style-name="P3" draw:layer="layout" draw:line-skew="-1.299cm" svg:x1="16.856cm" svg:y1="6.61cm" svg:x2="22.891cm" svg:y2="10.902cm" draw:start-shape="id75" draw:start-glue-point="2" draw:end-shape="id78" draw:end-glue-point="0" svg:d="M16856 6610v847h6035v3445" svg:viewBox="0 0 6036 4293">
          <text:p/>
        </draw:connector>
        <draw:g draw:style-name="gr107">
          <draw:custom-shape draw:style-name="gr108" draw:text-style-name="P37" draw:layer="layout" svg:width="2.857cm" svg:height="5.887cm" svg:x="9.08cm" svg:y="10.842cm">
            <text:p/>
            <draw:enhanced-geometry svg:viewBox="0 0 21600 21600" draw:type="rectangle" draw:enhanced-path="M 0 0 L 21600 0 21600 21600 0 21600 0 0 Z N"/>
          </draw:custom-shape>
          <draw:line draw:style-name="gr109" draw:text-style-name="P9" draw:layer="layout" svg:x1="9.08cm" svg:y1="11.777cm" svg:x2="11.937cm" svg:y2="11.777cm">
            <text:p/>
          </draw:line>
          <draw:line draw:style-name="gr109" draw:text-style-name="P9" draw:layer="layout" svg:x1="9.081cm" svg:y1="12.777cm" svg:x2="11.938cm" svg:y2="12.777cm">
            <text:p/>
          </draw:line>
          <draw:line draw:style-name="gr109" draw:text-style-name="P9" draw:layer="layout" svg:x1="9.081cm" svg:y1="13.777cm" svg:x2="11.938cm" svg:y2="13.777cm">
            <text:p/>
          </draw:line>
          <draw:line draw:style-name="gr109" draw:text-style-name="P9" draw:layer="layout" svg:x1="9.081cm" svg:y1="14.777cm" svg:x2="11.938cm" svg:y2="14.777cm">
            <text:p/>
          </draw:line>
          <draw:line draw:style-name="gr109" draw:text-style-name="P9" draw:layer="layout" svg:x1="9.081cm" svg:y1="15.777cm" svg:x2="11.938cm" svg:y2="15.777cm">
            <text:p/>
          </draw:line>
        </draw:g>
        <draw:g draw:style-name="gr107">
          <draw:custom-shape draw:style-name="gr108" draw:text-style-name="P37" draw:layer="layout" svg:width="2.857cm" svg:height="5.887cm" svg:x="15.456cm" svg:y="10.842cm">
            <text:p/>
            <draw:enhanced-geometry svg:viewBox="0 0 21600 21600" draw:type="rectangle" draw:enhanced-path="M 0 0 L 21600 0 21600 21600 0 21600 0 0 Z N"/>
          </draw:custom-shape>
          <draw:line draw:style-name="gr109" draw:text-style-name="P9" draw:layer="layout" svg:x1="15.456cm" svg:y1="11.777cm" svg:x2="18.313cm" svg:y2="11.777cm">
            <text:p/>
          </draw:line>
          <draw:line draw:style-name="gr109" draw:text-style-name="P9" draw:layer="layout" svg:x1="15.457cm" svg:y1="12.777cm" svg:x2="18.314cm" svg:y2="12.777cm">
            <text:p/>
          </draw:line>
          <draw:line draw:style-name="gr109" draw:text-style-name="P9" draw:layer="layout" svg:x1="15.457cm" svg:y1="13.777cm" svg:x2="18.314cm" svg:y2="13.777cm">
            <text:p/>
          </draw:line>
          <draw:line draw:style-name="gr109" draw:text-style-name="P9" draw:layer="layout" svg:x1="15.457cm" svg:y1="14.777cm" svg:x2="18.314cm" svg:y2="14.777cm">
            <text:p/>
          </draw:line>
          <draw:line draw:style-name="gr109" draw:text-style-name="P9" draw:layer="layout" svg:x1="15.457cm" svg:y1="15.777cm" svg:x2="18.314cm" svg:y2="15.777cm">
            <text:p/>
          </draw:line>
        </draw:g>
        <draw:frame draw:style-name="gr110" draw:text-style-name="P58" draw:layer="layout" svg:width="2.858cm" svg:height="0.962cm" svg:x="2.587cm" svg:y="5.183cm">
          <draw:text-box>
            <text:p>Device</text:p>
          </draw:text-box>
        </draw:frame>
        <draw:frame draw:style-name="gr111" draw:text-style-name="P58" draw:layer="layout" svg:width="3.757cm" svg:height="0.988cm" svg:x="2.587cm" svg:y="8.902cm">
          <draw:text-box>
            <text:p>Server</text:p>
          </draw:text-box>
        </draw:frame>
        <draw:frame draw:style-name="gr111" draw:text-style-name="P58" draw:layer="layout" svg:width="3.757cm" svg:height="0.988cm" svg:x="2.587cm" svg:y="12.902cm">
          <draw:text-box>
            <text:p>Target</text:p>
          </draw:text-box>
        </draw:frame>
        <draw:custom-shape draw:style-name="gr112" draw:text-style-name="P59" draw:layer="layout" svg:width="0.318cm" svg:height="0.318cm" svg:x="14.409cm" svg:y="6.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37" draw:layer="layout" svg:width="3.81cm" svg:height="0.953cm" svg:x="19.414cm" svg:y="2.652cm">
          <text:p text:style-name="P3">Server</text:p>
          <draw:enhanced-geometry svg:viewBox="0 0 21600 21600" draw:type="rectangle" draw:enhanced-path="M 0 0 L 21600 0 21600 21600 0 21600 0 0 Z N"/>
        </draw:custom-shape>
        <draw:custom-shape draw:style-name="gr114" draw:text-style-name="P37" draw:layer="layout" svg:width="3.398cm" svg:height="1.588cm" svg:x="22.642cm" svg:y="5.022cm">
          <text:p text:style-name="P3">User</text:p>
          <draw:enhanced-geometry svg:viewBox="0 0 21600 21600" draw:type="rectangle" draw:enhanced-path="M 0 0 L 21600 0 21600 21600 0 21600 0 0 Z N"/>
        </draw:custom-shape>
        <draw:line draw:style-name="gr115" draw:text-style-name="P9" draw:layer="layout" svg:x1="23.742cm" svg:y1="4.875cm" svg:x2="22.472cm" svg:y2="3.922cm">
          <text:p/>
        </draw:line>
        <draw:line draw:style-name="gr116" draw:text-style-name="P9" draw:layer="layout" svg:x1="20.367cm" svg:y1="3.922cm" svg:x2="19.097cm" svg:y2="4.875cm">
          <text:p/>
        </draw:line>
        <draw:frame draw:style-name="gr117" draw:text-style-name="P60" draw:layer="layout" svg:width="4.364cm" svg:height="1.895cm" svg:x="8.383cm" svg:y="0.375cm">
          <draw:text-box>
            <text:p><text:span text:style-name="T6">{</text:span></text:p>
            <text:p><text:span text:style-name="T6"><text:s text:c="3"/>Target: “abc:cda:veb”,</text:span></text:p>
            <text:p><text:span text:style-name="T6"><text:s text:c="3"/>Payload: “…...”</text:span></text:p>
            <text:p><text:span text:style-name="T6">}</text:span></text:p>
          </draw:text-box>
        </draw:frame>
        <draw:custom-shape draw:style-name="gr106" draw:text-style-name="P37" draw:layer="layout" svg:width="3.493cm" svg:height="2.222cm" svg:x="8.762cm" svg:y="8.303cm">
          <text:p text:style-name="P3">AIA Server</text:p>
          <draw:enhanced-geometry svg:viewBox="0 0 21600 21600" draw:mirror-vertical="false" draw:mirror-horizontal="false" draw:type="rectangle" draw:enhanced-path="M 0 0 L 21600 0 21600 21600 0 21600 0 0 Z N"/>
        </draw:custom-shape>
      </draw:page>
      <draw:page draw:name="page10" draw:style-name="dp1" draw:master-page-name="Default">
        <draw:custom-shape draw:style-name="gr118" draw:text-style-name="P61" draw:layer="layout" svg:width="20.955cm" svg:height="10.478cm" svg:x="1.952cm" svg:y="7.032cm">
          <text:p/>
          <draw:enhanced-geometry svg:viewBox="0 0 21600 21600" draw:type="rectangle" draw:enhanced-path="M 0 0 L 21600 0 21600 21600 0 21600 0 0 Z N"/>
        </draw:custom-shape>
        <draw:custom-shape draw:style-name="gr106" draw:text-style-name="P37" xml:id="id80" draw:id="id80" draw:layer="layout" svg:width="3.493cm" svg:height="2.222cm" svg:x="5.905cm" svg:y="8.131cm">
          <text:p text:style-name="P3">AIA Server</text:p>
          <draw:enhanced-geometry svg:viewBox="0 0 21600 21600" draw:mirror-vertical="false" draw:mirror-horizontal="false" draw:type="rectangle" draw:enhanced-path="M 0 0 L 21600 0 21600 21600 0 21600 0 0 Z N"/>
        </draw:custom-shape>
        <draw:custom-shape draw:style-name="gr106" draw:text-style-name="P37" xml:id="id81" draw:id="id81" draw:layer="layout" svg:width="3.493cm" svg:height="2.222cm" svg:x="12.255cm" svg:y="8.13cm">
          <text:p text:style-name="P3">AIA Server</text:p>
          <draw:enhanced-geometry svg:viewBox="0 0 21600 21600" draw:mirror-vertical="false" draw:mirror-horizontal="false" draw:type="rectangle" draw:enhanced-path="M 0 0 L 21600 0 21600 21600 0 21600 0 0 Z N"/>
        </draw:custom-shape>
        <draw:custom-shape draw:style-name="gr106" draw:text-style-name="P37" xml:id="id82" draw:id="id82" draw:layer="layout" svg:width="3.493cm" svg:height="2.222cm" svg:x="18.288cm" svg:y="10.73cm">
          <text:p text:style-name="P3">Agent</text:p>
          <draw:enhanced-geometry svg:viewBox="0 0 21600 21600" draw:mirror-vertical="false" draw:mirror-horizontal="false" draw:type="rectangle" draw:enhanced-path="M 0 0 L 21600 0 21600 21600 0 21600 0 0 Z N"/>
        </draw:custom-shape>
        <draw:connector draw:style-name="gr119" draw:text-style-name="P3" draw:layer="layout" svg:x1="14.018cm" svg:y1="3.368cm" svg:x2="7.651cm" svg:y2="8.131cm" draw:start-shape="id79" draw:start-glue-point="2" draw:end-shape="id80" draw:end-glue-point="0" svg:d="M14018 3368v2381h-6367v2382" svg:viewBox="0 0 6368 4764">
          <text:p/>
        </draw:connector>
        <draw:connector draw:style-name="gr119" draw:text-style-name="P3" draw:layer="layout" svg:x1="14.018cm" svg:y1="3.368cm" svg:x2="14.001cm" svg:y2="8.13cm" draw:start-shape="id79" draw:start-glue-point="2" draw:end-shape="id81" draw:end-glue-point="0" svg:d="M14018 3368v2381h-17v2381" svg:viewBox="0 0 18 4763">
          <text:p/>
        </draw:connector>
        <draw:connector draw:style-name="gr120" draw:text-style-name="P3" draw:layer="layout" draw:line-skew="-1.287cm" svg:x1="14.018cm" svg:y1="3.368cm" svg:x2="20.034cm" svg:y2="10.73cm" draw:start-shape="id79" draw:start-glue-point="2" draw:end-shape="id82" draw:end-glue-point="0" svg:d="M14018 3368v2394h6016v4968" svg:viewBox="0 0 6017 7363">
          <text:p/>
        </draw:connector>
        <draw:g draw:style-name="gr107">
          <draw:custom-shape draw:style-name="gr108" draw:text-style-name="P37" draw:layer="layout" svg:width="2.857cm" svg:height="5.887cm" svg:x="6.223cm" svg:y="10.67cm">
            <text:p/>
            <draw:enhanced-geometry svg:viewBox="0 0 21600 21600" draw:type="rectangle" draw:enhanced-path="M 0 0 L 21600 0 21600 21600 0 21600 0 0 Z N"/>
          </draw:custom-shape>
          <draw:line draw:style-name="gr109" draw:text-style-name="P9" draw:layer="layout" svg:x1="6.223cm" svg:y1="11.605cm" svg:x2="9.08cm" svg:y2="11.605cm">
            <text:p/>
          </draw:line>
          <draw:line draw:style-name="gr109" draw:text-style-name="P9" draw:layer="layout" svg:x1="6.224cm" svg:y1="12.605cm" svg:x2="9.081cm" svg:y2="12.605cm">
            <text:p/>
          </draw:line>
          <draw:line draw:style-name="gr109" draw:text-style-name="P9" draw:layer="layout" svg:x1="6.224cm" svg:y1="13.605cm" svg:x2="9.081cm" svg:y2="13.605cm">
            <text:p/>
          </draw:line>
          <draw:line draw:style-name="gr109" draw:text-style-name="P9" draw:layer="layout" svg:x1="6.224cm" svg:y1="14.605cm" svg:x2="9.081cm" svg:y2="14.605cm">
            <text:p/>
          </draw:line>
          <draw:line draw:style-name="gr109" draw:text-style-name="P9" draw:layer="layout" svg:x1="6.224cm" svg:y1="15.605cm" svg:x2="9.081cm" svg:y2="15.605cm">
            <text:p/>
          </draw:line>
        </draw:g>
        <draw:g draw:style-name="gr107">
          <draw:custom-shape draw:style-name="gr108" draw:text-style-name="P37" draw:layer="layout" svg:width="2.857cm" svg:height="5.887cm" svg:x="12.599cm" svg:y="10.67cm">
            <text:p/>
            <draw:enhanced-geometry svg:viewBox="0 0 21600 21600" draw:type="rectangle" draw:enhanced-path="M 0 0 L 21600 0 21600 21600 0 21600 0 0 Z N"/>
          </draw:custom-shape>
          <draw:line draw:style-name="gr109" draw:text-style-name="P9" draw:layer="layout" svg:x1="12.599cm" svg:y1="11.605cm" svg:x2="15.456cm" svg:y2="11.605cm">
            <text:p/>
          </draw:line>
          <draw:line draw:style-name="gr109" draw:text-style-name="P9" draw:layer="layout" svg:x1="12.6cm" svg:y1="12.605cm" svg:x2="15.457cm" svg:y2="12.605cm">
            <text:p/>
          </draw:line>
          <draw:line draw:style-name="gr109" draw:text-style-name="P9" draw:layer="layout" svg:x1="12.6cm" svg:y1="13.605cm" svg:x2="15.457cm" svg:y2="13.605cm">
            <text:p/>
          </draw:line>
          <draw:line draw:style-name="gr109" draw:text-style-name="P9" draw:layer="layout" svg:x1="12.6cm" svg:y1="14.605cm" svg:x2="15.457cm" svg:y2="14.605cm">
            <text:p/>
          </draw:line>
          <draw:line draw:style-name="gr109" draw:text-style-name="P9" draw:layer="layout" svg:x1="12.6cm" svg:y1="15.605cm" svg:x2="15.457cm" svg:y2="15.605cm">
            <text:p/>
          </draw:line>
        </draw:g>
        <draw:frame draw:style-name="gr110" draw:text-style-name="P58" draw:layer="layout" svg:width="2.857cm" svg:height="0.962cm" svg:x="1.635cm" svg:y="6.08cm">
          <draw:text-box>
            <text:p>Device</text:p>
          </draw:text-box>
        </draw:frame>
        <draw:frame draw:style-name="gr111" draw:text-style-name="P58" draw:layer="layout" svg:width="3.757cm" svg:height="0.988cm" svg:x="2.587cm" svg:y="8.902cm">
          <draw:text-box>
            <text:p>Server</text:p>
          </draw:text-box>
        </draw:frame>
        <draw:frame draw:style-name="gr111" draw:text-style-name="P58" draw:layer="layout" svg:width="3.757cm" svg:height="0.988cm" svg:x="2.587cm" svg:y="12.902cm">
          <draw:text-box>
            <text:p>Target</text:p>
          </draw:text-box>
        </draw:frame>
        <draw:custom-shape draw:style-name="gr113" draw:text-style-name="P37" xml:id="id79" draw:id="id79" draw:layer="layout" svg:width="3.81cm" svg:height="0.953cm" svg:x="12.113cm" svg:y="2.415cm">
          <text:p text:style-name="P3">Server</text:p>
          <draw:enhanced-geometry svg:viewBox="0 0 21600 21600" draw:type="rectangle" draw:enhanced-path="M 0 0 L 21600 0 21600 21600 0 21600 0 0 Z N"/>
        </draw:custom-shape>
        <draw:custom-shape draw:style-name="gr114" draw:text-style-name="P37" draw:layer="layout" svg:width="3.398cm" svg:height="1.588cm" svg:x="23.712cm" svg:y="4.957cm">
          <text:p text:style-name="P3">User</text:p>
          <draw:enhanced-geometry svg:viewBox="0 0 21600 21600" draw:type="rectangle" draw:enhanced-path="M 0 0 L 21600 0 21600 21600 0 21600 0 0 Z N"/>
        </draw:custom-shape>
        <draw:line draw:style-name="gr115" draw:text-style-name="P9" draw:layer="layout" svg:x1="25.447cm" svg:y1="4.81cm" svg:x2="16.875cm" svg:y2="3.222cm">
          <text:p/>
        </draw:line>
        <draw:custom-shape draw:style-name="gr106" draw:text-style-name="P37" draw:layer="layout" svg:width="3.493cm" svg:height="2.222cm" svg:x="5.905cm" svg:y="8.131cm">
          <text:p text:style-name="P3">AIA Server</text:p>
          <draw:enhanced-geometry svg:viewBox="0 0 21600 21600" draw:mirror-vertical="false" draw:mirror-horizontal="false" draw:type="rectangle" draw:enhanced-path="M 0 0 L 21600 0 21600 21600 0 21600 0 0 Z N"/>
        </draw:custom-shape>
      </draw:page>
      <draw:page draw:name="page11" draw:style-name="dp1" draw:master-page-name="Default">
        <draw:custom-shape draw:style-name="gr121" draw:text-style-name="P62" draw:layer="layout" svg:width="20.003cm" svg:height="6.032cm" svg:x="1.952cm" svg:y="10.525cm">
          <text:p/>
          <draw:enhanced-geometry svg:viewBox="0 0 21600 21600" draw:type="rectangle" draw:enhanced-path="M 0 0 L 21600 0 21600 21600 0 21600 0 0 Z N"/>
        </draw:custom-shape>
        <draw:frame draw:style-name="gr111" draw:text-style-name="P58" draw:layer="layout" svg:width="2.858cm" svg:height="0.988cm" svg:x="2.27cm" svg:y="12.747cm">
          <draw:text-box>
            <text:p>Target</text:p>
          </draw:text-box>
        </draw:frame>
        <draw:frame draw:style-name="gr110" draw:text-style-name="P58" draw:layer="layout" svg:width="2.858cm" svg:height="0.962cm" svg:x="1.952cm" svg:y="9.255cm">
          <draw:text-box>
            <text:p>Device</text:p>
          </draw:text-box>
        </draw:frame>
        <draw:custom-shape draw:style-name="gr106" draw:text-style-name="P37" xml:id="id84" draw:id="id84" draw:layer="layout" svg:width="3.493cm" svg:height="2.222cm" svg:x="5.444cm" svg:y="12.43cm">
          <text:p text:style-name="P3">AIA Server</text:p>
          <draw:enhanced-geometry svg:viewBox="0 0 21600 21600" draw:mirror-vertical="false" draw:mirror-horizontal="false" draw:type="rectangle" draw:enhanced-path="M 0 0 L 21600 0 21600 21600 0 21600 0 0 Z N"/>
        </draw:custom-shape>
        <draw:custom-shape draw:style-name="gr106" draw:text-style-name="P37" xml:id="id85" draw:id="id85" draw:layer="layout" svg:width="3.493cm" svg:height="2.222cm" svg:x="11.634cm" svg:y="12.43cm">
          <text:p text:style-name="P3">AIA Server</text:p>
          <draw:enhanced-geometry svg:viewBox="0 0 21600 21600" draw:mirror-vertical="false" draw:mirror-horizontal="false" draw:type="rectangle" draw:enhanced-path="M 0 0 L 21600 0 21600 21600 0 21600 0 0 Z N"/>
        </draw:custom-shape>
        <draw:custom-shape draw:style-name="gr106" draw:text-style-name="P37" xml:id="id86" draw:id="id86" draw:layer="layout" svg:width="3.493cm" svg:height="2.222cm" svg:x="17.509cm" svg:y="12.43cm">
          <text:p text:style-name="P3">Agent</text:p>
          <draw:enhanced-geometry svg:viewBox="0 0 21600 21600" draw:mirror-vertical="false" draw:mirror-horizontal="false" draw:type="rectangle" draw:enhanced-path="M 0 0 L 21600 0 21600 21600 0 21600 0 0 Z N"/>
        </draw:custom-shape>
        <draw:connector draw:style-name="gr122" draw:text-style-name="P3" draw:layer="layout" svg:x1="12.112cm" svg:y1="3.222cm" svg:x2="7.19cm" svg:y2="12.43cm" draw:start-shape="id83" draw:start-glue-point="2" draw:end-shape="id84" draw:end-glue-point="0" svg:d="M12112 3222v4604h-4922v4604" svg:viewBox="0 0 4923 9209">
          <text:p/>
        </draw:connector>
        <draw:connector draw:style-name="gr122" draw:text-style-name="P3" draw:layer="layout" svg:x1="12.112cm" svg:y1="3.222cm" svg:x2="13.38cm" svg:y2="12.43cm" draw:start-shape="id83" draw:start-glue-point="2" draw:end-shape="id85" draw:end-glue-point="0" svg:d="M12112 3222v4604h1268v4604" svg:viewBox="0 0 1269 9209">
          <text:p/>
        </draw:connector>
        <draw:connector draw:style-name="gr122" draw:text-style-name="P3" draw:layer="layout" svg:x1="12.112cm" svg:y1="3.222cm" svg:x2="19.255cm" svg:y2="12.43cm" draw:start-shape="id83" draw:start-glue-point="2" draw:end-shape="id86" draw:end-glue-point="0" svg:d="M12112 3222v4604h7143v4604" svg:viewBox="0 0 7144 9209">
          <text:p/>
        </draw:connector>
        <draw:custom-shape draw:style-name="gr123" draw:text-style-name="P37" xml:id="id83" draw:id="id83" draw:layer="layout" svg:width="6.35cm" svg:height="1.905cm" svg:x="8.937cm" svg:y="1.317cm">
          <text:p text:style-name="P3">InteractionServer</text:p>
          <draw:enhanced-geometry svg:viewBox="0 0 21600 21600" draw:type="rectangle" draw:enhanced-path="M 0 0 L 21600 0 21600 21600 0 21600 0 0 Z N"/>
        </draw:custom-shape>
        <draw:custom-shape draw:style-name="gr114" draw:text-style-name="P37" xml:id="id87" draw:id="id87" draw:layer="layout" svg:width="3.398cm" svg:height="1.588cm" svg:x="24.03cm" svg:y="7.815cm">
          <text:p text:style-name="P3">User</text:p>
          <draw:enhanced-geometry svg:viewBox="0 0 21600 21600" draw:type="rectangle" draw:enhanced-path="M 0 0 L 21600 0 21600 21600 0 21600 0 0 Z N"/>
        </draw:custom-shape>
        <draw:connector draw:style-name="gr124" draw:text-style-name="P3" draw:layer="layout" svg:x1="25.729cm" svg:y1="7.815cm" svg:x2="15.287cm" svg:y2="2.269cm" draw:start-shape="id87" draw:start-glue-point="0" draw:end-shape="id83" draw:end-glue-point="1" svg:d="M25729 7815v-5546h-10442" svg:viewBox="0 0 10443 5547">
          <text:p/>
        </draw:connector>
        <draw:custom-shape draw:style-name="gr125" draw:text-style-name="P37" draw:layer="layout" svg:width="4.763cm" svg:height="2.54cm" svg:x="0.364cm" svg:y="3.857cm">
          <text:p text:style-name="P3">ADMIN</text:p>
          <draw:enhanced-geometry svg:viewBox="0 0 21600 21600" draw:type="rectangle" draw:enhanced-path="M 0 0 L 21600 0 21600 21600 0 21600 0 0 Z N"/>
        </draw:custom-shape>
      </draw:page>
      <draw:page draw:name="page12" draw:style-name="dp1" draw:master-page-name="Default">
        <draw:custom-shape draw:style-name="gr106" draw:text-style-name="P37" draw:layer="layout" svg:width="3.493cm" svg:height="2.222cm" svg:x="8.762cm" svg:y="13.703cm">
          <text:p text:style-name="P3">AIA Server</text:p>
          <draw:enhanced-geometry svg:viewBox="0 0 21600 21600" draw:mirror-vertical="false" draw:mirror-horizontal="false" draw:type="rectangle" draw:enhanced-path="M 0 0 L 21600 0 21600 21600 0 21600 0 0 Z N"/>
        </draw:custom-shape>
        <draw:custom-shape draw:style-name="gr106" draw:text-style-name="P37" xml:id="id90" draw:id="id90" draw:layer="layout" svg:width="3.493cm" svg:height="2.222cm" svg:x="15.112cm" svg:y="13.702cm">
          <text:p text:style-name="P3">AIA Server</text:p>
          <draw:enhanced-geometry svg:viewBox="0 0 21600 21600" draw:mirror-vertical="false" draw:mirror-horizontal="false" draw:type="rectangle" draw:enhanced-path="M 0 0 L 21600 0 21600 21600 0 21600 0 0 Z N"/>
        </draw:custom-shape>
        <draw:custom-shape draw:style-name="gr106" draw:text-style-name="P37" xml:id="id91" draw:id="id91" draw:layer="layout" svg:width="3.493cm" svg:height="2.222cm" svg:x="21.145cm" svg:y="13.702cm">
          <text:p text:style-name="P3">Agent</text:p>
          <draw:enhanced-geometry svg:viewBox="0 0 21600 21600" draw:mirror-vertical="false" draw:mirror-horizontal="false" draw:type="rectangle" draw:enhanced-path="M 0 0 L 21600 0 21600 21600 0 21600 0 0 Z N"/>
        </draw:custom-shape>
        <draw:frame draw:style-name="gr110" draw:text-style-name="P58" draw:layer="layout" svg:width="2.858cm" svg:height="0.962cm" svg:x="2.904cm" svg:y="7.35cm">
          <draw:text-box>
            <text:p>Device</text:p>
          </draw:text-box>
        </draw:frame>
        <draw:frame draw:style-name="gr111" draw:text-style-name="P58" draw:layer="layout" svg:width="3.757cm" svg:height="0.988cm" svg:x="2.64cm" svg:y="14.335cm">
          <draw:text-box>
            <text:p>Target</text:p>
          </draw:text-box>
        </draw:frame>
        <draw:custom-shape draw:style-name="gr106" draw:text-style-name="P37" xml:id="id88" draw:id="id88" draw:layer="layout" svg:width="3.493cm" svg:height="2.222cm" svg:x="8.762cm" svg:y="13.703cm">
          <text:p text:style-name="P3">AIA Server</text:p>
          <draw:enhanced-geometry svg:viewBox="0 0 21600 21600" draw:mirror-vertical="false" draw:mirror-horizontal="false" draw:type="rectangle" draw:enhanced-path="M 0 0 L 21600 0 21600 21600 0 21600 0 0 Z N"/>
        </draw:custom-shape>
        <draw:custom-shape draw:style-name="gr105" draw:text-style-name="P37" xml:id="id92" draw:id="id92" draw:layer="layout" svg:width="5.08cm" svg:height="1.588cm" svg:x="16.557cm" svg:y="7.032cm">
          <text:p text:style-name="P3">Interact</text:p>
          <draw:enhanced-geometry svg:viewBox="0 0 21600 21600" draw:type="rectangle" draw:enhanced-path="M 0 0 L 21600 0 21600 21600 0 21600 0 0 Z N"/>
        </draw:custom-shape>
        <draw:custom-shape draw:style-name="gr126" draw:text-style-name="P37" xml:id="id89" draw:id="id89" draw:layer="layout" svg:width="6.35cm" svg:height="1.588cm" svg:x="15.922cm" svg:y="9.889cm">
          <text:p text:style-name="P3">Interact Specialized Agent</text:p>
          <draw:enhanced-geometry svg:viewBox="0 0 21600 21600" draw:type="rectangle" draw:enhanced-path="M 0 0 L 21600 0 21600 21600 0 21600 0 0 Z N"/>
        </draw:custom-shape>
        <draw:connector draw:style-name="gr127" draw:text-style-name="P3" draw:layer="layout" svg:x1="10.508cm" svg:y1="13.703cm" svg:x2="19.097cm" svg:y2="11.477cm" draw:start-shape="id88" draw:start-glue-point="0" draw:end-shape="id89" draw:end-glue-point="2" svg:d="M10508 13703v-1113h8589v-1113" svg:viewBox="0 0 8590 2227">
          <text:p/>
        </draw:connector>
        <draw:connector draw:style-name="gr127" draw:text-style-name="P3" draw:layer="layout" svg:x1="16.858cm" svg:y1="13.702cm" svg:x2="19.097cm" svg:y2="11.477cm" draw:start-shape="id90" draw:start-glue-point="0" draw:end-shape="id89" draw:end-glue-point="2" svg:d="M16858 13702v-1112h2239v-1113" svg:viewBox="0 0 2240 2226">
          <text:p/>
        </draw:connector>
        <draw:connector draw:style-name="gr127" draw:text-style-name="P3" draw:layer="layout" svg:x1="22.891cm" svg:y1="13.702cm" svg:x2="19.097cm" svg:y2="11.477cm" draw:start-shape="id91" draw:start-glue-point="0" draw:end-shape="id89" draw:end-glue-point="2" svg:d="M22891 13702v-1112h-3794v-1113" svg:viewBox="0 0 3795 2226">
          <text:p/>
        </draw:connector>
        <draw:connector draw:style-name="gr127" draw:text-style-name="P3" draw:layer="layout" svg:x1="19.097cm" svg:y1="9.889cm" svg:x2="19.097cm" svg:y2="8.62cm" draw:start-shape="id89" draw:start-glue-point="0" draw:end-shape="id92" draw:end-glue-point="2" svg:d="M19097 9889v-1269" svg:viewBox="0 0 1 1270">
          <text:p/>
        </draw:connector>
        <draw:frame draw:style-name="gr110" draw:text-style-name="P58" draw:layer="layout" svg:width="2.858cm" svg:height="0.962cm" svg:x="2.905cm" svg:y="10.207cm">
          <draw:text-box>
            <text:p>Device</text:p>
          </draw:text-box>
        </draw:frame>
      </draw:page>
      <draw:page draw:name="page13" draw:style-name="dp1" draw:master-page-name="Default">
        <draw:custom-shape draw:style-name="gr128" draw:text-style-name="P63" draw:layer="layout" svg:width="27.305cm" svg:height="20.955cm" svg:x="0.365cm" svg:y="0.365cm">
          <text:p/>
          <draw:enhanced-geometry svg:viewBox="0 0 21600 21600" draw:type="rectangle" draw:enhanced-path="M 0 0 L 21600 0 21600 21600 0 21600 0 0 Z N"/>
        </draw:custom-shape>
        <draw:custom-shape draw:style-name="gr129" draw:text-style-name="P62" draw:layer="layout" svg:width="25.623cm" svg:height="8.89cm" svg:x="1.317cm" svg:y="5.582cm">
          <text:p/>
          <draw:enhanced-geometry svg:viewBox="0 0 21600 21600" draw:type="rectangle" draw:enhanced-path="M 0 0 L 21600 0 21600 21600 0 21600 0 0 Z N"/>
        </draw:custom-shape>
        <draw:custom-shape draw:style-name="gr105" draw:text-style-name="P37" xml:id="id96" draw:id="id96" draw:layer="layout" svg:width="5.08cm" svg:height="1.588cm" svg:x="1.035cm" svg:y="16.695cm">
          <text:p text:style-name="P3">Senses</text:p>
          <draw:enhanced-geometry svg:viewBox="0 0 21600 21600" draw:type="rectangle" draw:enhanced-path="M 0 0 L 21600 0 21600 21600 0 21600 0 0 Z N"/>
        </draw:custom-shape>
        <draw:custom-shape draw:style-name="gr112" draw:text-style-name="P59" draw:layer="layout" svg:width="0.318cm" svg:height="0.318cm" svg:x="5.032cm" svg:y="17.6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37" xml:id="id94" draw:id="id94" draw:layer="layout" svg:width="5.08cm" svg:height="1.588cm" svg:x="7.737cm" svg:y="12.249cm">
          <text:p text:style-name="P3">Interaction Servide</text:p>
          <draw:enhanced-geometry svg:viewBox="0 0 21600 21600" draw:mirror-horizontal="false" draw:mirror-vertical="false" draw:type="rectangle" draw:enhanced-path="M 0 0 L 21600 0 21600 21600 0 21600 0 0 Z N"/>
        </draw:custom-shape>
        <draw:custom-shape draw:style-name="gr130" draw:text-style-name="P37" xml:id="id95" draw:id="id95" draw:layer="layout" svg:width="5.303cm" svg:height="1.588cm" svg:x="14.912cm" svg:y="16.695cm">
          <text:p text:style-name="P3">User</text:p>
          <draw:enhanced-geometry svg:viewBox="0 0 21600 21600" draw:type="rectangle" draw:enhanced-path="M 0 0 L 21600 0 21600 21600 0 21600 0 0 Z N"/>
        </draw:custom-shape>
        <draw:custom-shape draw:style-name="gr105" draw:text-style-name="P37" xml:id="id97" draw:id="id97" draw:layer="layout" svg:width="5.08cm" svg:height="1.588cm" svg:x="20.768cm" svg:y="11.297cm">
          <text:p text:style-name="P3">AWS WebSocket</text:p>
          <draw:enhanced-geometry svg:viewBox="0 0 21600 21600" draw:mirror-horizontal="false" draw:mirror-vertical="false" draw:type="rectangle" draw:enhanced-path="M 0 0 L 21600 0 21600 21600 0 21600 0 0 Z N"/>
        </draw:custom-shape>
        <draw:custom-shape draw:style-name="gr131" draw:text-style-name="P3" xml:id="id99" draw:id="id99" draw:layer="layout" svg:width="2.223cm" svg:height="1.588cm" svg:x="21.396cm" svg:y="6.852cm">
          <text:p/>
          <draw:enhanced-geometry svg:viewBox="0 0 21600 21600" draw:type="rectangle" draw:enhanced-path="M 0 0 L 21600 0 21600 21600 0 21600 0 0 Z N"/>
        </draw:custom-shape>
        <draw:custom-shape draw:style-name="gr131" draw:text-style-name="P3" draw:layer="layout" svg:width="2.223cm" svg:height="1.588cm" svg:x="21.596cm" svg:y="7.052cm">
          <text:p/>
          <draw:enhanced-geometry svg:viewBox="0 0 21600 21600" draw:type="rectangle" draw:enhanced-path="M 0 0 L 21600 0 21600 21600 0 21600 0 0 Z N"/>
        </draw:custom-shape>
        <draw:custom-shape draw:style-name="gr131" draw:text-style-name="P3" draw:layer="layout" svg:width="2.223cm" svg:height="1.588cm" svg:x="21.796cm" svg:y="7.252cm">
          <text:p/>
          <draw:enhanced-geometry svg:viewBox="0 0 21600 21600" draw:type="rectangle" draw:enhanced-path="M 0 0 L 21600 0 21600 21600 0 21600 0 0 Z N"/>
        </draw:custom-shape>
        <draw:custom-shape draw:style-name="gr131" draw:text-style-name="P3" draw:layer="layout" svg:width="2.223cm" svg:height="1.588cm" svg:x="21.996cm" svg:y="7.452cm">
          <text:p/>
          <draw:enhanced-geometry svg:viewBox="0 0 21600 21600" draw:type="rectangle" draw:enhanced-path="M 0 0 L 21600 0 21600 21600 0 21600 0 0 Z N"/>
        </draw:custom-shape>
        <draw:custom-shape draw:style-name="gr132" draw:text-style-name="P64" xml:id="id98" draw:id="id98" draw:layer="layout" svg:width="2.223cm" svg:height="1.588cm" svg:x="22.196cm" svg:y="7.652cm">
          <text:p text:style-name="P25"><text:span text:style-name="T4">Stream</text:span></text:p>
          <draw:enhanced-geometry svg:viewBox="0 0 21600 21600" draw:type="rectangle" draw:enhanced-path="M 0 0 L 21600 0 21600 21600 0 21600 0 0 Z N"/>
        </draw:custom-shape>
        <draw:connector draw:style-name="gr92" draw:text-style-name="P3" draw:layer="layout" svg:x1="11.16cm" svg:y1="9.634cm" svg:x2="10.277cm" svg:y2="12.249cm" draw:start-shape="id93" draw:start-glue-point="3" draw:end-shape="id94" draw:end-glue-point="0" svg:d="M11160 9634h-883v2615" svg:viewBox="0 0 884 2616">
          <text:p/>
        </draw:connector>
        <draw:connector draw:style-name="gr133" draw:text-style-name="P3" draw:layer="layout" svg:x1="14.912cm" svg:y1="17.489cm" svg:x2="12.817cm" svg:y2="13.043cm" draw:start-shape="id95" draw:start-glue-point="3" draw:end-shape="id94" draw:end-glue-point="1" svg:d="M14912 17489h-1048v-4446h-1047" svg:viewBox="0 0 2096 4447">
          <text:p/>
        </draw:connector>
        <draw:connector draw:style-name="gr122" draw:text-style-name="P3" draw:layer="layout" svg:x1="6.115cm" svg:y1="17.489cm" svg:x2="7.737cm" svg:y2="13.043cm" draw:start-shape="id96" draw:start-glue-point="1" draw:end-shape="id94" draw:end-glue-point="3" svg:d="M6115 17489h811v-4446h811" svg:viewBox="0 0 1623 4447">
          <text:p/>
        </draw:connector>
        <draw:connector draw:style-name="gr92" draw:text-style-name="P3" draw:layer="layout" svg:x1="23.308cm" svg:y1="11.297cm" svg:x2="23.307cm" svg:y2="9.24cm" draw:start-shape="id97" draw:start-glue-point="0" draw:end-shape="id98" draw:end-glue-point="2" svg:d="M23308 11297v-1028h-1v-1029" svg:viewBox="0 0 2 2058">
          <text:p/>
        </draw:connector>
        <draw:connector draw:style-name="gr92" draw:text-style-name="P3" draw:layer="layout" svg:x1="20.215cm" svg:y1="17.489cm" svg:x2="23.308cm" svg:y2="12.885cm" draw:start-shape="id95" draw:start-glue-point="1" draw:end-shape="id97" draw:end-glue-point="2" svg:d="M20215 17489h3093v-4604" svg:viewBox="0 0 3094 4605">
          <text:p/>
        </draw:connector>
        <draw:connector draw:style-name="gr92" draw:text-style-name="P3" draw:layer="layout" svg:x1="21.396cm" svg:y1="7.646cm" svg:x2="14.97cm" svg:y2="7.657cm" draw:start-shape="id99" draw:start-glue-point="3" draw:end-shape="id100" draw:end-glue-point="1" svg:d="M21396 7646h-3213v11h-3213" svg:viewBox="0 0 6427 12">
          <text:p/>
        </draw:connector>
        <draw:connector draw:style-name="gr92" draw:text-style-name="P3" draw:layer="layout" svg:x1="17.563cm" svg:y1="16.695cm" svg:x2="17.554cm" svg:y2="11.363cm" draw:start-shape="id95" draw:start-glue-point="0" svg:d="M17563 16695v-2916h-9v-2416" svg:viewBox="0 0 10 5333">
          <text:p/>
        </draw:connector>
        <draw:custom-shape draw:style-name="gr134" draw:text-style-name="P37" draw:layer="layout" svg:width="2.857cm" svg:height="1.81cm" svg:x="16.24cm" svg:y="9.71cm">
          <text:p text:style-name="P3">AWS S3</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92" draw:text-style-name="P3" draw:layer="layout" svg:x1="3.575cm" svg:y1="11.615cm" svg:x2="3.575cm" svg:y2="16.695cm" draw:start-shape="id101" draw:start-glue-point="6" draw:end-shape="id96" draw:end-glue-point="0" svg:d="M3575 11615v5080" svg:viewBox="0 0 1 5081">
          <text:p/>
        </draw:connector>
        <draw:custom-shape draw:style-name="gr134" draw:text-style-name="P37" xml:id="id101" draw:id="id101" draw:layer="layout" svg:width="2.857cm" svg:height="1.81cm" svg:x="2.147cm" svg:y="9.805cm">
          <text:p text:style-name="P3">AWS S3</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ustom-shape draw:style-name="gr135" draw:text-style-name="P37" xml:id="id102" draw:id="id102" draw:layer="layout" svg:width="5.397cm" svg:height="1.905cm" svg:x="10.369cm" svg:y="1cm">
          <text:p text:style-name="P3">Openai API</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range-x-minimum="0" draw:handle-range-x-maximum="10800" draw:handle-position="$0 bottom" draw:handle-position-x="$0" draw:handle-position-y="bottom"/>
          </draw:enhanced-geometry>
        </draw:custom-shape>
        <draw:connector draw:style-name="gr92" draw:text-style-name="P3" draw:layer="layout" svg:x1="13.065cm" svg:y1="6.93cm" svg:x2="13.068cm" svg:y2="2.905cm" draw:start-shape="id100" draw:start-glue-point="0" draw:end-shape="id102" draw:end-glue-point="5" svg:d="M13065 6930v-2013h3v-2012" svg:viewBox="0 0 4 4026">
          <text:p/>
        </draw:connector>
        <draw:custom-shape draw:style-name="gr136" draw:text-style-name="P64" xml:id="id100" draw:id="id100" draw:layer="layout" svg:width="3.81cm" svg:height="1.455cm" svg:x="11.16cm" svg:y="6.93cm">
          <text:p text:style-name="P25"><text:span text:style-name="T4">Decode &amp;</text:span></text:p>
          <text:p text:style-name="P25"><text:span text:style-name="T4">Transcribe</text:span></text:p>
          <draw:enhanced-geometry svg:viewBox="0 0 21600 21600" draw:type="rectangle" draw:enhanced-path="M 0 0 L 21600 0 21600 21600 0 21600 0 0 Z N"/>
        </draw:custom-shape>
        <draw:g draw:style-name="gr107" xml:id="id93" draw:id="id93">
          <draw:custom-shape draw:style-name="gr137" draw:text-style-name="P3" draw:layer="layout" svg:width="1.111cm" svg:height="0.813cm" svg:x="11.16cm" svg:y="9.249cm">
            <text:p/>
            <draw:enhanced-geometry svg:viewBox="0 0 21600 21600" draw:type="rectangle" draw:enhanced-path="M 0 0 L 21600 0 21600 21600 0 21600 0 0 Z N"/>
          </draw:custom-shape>
          <draw:custom-shape draw:style-name="gr138" draw:text-style-name="P3" draw:layer="layout" svg:width="1.111cm" svg:height="0.325cm" svg:x="11.16cm" svg:y="9.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3" draw:layer="layout" svg:width="1.111cm" svg:height="0.325cm" svg:x="11.16cm" svg:y="9.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onnector draw:style-name="gr92" draw:text-style-name="P3" draw:layer="layout" svg:x1="13.065cm" svg:y1="8.385cm" svg:x2="12.271cm" svg:y2="9.634cm" draw:start-shape="id100" draw:start-glue-point="2" draw:end-shape="id93" draw:end-glue-point="1" svg:d="M13065 8385v1249h-794" svg:viewBox="0 0 795 1250">
          <text:p/>
        </draw:connector>
        <draw:line draw:style-name="gr139" draw:text-style-name="P9" draw:layer="layout" svg:x1="3.54cm" svg:y1="18.245cm" svg:x2="3.54cm" svg:y2="19.832cm">
          <text:p/>
        </draw:line>
      </draw:page>
      <draw:page draw:name="page14" draw:style-name="dp1" draw:master-page-name="Default">
        <draw:custom-shape draw:style-name="gr140" draw:text-style-name="P62" draw:layer="layout" svg:width="24.43cm" svg:height="8.89cm" svg:x="1.635cm" svg:y="2.891cm">
          <text:p/>
          <draw:enhanced-geometry svg:viewBox="0 0 21600 21600" draw:type="rectangle" draw:enhanced-path="M 0 0 L 21600 0 21600 21600 0 21600 0 0 Z N"/>
        </draw:custom-shape>
        <draw:custom-shape draw:style-name="gr105" draw:text-style-name="P37" xml:id="id104" draw:id="id104" draw:layer="layout" svg:width="5.08cm" svg:height="1.588cm" svg:x="10.327cm" svg:y="9.253cm">
          <text:p text:style-name="P3">Interaction Server</text:p>
          <draw:enhanced-geometry svg:viewBox="0 0 21600 21600" draw:mirror-horizontal="false" draw:mirror-vertical="false" draw:type="rectangle" draw:enhanced-path="M 0 0 L 21600 0 21600 21600 0 21600 0 0 Z N"/>
        </draw:custom-shape>
        <draw:custom-shape draw:style-name="gr130" draw:text-style-name="P37" xml:id="id105" draw:id="id105" draw:layer="layout" svg:width="5.303cm" svg:height="1.588cm" svg:x="10.207cm" svg:y="17.497cm">
          <text:p text:style-name="P3">Client</text:p>
          <draw:enhanced-geometry svg:viewBox="0 0 21600 21600" draw:type="rectangle" draw:enhanced-path="M 0 0 L 21600 0 21600 21600 0 21600 0 0 Z N"/>
        </draw:custom-shape>
        <draw:g draw:style-name="gr107">
          <draw:custom-shape draw:style-name="gr131" draw:text-style-name="P3" xml:id="id106" draw:id="id106" draw:layer="layout" svg:width="2.223cm" svg:height="1.588cm" svg:x="16.463cm" svg:y="3.856cm">
            <text:p/>
            <draw:enhanced-geometry svg:viewBox="0 0 21600 21600" draw:type="rectangle" draw:enhanced-path="M 0 0 L 21600 0 21600 21600 0 21600 0 0 Z N"/>
          </draw:custom-shape>
          <draw:custom-shape draw:style-name="gr131" draw:text-style-name="P3" draw:layer="layout" svg:width="2.223cm" svg:height="1.588cm" svg:x="16.663cm" svg:y="4.056cm">
            <text:p/>
            <draw:enhanced-geometry svg:viewBox="0 0 21600 21600" draw:type="rectangle" draw:enhanced-path="M 0 0 L 21600 0 21600 21600 0 21600 0 0 Z N"/>
          </draw:custom-shape>
          <draw:custom-shape draw:style-name="gr131" draw:text-style-name="P3" draw:layer="layout" svg:width="2.223cm" svg:height="1.588cm" svg:x="16.863cm" svg:y="4.256cm">
            <text:p/>
            <draw:enhanced-geometry svg:viewBox="0 0 21600 21600" draw:type="rectangle" draw:enhanced-path="M 0 0 L 21600 0 21600 21600 0 21600 0 0 Z N"/>
          </draw:custom-shape>
          <draw:custom-shape draw:style-name="gr131" draw:text-style-name="P3" draw:layer="layout" svg:width="2.223cm" svg:height="1.588cm" svg:x="17.063cm" svg:y="4.456cm">
            <text:p/>
            <draw:enhanced-geometry svg:viewBox="0 0 21600 21600" draw:type="rectangle" draw:enhanced-path="M 0 0 L 21600 0 21600 21600 0 21600 0 0 Z N"/>
          </draw:custom-shape>
          <draw:custom-shape draw:style-name="gr131" draw:text-style-name="P3" xml:id="id107" draw:id="id107" draw:layer="layout" svg:width="2.223cm" svg:height="1.588cm" svg:x="17.263cm" svg:y="4.656cm">
            <text:p/>
            <draw:enhanced-geometry svg:viewBox="0 0 21600 21600" draw:type="rectangle" draw:enhanced-path="M 0 0 L 21600 0 21600 21600 0 21600 0 0 Z N"/>
          </draw:custom-shape>
        </draw:g>
        <draw:g draw:style-name="gr107" xml:id="id103" draw:id="id103">
          <draw:custom-shape draw:style-name="gr141" draw:text-style-name="P3" draw:layer="layout" svg:width="2.222cm" svg:height="1.587cm" svg:x="11.775cm" svg:y="3.891cm">
            <text:p/>
            <draw:enhanced-geometry svg:viewBox="0 0 21600 21600" draw:type="rectangle" draw:enhanced-path="M 0 0 L 21600 0 21600 21600 0 21600 0 0 Z N"/>
          </draw:custom-shape>
          <draw:custom-shape draw:style-name="gr142" draw:text-style-name="P3" draw:layer="layout" svg:width="2.222cm" svg:height="0.635cm" svg:x="11.775cm" svg:y="3.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3" draw:layer="layout" svg:width="2.222cm" svg:height="0.635cm" svg:x="11.776cm" svg:y="5.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onnector draw:style-name="gr92" draw:text-style-name="P3" draw:layer="layout" svg:x1="12.886cm" svg:y1="5.761cm" svg:x2="12.867cm" svg:y2="9.253cm" draw:start-shape="id103" draw:start-glue-point="2" draw:end-shape="id104" draw:end-glue-point="0" svg:d="M12886 5761v1746h-19v1746" svg:viewBox="0 0 20 3493">
          <text:p/>
        </draw:connector>
        <draw:connector draw:style-name="gr143" draw:text-style-name="P3" draw:layer="layout" svg:x1="12.858cm" svg:y1="17.497cm" svg:x2="12.867cm" svg:y2="10.841cm" draw:start-shape="id105" draw:start-glue-point="0" draw:end-shape="id104" draw:end-glue-point="2" svg:d="M12858 17497v-3328h9v-3328" svg:viewBox="0 0 10 6657">
          <text:p/>
        </draw:connector>
        <draw:connector draw:style-name="gr92" draw:text-style-name="P3" draw:layer="layout" svg:x1="16.463cm" svg:y1="4.65cm" svg:x2="13.998cm" svg:y2="4.643cm" draw:start-shape="id106" draw:start-glue-point="3" draw:end-shape="id103" draw:end-glue-point="1" svg:d="M16463 4650h-1232v-7h-1233" svg:viewBox="0 0 2466 8">
          <text:p/>
        </draw:connector>
        <draw:connector draw:style-name="gr92" draw:text-style-name="P3" draw:layer="layout" svg:x1="15.51cm" svg:y1="18.291cm" svg:x2="23.421cm" svg:y2="8.367cm" draw:start-shape="id105" draw:start-glue-point="1" svg:d="M15510 18291h4206v-9924h3705" svg:viewBox="0 0 7912 9925">
          <text:p/>
        </draw:connector>
        <draw:custom-shape draw:style-name="gr134" draw:text-style-name="P37" draw:layer="layout" svg:width="2.857cm" svg:height="1.81cm" svg:x="22.107cm" svg:y="6.714cm">
          <text:p text:style-name="P3">AWS S3</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onnector draw:style-name="gr92" draw:text-style-name="P3" draw:layer="layout" svg:x1="15.407cm" svg:y1="10.047cm" svg:x2="18.374cm" svg:y2="6.244cm" draw:start-shape="id104" draw:start-glue-point="1" draw:end-shape="id107" draw:end-glue-point="2" svg:d="M15407 10047h2967v-3803" svg:viewBox="0 0 2968 3804">
          <text:p/>
        </draw:connector>
        <draw:custom-shape draw:style-name="gr144" draw:text-style-name="P37" xml:id="id109" draw:id="id109" draw:layer="layout" svg:width="3.175cm" svg:height="1.588cm" svg:x="6.322cm" svg:y="9.255cm">
          <text:p text:style-name="P3">API Server</text:p>
          <draw:enhanced-geometry svg:viewBox="0 0 21600 21600" draw:type="rectangle" draw:enhanced-path="M 0 0 L 21600 0 21600 21600 0 21600 0 0 Z N"/>
        </draw:custom-shape>
        <draw:custom-shape draw:style-name="gr144" draw:text-style-name="P37" xml:id="id108" draw:id="id108" draw:layer="layout" svg:width="3.175cm" svg:height="1.588cm" svg:x="2.27cm" svg:y="9.255cm">
          <text:p text:style-name="P3">Auth Server</text:p>
          <draw:enhanced-geometry svg:viewBox="0 0 21600 21600" draw:type="rectangle" draw:enhanced-path="M 0 0 L 21600 0 21600 21600 0 21600 0 0 Z N"/>
        </draw:custom-shape>
        <draw:connector draw:style-name="gr124" draw:text-style-name="P3" draw:layer="layout" svg:x1="10.207cm" svg:y1="18.291cm" svg:x2="3.857cm" svg:y2="10.843cm" draw:start-shape="id105" draw:start-glue-point="3" draw:end-shape="id108" draw:end-glue-point="2" svg:d="M10207 18291h-6350v-7448" svg:viewBox="0 0 6351 7449">
          <text:p/>
        </draw:connector>
        <draw:connector draw:style-name="gr124" draw:text-style-name="P3" draw:layer="layout" svg:x1="7.909cm" svg:y1="9.255cm" svg:x2="11.775cm" svg:y2="4.643cm" draw:start-shape="id109" draw:start-glue-point="0" draw:end-shape="id103" draw:end-glue-point="3" svg:d="M7909 9255v-4612h3866" svg:viewBox="0 0 3867 4613">
          <text:p/>
        </draw:connector>
        <draw:connector draw:style-name="gr124" draw:text-style-name="P3" draw:layer="layout" svg:x1="12.858cm" svg:y1="17.497cm" svg:x2="7.909cm" svg:y2="10.843cm" draw:start-shape="id105" draw:start-glue-point="0" draw:end-shape="id109" draw:end-glue-point="2" svg:d="M12858 17497v-3327h-4949v-3327" svg:viewBox="0 0 4950 6655">
          <text:p/>
        </draw:connector>
      </draw:page>
      <draw:page draw:name="page15" draw:style-name="dp1" draw:master-page-name="Default">
        <draw:custom-shape draw:style-name="gr145" draw:text-style-name="P37" draw:layer="layout" svg:width="4.127cm" svg:height="1.905cm" svg:x="3.54cm" svg:y="1.635cm">
          <text:p text:style-name="P3">Senses</text:p>
          <draw:enhanced-geometry svg:viewBox="0 0 21600 21600" draw:type="rectangle" draw:enhanced-path="M 0 0 L 21600 0 21600 21600 0 21600 0 0 Z N"/>
        </draw:custom-shape>
        <draw:custom-shape draw:style-name="gr145" draw:text-style-name="P37" draw:layer="layout" svg:width="4.127cm" svg:height="1.905cm" svg:x="3.54cm" svg:y="4.775cm">
          <text:p text:style-name="P3">Server</text:p>
          <draw:enhanced-geometry svg:viewBox="0 0 21600 21600" draw:type="rectangle" draw:enhanced-path="M 0 0 L 21600 0 21600 21600 0 21600 0 0 Z N"/>
        </draw:custom-shape>
        <draw:custom-shape draw:style-name="gr145" draw:text-style-name="P37" draw:layer="layout" svg:width="4.127cm" svg:height="1.905cm" svg:x="21.868cm" svg:y="1.635cm">
          <text:p text:style-name="P3">Server</text:p>
          <draw:enhanced-geometry svg:viewBox="0 0 21600 21600" draw:type="rectangle" draw:enhanced-path="M 0 0 L 21600 0 21600 21600 0 21600 0 0 Z N"/>
        </draw:custom-shape>
        <draw:custom-shape draw:style-name="gr145" draw:text-style-name="P37" draw:layer="layout" svg:width="4.127cm" svg:height="1.905cm" svg:x="21.868cm" svg:y="4.775cm">
          <text:p text:style-name="P3">Senses</text:p>
          <draw:enhanced-geometry svg:viewBox="0 0 21600 21600" draw:type="rectangle" draw:enhanced-path="M 0 0 L 21600 0 21600 21600 0 21600 0 0 Z N"/>
        </draw:custom-shape>
        <draw:custom-shape draw:style-name="gr146" draw:text-style-name="P37" draw:layer="layout" svg:width="4.127cm" svg:height="2.857cm" svg:x="3.54cm" svg:y="7.985cm">
          <text:p text:style-name="P3">Target</text:p>
          <draw:enhanced-geometry svg:viewBox="0 0 21600 21600" draw:type="rectangle" draw:enhanced-path="M 0 0 L 21600 0 21600 21600 0 21600 0 0 Z N"/>
        </draw:custom-shape>
        <draw:custom-shape draw:style-name="gr146" draw:text-style-name="P37" draw:layer="layout" svg:width="4.127cm" svg:height="2.857cm" svg:x="21.868cm" svg:y="7.985cm">
          <text:p text:style-name="P3">Senses</text:p>
          <draw:enhanced-geometry svg:viewBox="0 0 21600 21600" draw:type="rectangle" draw:enhanced-path="M 0 0 L 21600 0 21600 21600 0 21600 0 0 Z N"/>
        </draw:custom-shape>
        <draw:frame draw:style-name="gr147" draw:text-style-name="P65" draw:layer="layout" svg:width="6.754cm" svg:height="2.621cm" svg:x="7.667cm" svg:y="1.317cm">
          <draw:text-box>
            <text:p><text:span text:style-name="T10">* Registra</text:span></text:p>
            <text:p><text:span text:style-name="T10">* Deregistra</text:span></text:p>
            <text:p><text:span text:style-name="T10">* Redirige Mensajes de un Target</text:span></text:p>
            <text:p><text:span text:style-name="T10">* Envia estado (online, offline)</text:span></text:p>
            <text:p><text:span text:style-name="T10">* Reponde a Server Messages</text:span></text:p>
          </draw:text-box>
        </draw:frame>
        <draw:frame draw:style-name="gr148" draw:text-style-name="P65" draw:layer="layout" svg:width="4.926cm" svg:height="1.199cm" svg:x="14.867cm" svg:y="1.318cm">
          <draw:text-box>
            <text:p><text:span text:style-name="T10">* Envia Transcripciones</text:span></text:p>
            <text:p><text:span text:style-name="T10">* Envia Audio original</text:span></text:p>
          </draw:text-box>
        </draw:frame>
        <draw:frame draw:style-name="gr147" draw:text-style-name="P65" draw:layer="layout" svg:width="6.754cm" svg:height="2.621cm" svg:x="7.667cm" svg:y="7.818cm">
          <draw:text-box>
            <text:p><text:span text:style-name="T10">* Registra</text:span></text:p>
            <text:p><text:span text:style-name="T10">* Deregistra</text:span></text:p>
            <text:p><text:span text:style-name="T10">* Redirige Mensajes de un Target</text:span></text:p>
            <text:p><text:span text:style-name="T10">* Envia estado (online, offline)</text:span></text:p>
            <text:p><text:span text:style-name="T10">* Reponde a Server Messages</text:span></text:p>
          </draw:text-box>
        </draw:frame>
      </draw:page>
      <draw:page draw:name="page16" draw:style-name="dp1" draw:master-page-name="Default">
        <draw:custom-shape draw:style-name="gr149" draw:text-style-name="P3" draw:layer="layout" svg:width="10.16cm" svg:height="11.112cm" svg:x="3.54cm" svg:y="4.175cm">
          <text:p/>
          <draw:enhanced-geometry svg:viewBox="0 0 21600 21600" draw:type="rectangle" draw:enhanced-path="M 0 0 L 21600 0 21600 21600 0 21600 0 0 Z N"/>
        </draw:custom-shape>
        <draw:custom-shape draw:style-name="gr149" draw:text-style-name="P3" draw:layer="layout" svg:width="10.16cm" svg:height="11.112cm" svg:x="14.652cm" svg:y="4.175cm">
          <text:p/>
          <draw:enhanced-geometry svg:viewBox="0 0 21600 21600" draw:type="rectangle" draw:enhanced-path="M 0 0 L 21600 0 21600 21600 0 21600 0 0 Z N"/>
        </draw:custom-shape>
        <draw:frame draw:style-name="gr110" draw:text-style-name="P58" draw:layer="layout" svg:width="4.127cm" svg:height="0.962cm" svg:x="4.81cm" svg:y="2.27cm">
          <draw:text-box>
            <text:p>AI - Agents</text:p>
          </draw:text-box>
        </draw:frame>
        <draw:frame draw:style-name="gr110" draw:text-style-name="P58" draw:layer="layout" svg:width="6.033cm" svg:height="0.962cm" svg:x="15.922cm" svg:y="2.26cm">
          <draw:text-box>
            <text:p>AIA - Tools</text:p>
          </draw:text-box>
        </draw:frame>
        <draw:custom-shape draw:style-name="gr150" draw:text-style-name="P67" draw:layer="layout" svg:width="6.032cm" svg:height="1.27cm" svg:x="4.175cm" svg:y="6.445cm">
          <text:p text:style-name="P66">Visible: true/false</text:p>
          <draw:enhanced-geometry svg:viewBox="0 0 21600 21600" draw:type="rectangle" draw:enhanced-path="M 0 0 L 21600 0 21600 21600 0 21600 0 0 Z N"/>
        </draw:custom-shape>
        <draw:custom-shape draw:style-name="gr151" draw:text-style-name="P67" draw:layer="layout" svg:width="6.033cm" svg:height="1.27cm" svg:x="15.287cm" svg:y="6.445cm">
          <text:p text:style-name="P66">Visible: true/false</text:p>
          <draw:enhanced-geometry svg:viewBox="0 0 21600 21600" draw:type="rectangle" draw:enhanced-path="M 0 0 L 21600 0 21600 21600 0 21600 0 0 Z N"/>
        </draw:custom-shape>
        <draw:custom-shape draw:style-name="gr152" draw:text-style-name="P67" draw:layer="layout" svg:width="6.032cm" svg:height="1.27cm" svg:x="4.175cm" svg:y="4.845cm">
          <text:p text:style-name="P66">Type: AI</text:p>
          <draw:enhanced-geometry svg:viewBox="0 0 21600 21600" draw:type="rectangle" draw:enhanced-path="M 0 0 L 21600 0 21600 21600 0 21600 0 0 Z N"/>
        </draw:custom-shape>
        <draw:custom-shape draw:style-name="gr151" draw:text-style-name="P67" draw:layer="layout" svg:width="6.033cm" svg:height="1.27cm" svg:x="15.287cm" svg:y="4.845cm">
          <text:p text:style-name="P66">Type: AIA</text:p>
          <draw:enhanced-geometry svg:viewBox="0 0 21600 21600" draw:type="rectangle" draw:enhanced-path="M 0 0 L 21600 0 21600 21600 0 21600 0 0 Z N"/>
        </draw:custom-shape>
        <draw:custom-shape draw:style-name="gr150" draw:text-style-name="P67" draw:layer="layout" svg:width="6.032cm" svg:height="1.27cm" svg:x="4.175cm" svg:y="8.045cm">
          <text:p text:style-name="P66">Enabled: true/false</text:p>
          <draw:enhanced-geometry svg:viewBox="0 0 21600 21600" draw:type="rectangle" draw:enhanced-path="M 0 0 L 21600 0 21600 21600 0 21600 0 0 Z N"/>
        </draw:custom-shape>
        <draw:custom-shape draw:style-name="gr151" draw:text-style-name="P67" draw:layer="layout" svg:width="6.033cm" svg:height="1.27cm" svg:x="15.287cm" svg:y="8.045cm">
          <text:p text:style-name="P66">Enabled: true/false</text:p>
          <draw:enhanced-geometry svg:viewBox="0 0 21600 21600" draw:type="rectangle" draw:enhanced-path="M 0 0 L 21600 0 21600 21600 0 21600 0 0 Z N"/>
        </draw:custom-shape>
      </draw:page>
      <draw:page draw:name="page17" draw:style-name="dp1" draw:master-page-name="Default">
        <draw:custom-shape draw:style-name="gr153" draw:text-style-name="P37" draw:layer="layout" svg:width="4.128cm" svg:height="0.635cm" svg:x="2.587cm" svg:y="7.032cm">
          <text:p text:style-name="P3">DeviceId</text:p>
          <draw:enhanced-geometry svg:viewBox="0 0 21600 21600" draw:type="rectangle" draw:enhanced-path="M 0 0 L 21600 0 21600 21600 0 21600 0 0 Z N"/>
        </draw:custom-shape>
        <draw:frame draw:style-name="gr154" draw:text-style-name="P58" draw:layer="layout" svg:width="2.443cm" svg:height="0.962cm" svg:x="2.27cm" svg:y="4.492cm">
          <draw:text-box>
            <text:p>Device</text:p>
          </draw:text-box>
        </draw:frame>
        <draw:g draw:style-name="gr107">
          <draw:custom-shape draw:style-name="gr155" draw:text-style-name="P68" draw:layer="layout" svg:width="13.017cm" svg:height="13.335cm" svg:x="2.27cm" svg:y="5.762cm">
            <text:p/>
            <draw:enhanced-geometry svg:viewBox="0 0 21600 21600" draw:type="rectangle" draw:enhanced-path="M 0 0 L 21600 0 21600 21600 0 21600 0 0 Z N"/>
          </draw:custom-shape>
          <draw:custom-shape draw:style-name="gr156" draw:text-style-name="P3" draw:layer="layout" svg:width="13.017cm" svg:height="0.953cm" svg:x="2.27cm" svg:y="5.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3" draw:layer="layout" svg:width="13.017cm" svg:height="0.953cm" svg:x="2.27cm" svg:y="18.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107">
          <draw:custom-shape draw:style-name="gr157" draw:text-style-name="P69" draw:layer="layout" svg:width="1.587cm" svg:height="1.27cm" svg:x="20.8cm" svg:y="7.525cm">
            <text:p/>
            <draw:enhanced-geometry svg:viewBox="0 0 21600 21600" draw:type="rectangle" draw:enhanced-path="M 0 0 L 21600 0 21600 21600 0 21600 0 0 Z N"/>
          </draw:custom-shape>
          <draw:custom-shape draw:style-name="gr158" draw:text-style-name="P69" draw:layer="layout" svg:width="1.587cm" svg:height="0.317cm" svg:x="20.8cm" svg:y="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69" draw:layer="layout" svg:width="1.587cm" svg:height="0.317cm" svg:x="20.8cm" svg:y="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59" draw:text-style-name="P70" draw:layer="layout" svg:width="4.128cm" svg:height="0.635cm" svg:x="22.812cm" svg:y="7.897cm">
          <text:p text:style-name="P3">ServerId</text:p>
          <draw:enhanced-geometry svg:viewBox="0 0 21600 21600" draw:type="rectangle" draw:enhanced-path="M 0 0 L 21600 0 21600 21600 0 21600 0 0 Z N"/>
        </draw:custom-shape>
        <draw:g draw:style-name="gr107">
          <draw:custom-shape draw:style-name="gr160" draw:text-style-name="P71" draw:layer="layout" svg:width="1.587cm" svg:height="1.27cm" svg:x="8.302cm" svg:y="2.445cm">
            <text:p/>
            <draw:enhanced-geometry svg:viewBox="0 0 21600 21600" draw:type="rectangle" draw:enhanced-path="M 0 0 L 21600 0 21600 21600 0 21600 0 0 Z N"/>
          </draw:custom-shape>
          <draw:custom-shape draw:style-name="gr161" draw:text-style-name="P71" draw:layer="layout" svg:width="1.587cm" svg:height="0.317cm" svg:x="8.302cm" svg:y="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71" draw:layer="layout" svg:width="1.587cm" svg:height="0.317cm" svg:x="8.302cm" svg:y="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62" draw:text-style-name="P72" draw:layer="layout" svg:width="4.128cm" svg:height="0.635cm" svg:x="10.314cm" svg:y="1.317cm">
          <text:p text:style-name="P3">DeviceId</text:p>
          <draw:enhanced-geometry svg:viewBox="0 0 21600 21600" draw:type="rectangle" draw:enhanced-path="M 0 0 L 21600 0 21600 21600 0 21600 0 0 Z N"/>
        </draw:custom-shape>
        <draw:custom-shape draw:style-name="gr162" draw:text-style-name="P72" draw:layer="layout" svg:width="4.128cm" svg:height="0.635cm" svg:x="10.307cm" svg:y="2.07cm">
          <text:p text:style-name="P3">UserId</text:p>
          <draw:enhanced-geometry svg:viewBox="0 0 21600 21600" draw:type="rectangle" draw:enhanced-path="M 0 0 L 21600 0 21600 21600 0 21600 0 0 Z N"/>
        </draw:custom-shape>
        <draw:custom-shape draw:style-name="gr162" draw:text-style-name="P72" draw:layer="layout" svg:width="4.128cm" svg:height="0.635cm" svg:x="2.587cm" svg:y="9.255cm">
          <text:p text:style-name="P3">UserId</text:p>
          <draw:enhanced-geometry svg:viewBox="0 0 21600 21600" draw:type="rectangle" draw:enhanced-path="M 0 0 L 21600 0 21600 21600 0 21600 0 0 Z N"/>
        </draw:custom-shape>
        <draw:custom-shape draw:style-name="gr162" draw:text-style-name="P72" draw:layer="layout" svg:width="4.128cm" svg:height="0.635cm" svg:x="22.812cm" svg:y="7.15cm">
          <text:p text:style-name="P3">UserId</text:p>
          <draw:enhanced-geometry svg:viewBox="0 0 21600 21600" draw:type="rectangle" draw:enhanced-path="M 0 0 L 21600 0 21600 21600 0 21600 0 0 Z N"/>
        </draw:custom-shape>
        <draw:custom-shape draw:style-name="gr153" draw:text-style-name="P37" draw:layer="layout" svg:width="4.128cm" svg:height="0.635cm" svg:x="22.772cm" svg:y="6.407cm">
          <text:p text:style-name="P3">DeviceId</text:p>
          <draw:enhanced-geometry svg:viewBox="0 0 21600 21600" draw:type="rectangle" draw:enhanced-path="M 0 0 L 21600 0 21600 21600 0 21600 0 0 Z N"/>
        </draw:custom-shape>
        <draw:custom-shape draw:style-name="gr159" draw:text-style-name="P70" draw:layer="layout" svg:width="4.128cm" svg:height="0.635cm" svg:x="2.587cm" svg:y="11.16cm">
          <text:p text:style-name="P3">ServerId</text:p>
          <draw:enhanced-geometry svg:viewBox="0 0 21600 21600" draw:type="rectangle" draw:enhanced-path="M 0 0 L 21600 0 21600 21600 0 21600 0 0 Z N"/>
        </draw:custom-shape>
        <draw:custom-shape draw:style-name="gr162" draw:text-style-name="P72" draw:layer="layout" svg:width="4.128cm" svg:height="0.635cm" svg:x="7.987cm" svg:y="9.255cm">
          <text:p text:style-name="P3">UserId 2</text:p>
          <draw:enhanced-geometry svg:viewBox="0 0 21600 21600" draw:type="rectangle" draw:enhanced-path="M 0 0 L 21600 0 21600 21600 0 21600 0 0 Z N"/>
        </draw:custom-shape>
        <draw:custom-shape draw:style-name="gr159" draw:text-style-name="P70" draw:layer="layout" svg:width="4.128cm" svg:height="0.635cm" svg:x="8.087cm" svg:y="11.16cm">
          <text:p text:style-name="P3">ServerId 2</text:p>
          <draw:enhanced-geometry svg:viewBox="0 0 21600 21600" draw:type="rectangle" draw:enhanced-path="M 0 0 L 21600 0 21600 21600 0 21600 0 0 Z N"/>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_31_0_20_Percent" draw:display-name="10 Percent" xlink:href="Pictures/1000000000000008000000082AA353A8.pn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20 20" svg:d="M0 20l10-20 10 20z"/>
    <draw:marker draw:name="Arrowheads_20_3" draw:display-name="Arrowheads 3" svg:viewBox="0 0 20 40" svg:d="M0 40l10-40 10 4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 draw:style="rect" draw:dots1="1" draw:dots1-length="300%" draw:distance="100%"/>
    <draw:stroke-dash draw:name="Dash_20__28_Rounded_29_" draw:display-name="Dash (Rounded)" draw:style="round" draw:dots1="1" draw:dots1-length="201%" draw:distance="199%"/>
    <draw:stroke-dash draw:name="Dot" draw:style="rect" draw:dots1="1" draw:dots1-length="100%" draw:distance="100%"/>
    <draw:stroke-dash draw:name="Long_20_Dash" draw:display-name="Long Dash" draw:style="rect" draw:dots1="1" draw:dots1-length="4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12-02T23:33:20.145000000</meta:creation-date>
    <dc:date>2025-08-10T18:58:51.836987000</dc:date>
    <meta:editing-duration>P2DT12H46M59S</meta:editing-duration>
    <meta:editing-cycles>63</meta:editing-cycles>
    <meta:generator>LibreOffice/25.2.5.2$MacOSX_AARCH64 LibreOffice_project/03d19516eb2e1dd5d4ccd751a0d6f35f35e08022</meta:generator>
    <meta:document-statistic meta:object-count="471"/>
  </office:meta>
</office:document-meta>
</file>